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12121" style:font-name="Courier New" style:font-name-asian="Courier New" style:font-name-complex="Courier New" style:font-family-generic="modern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3.36020833333333cm" style:use-optimal-column-width="true"/>
    </style:style>
    <style:style style:name="co3" style:family="table-column">
      <style:table-column-properties fo:break-before="auto" style:column-width="1.40229166666667cm" style:use-optimal-column-width="true"/>
    </style:style>
    <style:style style:name="co4" style:family="table-column">
      <style:table-column-properties fo:break-before="auto" style:column-width="9.921875cm" style:use-optimal-column-width="true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9.05cm" style:use-optimal-column-width="true"/>
    </style:style>
    <style:style style:name="co7" style:family="table-column">
      <style:table-column-properties fo:break-before="auto" style:column-width="20.6904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4625cm" style:use-optimal-column-width="true"/>
    </style:style>
    <style:style style:name="co10" style:family="table-column">
      <style:table-column-properties fo:break-before="auto" style:column-width="2.56645833333333cm" style:use-optimal-column-width="true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2225cm" style:use-optimal-column-width="true"/>
    </style:style>
    <style:style style:name="co13" style:family="table-column">
      <style:table-column-properties fo:break-before="auto" style:column-width="2.88395833333333cm" style:use-optimal-column-width="true"/>
    </style:style>
    <style:style style:name="co14" style:family="table-column">
      <style:table-column-properties fo:break-before="auto" style:column-width="6.746875cm" style:use-optimal-column-width="true"/>
    </style:style>
    <style:style style:name="co15" style:family="table-column">
      <style:table-column-properties fo:break-before="auto" style:column-width="6.93208333333333cm" style:use-optimal-column-width="true"/>
    </style:style>
    <style:style style:name="co16" style:family="table-column">
      <style:table-column-properties fo:break-before="auto" style:column-width="2.778125cm" style:use-optimal-column-width="true"/>
    </style:style>
    <style:style style:name="co17" style:family="table-column">
      <style:table-column-properties fo:break-before="auto" style:column-width="2.59291666666667cm" style:use-optimal-column-width="true"/>
    </style:style>
    <style:style style:name="co18" style:family="table-column">
      <style:table-column-properties fo:break-before="auto" style:column-width="1.984375cm" style:use-optimal-column-width="true"/>
    </style:style>
    <style:style style:name="co19" style:family="table-column">
      <style:table-column-properties fo:break-before="auto" style:column-width="6.905625cm" style:use-optimal-column-width="true"/>
    </style:style>
    <style:style style:name="co20" style:family="table-column">
      <style:table-column-properties fo:break-before="auto" style:column-width="7.3025cm" style:use-optimal-column-width="true"/>
    </style:style>
    <style:style style:name="co21" style:family="table-column">
      <style:table-column-properties fo:break-before="auto" style:column-width="4.78895833333333cm" style:use-optimal-column-width="true"/>
    </style:style>
    <style:style style:name="co22" style:family="table-column">
      <style:table-column-properties fo:break-before="auto" style:column-width="5.318125cm"/>
    </style:style>
    <style:style style:name="co23" style:family="table-column">
      <style:table-column-properties fo:break-before="auto" style:column-width="2.01083333333333cm" style:use-optimal-column-width="true"/>
    </style:style>
    <style:style style:name="co24" style:family="table-column">
      <style:table-column-properties fo:break-before="auto" style:column-width="1.45520833333333cm" style:use-optimal-column-width="true"/>
    </style:style>
    <style:style style:name="co25" style:family="table-column">
      <style:table-column-properties fo:break-before="auto" style:column-width="3.14854166666667cm" style:use-optimal-column-width="true"/>
    </style:style>
    <style:style style:name="co26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Customer_id</text:p>
          </table:table-cell>
          <table:table-cell office:value-type="string" table:style-name="ce1">
            <text:p>namesurnam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adress</text:p>
          </table:table-cell>
          <table:table-cell office:value-type="string" table:style-name="ce1">
            <text:p>phonenumb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RK1</text:p>
          </table:table-cell>
          <table:table-cell office:value-type="string" table:style-name="ce1">
            <text:p>Emma Johns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123 Maple Street/ Springfield/ Anytown/ USA</text:p>
          </table:table-cell>
          <table:table-cell office:value-type="string" table:style-name="ce1">
            <text:p>+1 (234) 567-8901</text:p>
          </table:table-cell>
          <table:table-cell office:value-type="string" office:string-value="'YRK1' , 'Emma Johnson' ,'F' , ' 123 Maple Street/ Springfield/ Anytown/ USA ' , ' +1 (234) 567-8901 ' " table:formula="of:=CONCATENATE(&quot;'&quot;;[.A2];&quot;' &quot;; &quot;, &quot;;&quot;'&quot;;[.B2];&quot;'&quot;;&quot; ,&quot;;&quot;'&quot;;[.C2];&quot;' &quot;; &quot;,&quot;; &quot; ' &quot;;[.D2];&quot; ' &quot;; &quot;,&quot;; &quot; ' &quot;;[.E2];&quot; ' &quot;)" table:style-name="ce1">
            <text:p>'YRK1' , 'Emma Johnson' ,'F' , ' 123 Maple Street/ Springfield/ Anytown/ USA ' , ' +1 (234) 567-8901 '<text:s/></text:p>
          </table:table-cell>
          <table:table-cell office:value-type="string" office:string-value="VALUES( 'YRK1' , 'Emma Johnson' ,'F' , ' 123 Maple Street/ Springfield/ Anytown/ USA ' , ' +1 (234) 567-8901 ' )" table:formula="of:=CONCATENATE(&quot;VALUES&quot;;&quot;(&quot;;&quot; &quot;;[.F2];&quot;)&quot;)" table:style-name="ce1">
            <text:p>VALUES( 'YRK1' , 'Emma Johnson' ,'F' , ' 123 Maple Street/ Springfield/ Anytown/ USA ' , ' +1 (234) 567-8901 ' )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string" table:style-name="ce1">
            <text:p>YRK2</text:p>
          </table:table-cell>
          <table:table-cell office:value-type="string" table:style-name="ce1">
            <text:p>Noah Smit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456 Oak Avenue/ Willowville/ Pleasantville/ USA</text:p>
          </table:table-cell>
          <table:table-cell office:value-type="string" table:style-name="ce1">
            <text:p>+1 (345) 678-9012</text:p>
          </table:table-cell>
          <table:table-cell office:value-type="string" office:string-value="'YRK2' , 'Noah Smith' ,'M' , ' 456 Oak Avenue/ Willowville/ Pleasantville/ USA ' , ' +1 (345) 678-9012 ' " table:formula="of:=CONCATENATE(&quot;'&quot;;[.A3];&quot;' &quot;; &quot;, &quot;;&quot;'&quot;;[.B3];&quot;'&quot;;&quot; ,&quot;;&quot;'&quot;;[.C3];&quot;' &quot;; &quot;,&quot;; &quot; ' &quot;;[.D3];&quot; ' &quot;; &quot;,&quot;; &quot; ' &quot;;[.E3];&quot; ' &quot;)" table:style-name="ce1">
            <text:p>'YRK2' , 'Noah Smith' ,'M' , ' 456 Oak Avenue/ Willowville/ Pleasantville/ USA ' , ' +1 (345) 678-9012 '<text:s/></text:p>
          </table:table-cell>
          <table:table-cell office:value-type="string" office:string-value="( 'YRK2' , 'Noah Smith' ,'M' , ' 456 Oak Avenue/ Willowville/ Pleasantville/ USA ' , ' +1 (345) 678-9012 ' )," table:formula="of:=CONCATENATE(&quot;(&quot;;&quot; &quot;;[.F3];&quot;)&quot;;&quot;,&quot;)" table:style-name="ce1">
            <text:p>( 'YRK2' , 'Noah Smith' ,'M' , ' 456 Oak Avenue/ Willowville/ Pleasantville/ USA ' , ' +1 (345) 678-9012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3</text:p>
          </table:table-cell>
          <table:table-cell office:value-type="string" table:style-name="ce1">
            <text:p>Olivia Davi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789 Elm Court/ Meadowbrook/ Serenity Hills/ USA</text:p>
          </table:table-cell>
          <table:table-cell office:value-type="string" table:style-name="ce1">
            <text:p>+1 (456) 789-0123</text:p>
          </table:table-cell>
          <table:table-cell office:value-type="string" office:string-value="'YRK3' , 'Olivia Davis' ,'F' , ' 789 Elm Court/ Meadowbrook/ Serenity Hills/ USA ' , ' +1 (456) 789-0123 ' " table:formula="of:=CONCATENATE(&quot;'&quot;;[.A4];&quot;' &quot;; &quot;, &quot;;&quot;'&quot;;[.B4];&quot;'&quot;;&quot; ,&quot;;&quot;'&quot;;[.C4];&quot;' &quot;; &quot;,&quot;; &quot; ' &quot;;[.D4];&quot; ' &quot;; &quot;,&quot;; &quot; ' &quot;;[.E4];&quot; ' &quot;)" table:style-name="ce1">
            <text:p>'YRK3' , 'Olivia Davis' ,'F' , ' 789 Elm Court/ Meadowbrook/ Serenity Hills/ USA ' , ' +1 (456) 789-0123 '<text:s/></text:p>
          </table:table-cell>
          <table:table-cell office:value-type="string" office:string-value="( 'YRK3' , 'Olivia Davis' ,'F' , ' 789 Elm Court/ Meadowbrook/ Serenity Hills/ USA ' , ' +1 (456) 789-0123 ' )," table:formula="of:=CONCATENATE(&quot;(&quot;;&quot; &quot;;[.F4];&quot;)&quot;;&quot;,&quot;)" table:style-name="ce1">
            <text:p>( 'YRK3' , 'Olivia Davis' ,'F' , ' 789 Elm Court/ Meadowbrook/ Serenity Hills/ USA ' , ' +1 (456) 789-0123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4</text:p>
          </table:table-cell>
          <table:table-cell office:value-type="string" table:style-name="ce1">
            <text:p>Liam Brow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321 Pine Lane/ Riverdale/ Sunnyvale/ USA</text:p>
          </table:table-cell>
          <table:table-cell office:value-type="string" table:style-name="ce1">
            <text:p>+1 (567) 890-1234</text:p>
          </table:table-cell>
          <table:table-cell office:value-type="string" office:string-value="'YRK4' , 'Liam Brown' ,'F' , ' 321 Pine Lane/ Riverdale/ Sunnyvale/ USA ' , ' +1 (567) 890-1234 ' " table:formula="of:=CONCATENATE(&quot;'&quot;;[.A5];&quot;' &quot;; &quot;, &quot;;&quot;'&quot;;[.B5];&quot;'&quot;;&quot; ,&quot;;&quot;'&quot;;[.C5];&quot;' &quot;; &quot;,&quot;; &quot; ' &quot;;[.D5];&quot; ' &quot;; &quot;,&quot;; &quot; ' &quot;;[.E5];&quot; ' &quot;)" table:style-name="ce1">
            <text:p>'YRK4' , 'Liam Brown' ,'F' , ' 321 Pine Lane/ Riverdale/ Sunnyvale/ USA ' , ' +1 (567) 890-1234 '<text:s/></text:p>
          </table:table-cell>
          <table:table-cell office:value-type="string" office:string-value="( 'YRK4' , 'Liam Brown' ,'F' , ' 321 Pine Lane/ Riverdale/ Sunnyvale/ USA ' , ' +1 (567) 890-1234 ' )," table:formula="of:=CONCATENATE(&quot;(&quot;;&quot; &quot;;[.F5];&quot;)&quot;;&quot;,&quot;)" table:style-name="ce1">
            <text:p>( 'YRK4' , 'Liam Brown' ,'F' , ' 321 Pine Lane/ Riverdale/ Sunnyvale/ USA ' , ' +1 (567) 890-1234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5</text:p>
          </table:table-cell>
          <table:table-cell office:value-type="string" table:style-name="ce1">
            <text:p>Ava Wils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654 Birch Road/ Lakeside/ Tranquil City/ USA</text:p>
          </table:table-cell>
          <table:table-cell office:value-type="string" table:style-name="ce1">
            <text:p>+1 (678) 901-2345</text:p>
          </table:table-cell>
          <table:table-cell office:value-type="string" office:string-value="'YRK5' , 'Ava Wilson' ,'F' , ' 654 Birch Road/ Lakeside/ Tranquil City/ USA ' , ' +1 (678) 901-2345 ' " table:formula="of:=CONCATENATE(&quot;'&quot;;[.A6];&quot;' &quot;; &quot;, &quot;;&quot;'&quot;;[.B6];&quot;'&quot;;&quot; ,&quot;;&quot;'&quot;;[.C6];&quot;' &quot;; &quot;,&quot;; &quot; ' &quot;;[.D6];&quot; ' &quot;; &quot;,&quot;; &quot; ' &quot;;[.E6];&quot; ' &quot;)" table:style-name="ce1">
            <text:p>'YRK5' , 'Ava Wilson' ,'F' , ' 654 Birch Road/ Lakeside/ Tranquil City/ USA ' , ' +1 (678) 901-2345 '<text:s/></text:p>
          </table:table-cell>
          <table:table-cell office:value-type="string" office:string-value="( 'YRK5' , 'Ava Wilson' ,'F' , ' 654 Birch Road/ Lakeside/ Tranquil City/ USA ' , ' +1 (678) 901-2345 ' )," table:formula="of:=CONCATENATE(&quot;(&quot;;&quot; &quot;;[.F6];&quot;)&quot;;&quot;,&quot;)" table:style-name="ce1">
            <text:p>( 'YRK5' , 'Ava Wilson' ,'F' , ' 654 Birch Road/ Lakeside/ Tranquil City/ USA ' , ' +1 (678) 901-2345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6</text:p>
          </table:table-cell>
          <table:table-cell office:value-type="string" table:style-name="ce1">
            <text:p>Isabella Thomps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987 Cedar Street/ Hillcrest/ Harmonyville/ USA</text:p>
          </table:table-cell>
          <table:table-cell office:value-type="string" table:style-name="ce1">
            <text:p>+1 (789) 012-3456</text:p>
          </table:table-cell>
          <table:table-cell office:value-type="string" office:string-value="'YRK6' , 'Isabella Thompson' ,'F' , ' 987 Cedar Street/ Hillcrest/ Harmonyville/ USA ' , ' +1 (789) 012-3456 ' " table:formula="of:=CONCATENATE(&quot;'&quot;;[.A7];&quot;' &quot;; &quot;, &quot;;&quot;'&quot;;[.B7];&quot;'&quot;;&quot; ,&quot;;&quot;'&quot;;[.C7];&quot;' &quot;; &quot;,&quot;; &quot; ' &quot;;[.D7];&quot; ' &quot;; &quot;,&quot;; &quot; ' &quot;;[.E7];&quot; ' &quot;)" table:style-name="ce1">
            <text:p>'YRK6' , 'Isabella Thompson' ,'F' , ' 987 Cedar Street/ Hillcrest/ Harmonyville/ USA ' , ' +1 (789) 012-3456 '<text:s/></text:p>
          </table:table-cell>
          <table:table-cell office:value-type="string" office:string-value="( 'YRK6' , 'Isabella Thompson' ,'F' , ' 987 Cedar Street/ Hillcrest/ Harmonyville/ USA ' , ' +1 (789) 012-3456 ' )," table:formula="of:=CONCATENATE(&quot;(&quot;;&quot; &quot;;[.F7];&quot;)&quot;;&quot;,&quot;)" table:style-name="ce1">
            <text:p>( 'YRK6' , 'Isabella Thompson' ,'F' , ' 987 Cedar Street/ Hillcrest/ Harmonyville/ USA ' , ' +1 (789) 012-3456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7</text:p>
          </table:table-cell>
          <table:table-cell office:value-type="string" table:style-name="ce1">
            <text:p>Sophia Martinez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34 Walnut Avenue/ Woodland Heights/ Serendipity/ USA</text:p>
          </table:table-cell>
          <table:table-cell office:value-type="string" table:style-name="ce1">
            <text:p>+1 (890) 123-4567</text:p>
          </table:table-cell>
          <table:table-cell office:value-type="string" office:string-value="'YRK7' , 'Sophia Martinez' ,'F' , ' 234 Walnut Avenue/ Woodland Heights/ Serendipity/ USA ' , ' +1 (890) 123-4567 ' " table:formula="of:=CONCATENATE(&quot;'&quot;;[.A8];&quot;' &quot;; &quot;, &quot;;&quot;'&quot;;[.B8];&quot;'&quot;;&quot; ,&quot;;&quot;'&quot;;[.C8];&quot;' &quot;; &quot;,&quot;; &quot; ' &quot;;[.D8];&quot; ' &quot;; &quot;,&quot;; &quot; ' &quot;;[.E8];&quot; ' &quot;)" table:style-name="ce1">
            <text:p>'YRK7' , 'Sophia Martinez' ,'F' , ' 234 Walnut Avenue/ Woodland Heights/ Serendipity/ USA ' , ' +1 (890) 123-4567 '<text:s/></text:p>
          </table:table-cell>
          <table:table-cell office:value-type="string" office:string-value="( 'YRK7' , 'Sophia Martinez' ,'F' , ' 234 Walnut Avenue/ Woodland Heights/ Serendipity/ USA ' , ' +1 (890) 123-4567 ' )," table:formula="of:=CONCATENATE(&quot;(&quot;;&quot; &quot;;[.F8];&quot;)&quot;;&quot;,&quot;)" table:style-name="ce1">
            <text:p>( 'YRK7' , 'Sophia Martinez' ,'F' , ' 234 Walnut Avenue/ Woodland Heights/ Serendipity/ USA ' , ' +1 (890) 123-4567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8</text:p>
          </table:table-cell>
          <table:table-cell office:value-type="string" table:style-name="ce1">
            <text:p>Mia Anders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567 Sycamore Court/ Oakville/ Blissville/ USA</text:p>
          </table:table-cell>
          <table:table-cell office:value-type="string" table:style-name="ce1">
            <text:p>+1 (901) 234-5678</text:p>
          </table:table-cell>
          <table:table-cell office:value-type="string" office:string-value="'YRK8' , 'Mia Anderson' ,'M' , ' 567 Sycamore Court/ Oakville/ Blissville/ USA ' , ' +1 (901) 234-5678 ' " table:formula="of:=CONCATENATE(&quot;'&quot;;[.A9];&quot;' &quot;; &quot;, &quot;;&quot;'&quot;;[.B9];&quot;'&quot;;&quot; ,&quot;;&quot;'&quot;;[.C9];&quot;' &quot;; &quot;,&quot;; &quot; ' &quot;;[.D9];&quot; ' &quot;; &quot;,&quot;; &quot; ' &quot;;[.E9];&quot; ' &quot;)" table:style-name="ce1">
            <text:p>'YRK8' , 'Mia Anderson' ,'M' , ' 567 Sycamore Court/ Oakville/ Blissville/ USA ' , ' +1 (901) 234-5678 '<text:s/></text:p>
          </table:table-cell>
          <table:table-cell office:value-type="string" office:string-value="( 'YRK8' , 'Mia Anderson' ,'M' , ' 567 Sycamore Court/ Oakville/ Blissville/ USA ' , ' +1 (901) 234-5678 ' )," table:formula="of:=CONCATENATE(&quot;(&quot;;&quot; &quot;;[.F9];&quot;)&quot;;&quot;,&quot;)" table:style-name="ce1">
            <text:p>( 'YRK8' , 'Mia Anderson' ,'M' , ' 567 Sycamore Court/ Oakville/ Blissville/ USA ' , ' +1 (901) 234-5678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9</text:p>
          </table:table-cell>
          <table:table-cell office:value-type="string" table:style-name="ce1">
            <text:p>Jackson Tayl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890 Ash Lane/ Willowbrook/ Dreamland/ USA</text:p>
          </table:table-cell>
          <table:table-cell office:value-type="string" table:style-name="ce1">
            <text:p>+1 (012) 345-6789</text:p>
          </table:table-cell>
          <table:table-cell office:value-type="string" office:string-value="'YRK9' , 'Jackson Taylor' ,'M' , ' 890 Ash Lane/ Willowbrook/ Dreamland/ USA ' , ' +1 (012) 345-6789 ' " table:formula="of:=CONCATENATE(&quot;'&quot;;[.A10];&quot;' &quot;; &quot;, &quot;;&quot;'&quot;;[.B10];&quot;'&quot;;&quot; ,&quot;;&quot;'&quot;;[.C10];&quot;' &quot;; &quot;,&quot;; &quot; ' &quot;;[.D10];&quot; ' &quot;; &quot;,&quot;; &quot; ' &quot;;[.E10];&quot; ' &quot;)" table:style-name="ce1">
            <text:p>'YRK9' , 'Jackson Taylor' ,'M' , ' 890 Ash Lane/ Willowbrook/ Dreamland/ USA ' , ' +1 (012) 345-6789 '<text:s/></text:p>
          </table:table-cell>
          <table:table-cell office:value-type="string" office:string-value="( 'YRK9' , 'Jackson Taylor' ,'M' , ' 890 Ash Lane/ Willowbrook/ Dreamland/ USA ' , ' +1 (012) 345-6789 ' )," table:formula="of:=CONCATENATE(&quot;(&quot;;&quot; &quot;;[.F10];&quot;)&quot;;&quot;,&quot;)" table:style-name="ce1">
            <text:p>( 'YRK9' , 'Jackson Taylor' ,'M' , ' 890 Ash Lane/ Willowbrook/ Dreamland/ USA ' , ' +1 (012) 345-6789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10</text:p>
          </table:table-cell>
          <table:table-cell office:value-type="string" table:style-name="ce1">
            <text:p>Aiden Thoma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432 Poplar Drive/ Brookside/ Radiant Springs/ USA</text:p>
          </table:table-cell>
          <table:table-cell office:value-type="string" table:style-name="ce1">
            <text:p>+1 (123) 456-7890</text:p>
          </table:table-cell>
          <table:table-cell office:value-type="string" office:string-value="'YRK10' , 'Aiden Thomas' ,'M' , ' 432 Poplar Drive/ Brookside/ Radiant Springs/ USA ' , ' +1 (123) 456-7890 ' " table:formula="of:=CONCATENATE(&quot;'&quot;;[.A11];&quot;' &quot;; &quot;, &quot;;&quot;'&quot;;[.B11];&quot;'&quot;;&quot; ,&quot;;&quot;'&quot;;[.C11];&quot;' &quot;; &quot;,&quot;; &quot; ' &quot;;[.D11];&quot; ' &quot;; &quot;,&quot;; &quot; ' &quot;;[.E11];&quot; ' &quot;)" table:style-name="ce1">
            <text:p>'YRK10' , 'Aiden Thomas' ,'M' , ' 432 Poplar Drive/ Brookside/ Radiant Springs/ USA ' , ' +1 (123) 456-7890 '<text:s/></text:p>
          </table:table-cell>
          <table:table-cell office:value-type="string" office:string-value="( 'YRK10' , 'Aiden Thomas' ,'M' , ' 432 Poplar Drive/ Brookside/ Radiant Springs/ USA ' , ' +1 (123) 456-7890 ' )," table:formula="of:=CONCATENATE(&quot;(&quot;;&quot; &quot;;[.F11];&quot;)&quot;;&quot;,&quot;)" table:style-name="ce1">
            <text:p>( 'YRK10' , 'Aiden Thomas' ,'M' , ' 432 Poplar Drive/ Brookside/ Radiant Springs/ USA ' , ' +1 (123) 456-7890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11</text:p>
          </table:table-cell>
          <table:table-cell office:value-type="string" table:style-name="ce1">
            <text:p>Lucas Robins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765 Spruce Street/ Pineville/ Havenview/ USA</text:p>
          </table:table-cell>
          <table:table-cell office:value-type="string" table:style-name="ce1">
            <text:p>+1 (210) 987-6543</text:p>
          </table:table-cell>
          <table:table-cell office:value-type="string" office:string-value="'YRK11' , 'Lucas Robinson' ,'F' , ' 765 Spruce Street/ Pineville/ Havenview/ USA ' , ' +1 (210) 987-6543 ' " table:formula="of:=CONCATENATE(&quot;'&quot;;[.A12];&quot;' &quot;; &quot;, &quot;;&quot;'&quot;;[.B12];&quot;'&quot;;&quot; ,&quot;;&quot;'&quot;;[.C12];&quot;' &quot;; &quot;,&quot;; &quot; ' &quot;;[.D12];&quot; ' &quot;; &quot;,&quot;; &quot; ' &quot;;[.E12];&quot; ' &quot;)" table:style-name="ce1">
            <text:p>'YRK11' , 'Lucas Robinson' ,'F' , ' 765 Spruce Street/ Pineville/ Havenview/ USA ' , ' +1 (210) 987-6543 '<text:s/></text:p>
          </table:table-cell>
          <table:table-cell office:value-type="string" office:string-value="( 'YRK11' , 'Lucas Robinson' ,'F' , ' 765 Spruce Street/ Pineville/ Havenview/ USA ' , ' +1 (210) 987-6543 ' )," table:formula="of:=CONCATENATE(&quot;(&quot;;&quot; &quot;;[.F12];&quot;)&quot;;&quot;,&quot;)" table:style-name="ce1">
            <text:p>( 'YRK11' , 'Lucas Robinson' ,'F' , ' 765 Spruce Street/ Pineville/ Havenview/ USA ' , ' +1 (210) 987-6543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12</text:p>
          </table:table-cell>
          <table:table-cell office:value-type="string" table:style-name="ce1">
            <text:p>Caden Clar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098 Fir Avenue/ Cedarville/ Enchanting Meadows/ USA</text:p>
          </table:table-cell>
          <table:table-cell office:value-type="string" table:style-name="ce1">
            <text:p>+1 (321) 876-5432</text:p>
          </table:table-cell>
          <table:table-cell office:value-type="string" office:string-value="'YRK12' , 'Caden Clark' ,'M' , ' 098 Fir Avenue/ Cedarville/ Enchanting Meadows/ USA ' , ' +1 (321) 876-5432 ' " table:formula="of:=CONCATENATE(&quot;'&quot;;[.A13];&quot;' &quot;; &quot;, &quot;;&quot;'&quot;;[.B13];&quot;'&quot;;&quot; ,&quot;;&quot;'&quot;;[.C13];&quot;' &quot;; &quot;,&quot;; &quot; ' &quot;;[.D13];&quot; ' &quot;; &quot;,&quot;; &quot; ' &quot;;[.E13];&quot; ' &quot;)" table:style-name="ce1">
            <text:p>'YRK12' , 'Caden Clark' ,'M' , ' 098 Fir Avenue/ Cedarville/ Enchanting Meadows/ USA ' , ' +1 (321) 876-5432 '<text:s/></text:p>
          </table:table-cell>
          <table:table-cell office:value-type="string" office:string-value="( 'YRK12' , 'Caden Clark' ,'M' , ' 098 Fir Avenue/ Cedarville/ Enchanting Meadows/ USA ' , ' +1 (321) 876-5432 ' )," table:formula="of:=CONCATENATE(&quot;(&quot;;&quot; &quot;;[.F13];&quot;)&quot;;&quot;,&quot;)" table:style-name="ce1">
            <text:p>( 'YRK12' , 'Caden Clark' ,'M' , ' 098 Fir Avenue/ Cedarville/ Enchanting Meadows/ USA ' , ' +1 (321) 876-5432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13</text:p>
          </table:table-cell>
          <table:table-cell office:value-type="string" table:style-name="ce1">
            <text:p>Amelia Lewi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345 Maple Lane/ Birchwood/ Tranquility/ USA</text:p>
          </table:table-cell>
          <table:table-cell office:value-type="string" table:style-name="ce1">
            <text:p>+1 (432) 765-4321</text:p>
          </table:table-cell>
          <table:table-cell office:value-type="string" office:string-value="'YRK13' , 'Amelia Lewis' ,'F' , ' 345 Maple Lane/ Birchwood/ Tranquility/ USA ' , ' +1 (432) 765-4321 ' " table:formula="of:=CONCATENATE(&quot;'&quot;;[.A14];&quot;' &quot;; &quot;, &quot;;&quot;'&quot;;[.B14];&quot;'&quot;;&quot; ,&quot;;&quot;'&quot;;[.C14];&quot;' &quot;; &quot;,&quot;; &quot; ' &quot;;[.D14];&quot; ' &quot;; &quot;,&quot;; &quot; ' &quot;;[.E14];&quot; ' &quot;)" table:style-name="ce1">
            <text:p>'YRK13' , 'Amelia Lewis' ,'F' , ' 345 Maple Lane/ Birchwood/ Tranquility/ USA ' , ' +1 (432) 765-4321 '<text:s/></text:p>
          </table:table-cell>
          <table:table-cell office:value-type="string" office:string-value="( 'YRK13' , 'Amelia Lewis' ,'F' , ' 345 Maple Lane/ Birchwood/ Tranquility/ USA ' , ' +1 (432) 765-4321 ' )," table:formula="of:=CONCATENATE(&quot;(&quot;;&quot; &quot;;[.F14];&quot;)&quot;;&quot;,&quot;)" table:style-name="ce1">
            <text:p>( 'YRK13' , 'Amelia Lewis' ,'F' , ' 345 Maple Lane/ Birchwood/ Tranquility/ USA ' , ' +1 (432) 765-4321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14</text:p>
          </table:table-cell>
          <table:table-cell office:value-type="string" table:style-name="ce1">
            <text:p>Harper Walk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678 Oak Court/ Willow Grove/ Serene Heights/ USA</text:p>
          </table:table-cell>
          <table:table-cell office:value-type="string" table:style-name="ce1">
            <text:p>+1 (543) 654-3210</text:p>
          </table:table-cell>
          <table:table-cell office:value-type="string" office:string-value="'YRK14' , 'Harper Walker' ,'M' , ' 678 Oak Court/ Willow Grove/ Serene Heights/ USA ' , ' +1 (543) 654-3210 ' " table:formula="of:=CONCATENATE(&quot;'&quot;;[.A15];&quot;' &quot;; &quot;, &quot;;&quot;'&quot;;[.B15];&quot;'&quot;;&quot; ,&quot;;&quot;'&quot;;[.C15];&quot;' &quot;; &quot;,&quot;; &quot; ' &quot;;[.D15];&quot; ' &quot;; &quot;,&quot;; &quot; ' &quot;;[.E15];&quot; ' &quot;)" table:style-name="ce1">
            <text:p>'YRK14' , 'Harper Walker' ,'M' , ' 678 Oak Court/ Willow Grove/ Serene Heights/ USA ' , ' +1 (543) 654-3210 '<text:s/></text:p>
          </table:table-cell>
          <table:table-cell office:value-type="string" office:string-value="( 'YRK14' , 'Harper Walker' ,'M' , ' 678 Oak Court/ Willow Grove/ Serene Heights/ USA ' , ' +1 (543) 654-3210 ' )," table:formula="of:=CONCATENATE(&quot;(&quot;;&quot; &quot;;[.F15];&quot;)&quot;;&quot;,&quot;)" table:style-name="ce1">
            <text:p>( 'YRK14' , 'Harper Walker' ,'M' , ' 678 Oak Court/ Willow Grove/ Serene Heights/ USA ' , ' +1 (543) 654-3210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15</text:p>
          </table:table-cell>
          <table:table-cell office:value-type="string" table:style-name="ce1">
            <text:p>Benjamin Hal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901 Elm Road/ Meadowview/ Blissful Meadows/ USA</text:p>
          </table:table-cell>
          <table:table-cell office:value-type="string" table:style-name="ce1">
            <text:p>+1 (654) 543-2109</text:p>
          </table:table-cell>
          <table:table-cell office:value-type="string" office:string-value="'YRK15' , 'Benjamin Hall' ,'M' , ' 901 Elm Road/ Meadowview/ Blissful Meadows/ USA ' , ' +1 (654) 543-2109 ' " table:formula="of:=CONCATENATE(&quot;'&quot;;[.A16];&quot;' &quot;; &quot;, &quot;;&quot;'&quot;;[.B16];&quot;'&quot;;&quot; ,&quot;;&quot;'&quot;;[.C16];&quot;' &quot;; &quot;,&quot;; &quot; ' &quot;;[.D16];&quot; ' &quot;; &quot;,&quot;; &quot; ' &quot;;[.E16];&quot; ' &quot;)" table:style-name="ce1">
            <text:p>'YRK15' , 'Benjamin Hall' ,'M' , ' 901 Elm Road/ Meadowview/ Blissful Meadows/ USA ' , ' +1 (654) 543-2109 '<text:s/></text:p>
          </table:table-cell>
          <table:table-cell office:value-type="string" office:string-value="( 'YRK15' , 'Benjamin Hall' ,'M' , ' 901 Elm Road/ Meadowview/ Blissful Meadows/ USA ' , ' +1 (654) 543-2109 ' )," table:formula="of:=CONCATENATE(&quot;(&quot;;&quot; &quot;;[.F16];&quot;)&quot;;&quot;,&quot;)" table:style-name="ce1">
            <text:p>( 'YRK15' , 'Benjamin Hall' ,'M' , ' 901 Elm Road/ Meadowview/ Blissful Meadows/ USA ' , ' +1 (654) 543-2109 ' )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RK16</text:p>
          </table:table-cell>
          <table:table-cell office:value-type="string" table:style-name="ce1">
            <text:p>Abigail Hernand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34 Pine Lane/ Riverfront/ Harmony Springs/ USA</text:p>
          </table:table-cell>
          <table:table-cell office:value-type="string" table:style-name="ce1">
            <text:p>+1 (765) 432-1098</text:p>
          </table:table-cell>
          <table:table-cell office:value-type="string" office:string-value="'YRK16' , 'Abigail Hernandez' ,'M' , ' 234 Pine Lane/ Riverfront/ Harmony Springs/ USA ' , ' +1 (765) 432-1098 ' " table:formula="of:=CONCATENATE(&quot;'&quot;;[.A17];&quot;' &quot;; &quot;, &quot;;&quot;'&quot;;[.B17];&quot;'&quot;;&quot; ,&quot;;&quot;'&quot;;[.C17];&quot;' &quot;; &quot;,&quot;; &quot; ' &quot;;[.D17];&quot; ' &quot;; &quot;,&quot;; &quot; ' &quot;;[.E17];&quot; ' &quot;)" table:style-name="ce1">
            <text:p>'YRK16' , 'Abigail Hernandez' ,'M' , ' 234 Pine Lane/ Riverfront/ Harmony Springs/ USA ' , ' +1 (765) 432-1098 '<text:s/></text:p>
          </table:table-cell>
          <table:table-cell office:value-type="string" office:string-value="( 'YRK16' , 'Abigail Hernandez' ,'M' , ' 234 Pine Lane/ Riverfront/ Harmony Springs/ USA ' , ' +1 (765) 432-1098 ' )," table:formula="of:=CONCATENATE(&quot;(&quot;;&quot; &quot;;[.F17];&quot;)&quot;;&quot;,&quot;)" table:style-name="ce1">
            <text:p>( 'YRK16' , 'Abigail Hernandez' ,'M' , ' 234 Pine Lane/ Riverfront/ Harmony Springs/ USA ' , ' +1 (765) 432-1098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17</text:p>
          </table:table-cell>
          <table:table-cell office:value-type="string" table:style-name="ce1">
            <text:p>Samuel Gre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567 Cedar Avenue/ Hillside/ Sunnybrook/ USA</text:p>
          </table:table-cell>
          <table:table-cell office:value-type="string" table:style-name="ce1">
            <text:p>+1 (876) 321-0987</text:p>
          </table:table-cell>
          <table:table-cell office:value-type="string" office:string-value="'YRK17' , 'Samuel Green' ,'M' , ' 567 Cedar Avenue/ Hillside/ Sunnybrook/ USA ' , ' +1 (876) 321-0987 ' " table:formula="of:=CONCATENATE(&quot;'&quot;;[.A18];&quot;' &quot;; &quot;, &quot;;&quot;'&quot;;[.B18];&quot;'&quot;;&quot; ,&quot;;&quot;'&quot;;[.C18];&quot;' &quot;; &quot;,&quot;; &quot; ' &quot;;[.D18];&quot; ' &quot;; &quot;,&quot;; &quot; ' &quot;;[.E18];&quot; ' &quot;)" table:style-name="ce1">
            <text:p>'YRK17' , 'Samuel Green' ,'M' , ' 567 Cedar Avenue/ Hillside/ Sunnybrook/ USA ' , ' +1 (876) 321-0987 '<text:s/></text:p>
          </table:table-cell>
          <table:table-cell office:value-type="string" office:string-value="( 'YRK17' , 'Samuel Green' ,'M' , ' 567 Cedar Avenue/ Hillside/ Sunnybrook/ USA ' , ' +1 (876) 321-0987 ' )," table:formula="of:=CONCATENATE(&quot;(&quot;;&quot; &quot;;[.F18];&quot;)&quot;;&quot;,&quot;)" table:style-name="ce1">
            <text:p>( 'YRK17' , 'Samuel Green' ,'M' , ' 567 Cedar Avenue/ Hillside/ Sunnybrook/ USA ' , ' +1 (876) 321-0987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18</text:p>
          </table:table-cell>
          <table:table-cell office:value-type="string" table:style-name="ce1">
            <text:p>Elizabeth Hil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890 Walnut Court/ Woodville/ Serenity Springs/ USA</text:p>
          </table:table-cell>
          <table:table-cell office:value-type="string" table:style-name="ce1">
            <text:p>+1 (987) 210-9876</text:p>
          </table:table-cell>
          <table:table-cell office:value-type="string" office:string-value="'YRK18' , 'Elizabeth Hill' ,'F' , ' 890 Walnut Court/ Woodville/ Serenity Springs/ USA ' , ' +1 (987) 210-9876 ' " table:formula="of:=CONCATENATE(&quot;'&quot;;[.A19];&quot;' &quot;; &quot;, &quot;;&quot;'&quot;;[.B19];&quot;'&quot;;&quot; ,&quot;;&quot;'&quot;;[.C19];&quot;' &quot;; &quot;,&quot;; &quot; ' &quot;;[.D19];&quot; ' &quot;; &quot;,&quot;; &quot; ' &quot;;[.E19];&quot; ' &quot;)" table:style-name="ce1">
            <text:p>'YRK18' , 'Elizabeth Hill' ,'F' , ' 890 Walnut Court/ Woodville/ Serenity Springs/ USA ' , ' +1 (987) 210-9876 '<text:s/></text:p>
          </table:table-cell>
          <table:table-cell office:value-type="string" office:string-value="( 'YRK18' , 'Elizabeth Hill' ,'F' , ' 890 Walnut Court/ Woodville/ Serenity Springs/ USA ' , ' +1 (987) 210-9876 ' )," table:formula="of:=CONCATENATE(&quot;(&quot;;&quot; &quot;;[.F19];&quot;)&quot;;&quot;,&quot;)" table:style-name="ce1">
            <text:p>( 'YRK18' , 'Elizabeth Hill' ,'F' , ' 890 Walnut Court/ Woodville/ Serenity Springs/ USA ' , ' +1 (987) 210-9876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19</text:p>
          </table:table-cell>
          <table:table-cell office:value-type="string" table:style-name="ce1">
            <text:p>Daniel Moor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123 Sycamore Road/ Oakdale/ Dreamville/ USA</text:p>
          </table:table-cell>
          <table:table-cell office:value-type="string" table:style-name="ce1">
            <text:p>+1 (098) 109-8765</text:p>
          </table:table-cell>
          <table:table-cell office:value-type="string" office:string-value="'YRK19' , 'Daniel Moore' ,'M' , ' 123 Sycamore Road/ Oakdale/ Dreamville/ USA ' , ' +1 (098) 109-8765 ' " table:formula="of:=CONCATENATE(&quot;'&quot;;[.A20];&quot;' &quot;; &quot;, &quot;;&quot;'&quot;;[.B20];&quot;'&quot;;&quot; ,&quot;;&quot;'&quot;;[.C20];&quot;' &quot;; &quot;,&quot;; &quot; ' &quot;;[.D20];&quot; ' &quot;; &quot;,&quot;; &quot; ' &quot;;[.E20];&quot; ' &quot;)" table:style-name="ce1">
            <text:p>'YRK19' , 'Daniel Moore' ,'M' , ' 123 Sycamore Road/ Oakdale/ Dreamville/ USA ' , ' +1 (098) 109-8765 '<text:s/></text:p>
          </table:table-cell>
          <table:table-cell office:value-type="string" office:string-value="( 'YRK19' , 'Daniel Moore' ,'M' , ' 123 Sycamore Road/ Oakdale/ Dreamville/ USA ' , ' +1 (098) 109-8765 ' )," table:formula="of:=CONCATENATE(&quot;(&quot;;&quot; &quot;;[.F20];&quot;)&quot;;&quot;,&quot;)" table:style-name="ce1">
            <text:p>( 'YRK19' , 'Daniel Moore' ,'M' , ' 123 Sycamore Road/ Oakdale/ Dreamville/ USA ' , ' +1 (098) 109-8765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0</text:p>
          </table:table-cell>
          <table:table-cell office:value-type="string" table:style-name="ce1">
            <text:p>Sofia Ree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456 Ash Lane/ Forest Hills/ Radiant Valley/ USA</text:p>
          </table:table-cell>
          <table:table-cell office:value-type="string" table:style-name="ce1">
            <text:p>+1 (987) 654-3210</text:p>
          </table:table-cell>
          <table:table-cell office:value-type="string" office:string-value="'YRK20' , 'Sofia Reed' ,'F' , ' 456 Ash Lane/ Forest Hills/ Radiant Valley/ USA ' , ' +1 (987) 654-3210 ' " table:formula="of:=CONCATENATE(&quot;'&quot;;[.A21];&quot;' &quot;; &quot;, &quot;;&quot;'&quot;;[.B21];&quot;'&quot;;&quot; ,&quot;;&quot;'&quot;;[.C21];&quot;' &quot;; &quot;,&quot;; &quot; ' &quot;;[.D21];&quot; ' &quot;; &quot;,&quot;; &quot; ' &quot;;[.E21];&quot; ' &quot;)" table:style-name="ce1">
            <text:p>'YRK20' , 'Sofia Reed' ,'F' , ' 456 Ash Lane/ Forest Hills/ Radiant Valley/ USA ' , ' +1 (987) 654-3210 '<text:s/></text:p>
          </table:table-cell>
          <table:table-cell office:value-type="string" office:string-value="( 'YRK20' , 'Sofia Reed' ,'F' , ' 456 Ash Lane/ Forest Hills/ Radiant Valley/ USA ' , ' +1 (987) 654-3210 ' )," table:formula="of:=CONCATENATE(&quot;(&quot;;&quot; &quot;;[.F21];&quot;)&quot;;&quot;,&quot;)" table:style-name="ce1">
            <text:p>( 'YRK20' , 'Sofia Reed' ,'F' , ' 456 Ash Lane/ Forest Hills/ Radiant Valley/ USA ' , ' +1 (987) 654-3210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1</text:p>
          </table:table-cell>
          <table:table-cell office:value-type="string" table:style-name="ce1">
            <text:p>Henry Turn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789 Poplar Drive/ Meadowlands/ Blissful Heights/ USA</text:p>
          </table:table-cell>
          <table:table-cell office:value-type="string" table:style-name="ce1">
            <text:p>+1 (876) 543-2109</text:p>
          </table:table-cell>
          <table:table-cell office:value-type="string" office:string-value="'YRK21' , 'Henry Turner' ,'M' , ' 789 Poplar Drive/ Meadowlands/ Blissful Heights/ USA ' , ' +1 (876) 543-2109 ' " table:formula="of:=CONCATENATE(&quot;'&quot;;[.A22];&quot;' &quot;; &quot;, &quot;;&quot;'&quot;;[.B22];&quot;'&quot;;&quot; ,&quot;;&quot;'&quot;;[.C22];&quot;' &quot;; &quot;,&quot;; &quot; ' &quot;;[.D22];&quot; ' &quot;; &quot;,&quot;; &quot; ' &quot;;[.E22];&quot; ' &quot;)" table:style-name="ce1">
            <text:p>'YRK21' , 'Henry Turner' ,'M' , ' 789 Poplar Drive/ Meadowlands/ Blissful Heights/ USA ' , ' +1 (876) 543-2109 '<text:s/></text:p>
          </table:table-cell>
          <table:table-cell office:value-type="string" office:string-value="( 'YRK21' , 'Henry Turner' ,'M' , ' 789 Poplar Drive/ Meadowlands/ Blissful Heights/ USA ' , ' +1 (876) 543-2109 ' )," table:formula="of:=CONCATENATE(&quot;(&quot;;&quot; &quot;;[.F22];&quot;)&quot;;&quot;,&quot;)" table:style-name="ce1">
            <text:p>( 'YRK21' , 'Henry Turner' ,'M' , ' 789 Poplar Drive/ Meadowlands/ Blissful Heights/ USA ' , ' +1 (876) 543-2109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2</text:p>
          </table:table-cell>
          <table:table-cell office:value-type="string" table:style-name="ce1">
            <text:p>Emily Phillip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321 Spruce Street/ Willowdale/ Enchanted Woods/ USA</text:p>
          </table:table-cell>
          <table:table-cell office:value-type="string" table:style-name="ce1">
            <text:p>+1 (765) 432-1098</text:p>
          </table:table-cell>
          <table:table-cell office:value-type="string" office:string-value="'YRK22' , 'Emily Phillips' ,'F' , ' 321 Spruce Street/ Willowdale/ Enchanted Woods/ USA ' , ' +1 (765) 432-1098 ' " table:formula="of:=CONCATENATE(&quot;'&quot;;[.A23];&quot;' &quot;; &quot;, &quot;;&quot;'&quot;;[.B23];&quot;'&quot;;&quot; ,&quot;;&quot;'&quot;;[.C23];&quot;' &quot;; &quot;,&quot;; &quot; ' &quot;;[.D23];&quot; ' &quot;; &quot;,&quot;; &quot; ' &quot;;[.E23];&quot; ' &quot;)" table:style-name="ce1">
            <text:p>'YRK22' , 'Emily Phillips' ,'F' , ' 321 Spruce Street/ Willowdale/ Enchanted Woods/ USA ' , ' +1 (765) 432-1098 '<text:s/></text:p>
          </table:table-cell>
          <table:table-cell office:value-type="string" office:string-value="( 'YRK22' , 'Emily Phillips' ,'F' , ' 321 Spruce Street/ Willowdale/ Enchanted Woods/ USA ' , ' +1 (765) 432-1098 ' )," table:formula="of:=CONCATENATE(&quot;(&quot;;&quot; &quot;;[.F23];&quot;)&quot;;&quot;,&quot;)" table:style-name="ce1">
            <text:p>( 'YRK22' , 'Emily Phillips' ,'F' , ' 321 Spruce Street/ Willowdale/ Enchanted Woods/ USA ' , ' +1 (765) 432-1098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3</text:p>
          </table:table-cell>
          <table:table-cell office:value-type="string" table:style-name="ce1">
            <text:p>Matthew Campbel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654 Fir Court/ Brookview/ Tranquil Springs/ USA</text:p>
          </table:table-cell>
          <table:table-cell office:value-type="string" table:style-name="ce1">
            <text:p>+1 (654) 321-0987</text:p>
          </table:table-cell>
          <table:table-cell office:value-type="string" office:string-value="'YRK23' , 'Matthew Campbell' ,'M' , ' 654 Fir Court/ Brookview/ Tranquil Springs/ USA ' , ' +1 (654) 321-0987 ' " table:formula="of:=CONCATENATE(&quot;'&quot;;[.A24];&quot;' &quot;; &quot;, &quot;;&quot;'&quot;;[.B24];&quot;'&quot;;&quot; ,&quot;;&quot;'&quot;;[.C24];&quot;' &quot;; &quot;,&quot;; &quot; ' &quot;;[.D24];&quot; ' &quot;; &quot;,&quot;; &quot; ' &quot;;[.E24];&quot; ' &quot;)" table:style-name="ce1">
            <text:p>'YRK23' , 'Matthew Campbell' ,'M' , ' 654 Fir Court/ Brookview/ Tranquil Springs/ USA ' , ' +1 (654) 321-0987 '<text:s/></text:p>
          </table:table-cell>
          <table:table-cell office:value-type="string" office:string-value="( 'YRK23' , 'Matthew Campbell' ,'M' , ' 654 Fir Court/ Brookview/ Tranquil Springs/ USA ' , ' +1 (654) 321-0987 ' )," table:formula="of:=CONCATENATE(&quot;(&quot;;&quot; &quot;;[.F24];&quot;)&quot;;&quot;,&quot;)" table:style-name="ce1">
            <text:p>( 'YRK23' , 'Matthew Campbell' ,'M' , ' 654 Fir Court/ Brookview/ Tranquil Springs/ USA ' , ' +1 (654) 321-0987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4</text:p>
          </table:table-cell>
          <table:table-cell office:value-type="string" table:style-name="ce1">
            <text:p>Charlotte Nels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987 Maple Avenue/ Pinebrook/ Serendipity Springs/ USA</text:p>
          </table:table-cell>
          <table:table-cell office:value-type="string" table:style-name="ce1">
            <text:p>+1 (543) 210-9876</text:p>
          </table:table-cell>
          <table:table-cell office:value-type="string" office:string-value="'YRK24' , 'Charlotte Nelson' ,'M' , ' 987 Maple Avenue/ Pinebrook/ Serendipity Springs/ USA ' , ' +1 (543) 210-9876 ' " table:formula="of:=CONCATENATE(&quot;'&quot;;[.A25];&quot;' &quot;; &quot;, &quot;;&quot;'&quot;;[.B25];&quot;'&quot;;&quot; ,&quot;;&quot;'&quot;;[.C25];&quot;' &quot;; &quot;,&quot;; &quot; ' &quot;;[.D25];&quot; ' &quot;; &quot;,&quot;; &quot; ' &quot;;[.E25];&quot; ' &quot;)" table:style-name="ce1">
            <text:p>'YRK24' , 'Charlotte Nelson' ,'M' , ' 987 Maple Avenue/ Pinebrook/ Serendipity Springs/ USA ' , ' +1 (543) 210-9876 '<text:s/></text:p>
          </table:table-cell>
          <table:table-cell office:value-type="string" office:string-value="( 'YRK24' , 'Charlotte Nelson' ,'M' , ' 987 Maple Avenue/ Pinebrook/ Serendipity Springs/ USA ' , ' +1 (543) 210-9876 ' )," table:formula="of:=CONCATENATE(&quot;(&quot;;&quot; &quot;;[.F25];&quot;)&quot;;&quot;,&quot;)" table:style-name="ce1">
            <text:p>( 'YRK24' , 'Charlotte Nelson' ,'M' , ' 987 Maple Avenue/ Pinebrook/ Serendipity Springs/ USA ' , ' +1 (543) 210-9876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5</text:p>
          </table:table-cell>
          <table:table-cell office:value-type="string" table:style-name="ce1">
            <text:p>Gabriel Cart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34 Oak Road/ Lakeside/ Pleasant Springs/ USA</text:p>
          </table:table-cell>
          <table:table-cell office:value-type="string" table:style-name="ce1">
            <text:p>+1 (432) 109-8765</text:p>
          </table:table-cell>
          <table:table-cell office:value-type="string" office:string-value="'YRK25' , 'Gabriel Carter' ,'M' , ' 234 Oak Road/ Lakeside/ Pleasant Springs/ USA ' , ' +1 (432) 109-8765 ' " table:formula="of:=CONCATENATE(&quot;'&quot;;[.A26];&quot;' &quot;; &quot;, &quot;;&quot;'&quot;;[.B26];&quot;'&quot;;&quot; ,&quot;;&quot;'&quot;;[.C26];&quot;' &quot;; &quot;,&quot;; &quot; ' &quot;;[.D26];&quot; ' &quot;; &quot;,&quot;; &quot; ' &quot;;[.E26];&quot; ' &quot;)" table:style-name="ce1">
            <text:p>'YRK25' , 'Gabriel Carter' ,'M' , ' 234 Oak Road/ Lakeside/ Pleasant Springs/ USA ' , ' +1 (432) 109-8765 '<text:s/></text:p>
          </table:table-cell>
          <table:table-cell office:value-type="string" office:string-value="( 'YRK25' , 'Gabriel Carter' ,'M' , ' 234 Oak Road/ Lakeside/ Pleasant Springs/ USA ' , ' +1 (432) 109-8765 ' )," table:formula="of:=CONCATENATE(&quot;(&quot;;&quot; &quot;;[.F26];&quot;)&quot;;&quot;,&quot;)" table:style-name="ce1">
            <text:p>( 'YRK25' , 'Gabriel Carter' ,'M' , ' 234 Oak Road/ Lakeside/ Pleasant Springs/ USA ' , ' +1 (432) 109-8765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6</text:p>
          </table:table-cell>
          <table:table-cell office:value-type="string" table:style-name="ce1">
            <text:p>Madison Mitchel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567 Elm Lane/ Riverdale/ Sunny Meadows/ USA</text:p>
          </table:table-cell>
          <table:table-cell office:value-type="string" table:style-name="ce1">
            <text:p>+1 (321) 098-7654</text:p>
          </table:table-cell>
          <table:table-cell office:value-type="string" office:string-value="'YRK26' , 'Madison Mitchell' ,'F' , ' 567 Elm Lane/ Riverdale/ Sunny Meadows/ USA ' , ' +1 (321) 098-7654 ' " table:formula="of:=CONCATENATE(&quot;'&quot;;[.A27];&quot;' &quot;; &quot;, &quot;;&quot;'&quot;;[.B27];&quot;'&quot;;&quot; ,&quot;;&quot;'&quot;;[.C27];&quot;' &quot;; &quot;,&quot;; &quot; ' &quot;;[.D27];&quot; ' &quot;; &quot;,&quot;; &quot; ' &quot;;[.E27];&quot; ' &quot;)" table:style-name="ce1">
            <text:p>'YRK26' , 'Madison Mitchell' ,'F' , ' 567 Elm Lane/ Riverdale/ Sunny Meadows/ USA ' , ' +1 (321) 098-7654 '<text:s/></text:p>
          </table:table-cell>
          <table:table-cell office:value-type="string" office:string-value="( 'YRK26' , 'Madison Mitchell' ,'F' , ' 567 Elm Lane/ Riverdale/ Sunny Meadows/ USA ' , ' +1 (321) 098-7654 ' )," table:formula="of:=CONCATENATE(&quot;(&quot;;&quot; &quot;;[.F27];&quot;)&quot;;&quot;,&quot;)" table:style-name="ce1">
            <text:p>( 'YRK26' , 'Madison Mitchell' ,'F' , ' 567 Elm Lane/ Riverdale/ Sunny Meadows/ USA ' , ' +1 (321) 098-7654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7</text:p>
          </table:table-cell>
          <table:table-cell office:value-type="string" table:style-name="ce1">
            <text:p>David Per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890 Cedar Street/ Hillcrest/ Harmony Grove/ USA</text:p>
          </table:table-cell>
          <table:table-cell office:value-type="string" table:style-name="ce1">
            <text:p>+1 (210) 987-6543</text:p>
          </table:table-cell>
          <table:table-cell office:value-type="string" office:string-value="'YRK27' , 'David Perez' ,'M' , ' 890 Cedar Street/ Hillcrest/ Harmony Grove/ USA ' , ' +1 (210) 987-6543 ' " table:formula="of:=CONCATENATE(&quot;'&quot;;[.A28];&quot;' &quot;; &quot;, &quot;;&quot;'&quot;;[.B28];&quot;'&quot;;&quot; ,&quot;;&quot;'&quot;;[.C28];&quot;' &quot;; &quot;,&quot;; &quot; ' &quot;;[.D28];&quot; ' &quot;; &quot;,&quot;; &quot; ' &quot;;[.E28];&quot; ' &quot;)" table:style-name="ce1">
            <text:p>'YRK27' , 'David Perez' ,'M' , ' 890 Cedar Street/ Hillcrest/ Harmony Grove/ USA ' , ' +1 (210) 987-6543 '<text:s/></text:p>
          </table:table-cell>
          <table:table-cell office:value-type="string" office:string-value="( 'YRK27' , 'David Perez' ,'M' , ' 890 Cedar Street/ Hillcrest/ Harmony Grove/ USA ' , ' +1 (210) 987-6543 ' )," table:formula="of:=CONCATENATE(&quot;(&quot;;&quot; &quot;;[.F28];&quot;)&quot;;&quot;,&quot;)" table:style-name="ce1">
            <text:p>( 'YRK27' , 'David Perez' ,'M' , ' 890 Cedar Street/ Hillcrest/ Harmony Grove/ USA ' , ' +1 (210) 987-6543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8</text:p>
          </table:table-cell>
          <table:table-cell office:value-type="string" table:style-name="ce1">
            <text:p>Lily Sanchez</text:p>
          </table:table-cell>
          <table:table-cell office:value-type="string" table:style-name="ce1">
            <text:p>F</text:p>
          </table:table-cell>
          <table:table-cell office:value-type="string" table:style-name="ce1">
            <text:p>123 Walnut Court/ Woodland Heights/ Serene Springs/ USA</text:p>
          </table:table-cell>
          <table:table-cell office:value-type="string" table:style-name="ce1">
            <text:p>+1 (109) 876-5432</text:p>
          </table:table-cell>
          <table:table-cell office:value-type="string" office:string-value="'YRK28' , 'Lily Sanchez' ,'F' , ' 123 Walnut Court/ Woodland Heights/ Serene Springs/ USA ' , ' +1 (109) 876-5432 ' " table:formula="of:=CONCATENATE(&quot;'&quot;;[.A29];&quot;' &quot;; &quot;, &quot;;&quot;'&quot;;[.B29];&quot;'&quot;;&quot; ,&quot;;&quot;'&quot;;[.C29];&quot;' &quot;; &quot;,&quot;; &quot; ' &quot;;[.D29];&quot; ' &quot;; &quot;,&quot;; &quot; ' &quot;;[.E29];&quot; ' &quot;)" table:style-name="ce1">
            <text:p>'YRK28' , 'Lily Sanchez' ,'F' , ' 123 Walnut Court/ Woodland Heights/ Serene Springs/ USA ' , ' +1 (109) 876-5432 '<text:s/></text:p>
          </table:table-cell>
          <table:table-cell office:value-type="string" office:string-value="( 'YRK28' , 'Lily Sanchez' ,'F' , ' 123 Walnut Court/ Woodland Heights/ Serene Springs/ USA ' , ' +1 (109) 876-5432 ' )," table:formula="of:=CONCATENATE(&quot;(&quot;;&quot; &quot;;[.F29];&quot;)&quot;;&quot;,&quot;)" table:style-name="ce1">
            <text:p>( 'YRK28' , 'Lily Sanchez' ,'F' , ' 123 Walnut Court/ Woodland Heights/ Serene Springs/ USA ' , ' +1 (109) 876-5432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29</text:p>
          </table:table-cell>
          <table:table-cell office:value-type="string" table:style-name="ce1">
            <text:p>Alexander Pric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456 Sycamore Drive/ Oakville/ Blissful Valley/ USA</text:p>
          </table:table-cell>
          <table:table-cell office:value-type="string" table:style-name="ce1">
            <text:p>+1 (098) 765-4321</text:p>
          </table:table-cell>
          <table:table-cell office:value-type="string" office:string-value="'YRK29' , 'Alexander Price' ,'M' , ' 456 Sycamore Drive/ Oakville/ Blissful Valley/ USA ' , ' +1 (098) 765-4321 ' " table:formula="of:=CONCATENATE(&quot;'&quot;;[.A30];&quot;' &quot;; &quot;, &quot;;&quot;'&quot;;[.B30];&quot;'&quot;;&quot; ,&quot;;&quot;'&quot;;[.C30];&quot;' &quot;; &quot;,&quot;; &quot; ' &quot;;[.D30];&quot; ' &quot;; &quot;,&quot;; &quot; ' &quot;;[.E30];&quot; ' &quot;)" table:style-name="ce1">
            <text:p>'YRK29' , 'Alexander Price' ,'M' , ' 456 Sycamore Drive/ Oakville/ Blissful Valley/ USA ' , ' +1 (098) 765-4321 '<text:s/></text:p>
          </table:table-cell>
          <table:table-cell office:value-type="string" office:string-value="( 'YRK29' , 'Alexander Price' ,'M' , ' 456 Sycamore Drive/ Oakville/ Blissful Valley/ USA ' , ' +1 (098) 765-4321 ' )," table:formula="of:=CONCATENATE(&quot;(&quot;;&quot; &quot;;[.F30];&quot;)&quot;;&quot;,&quot;)" table:style-name="ce1">
            <text:p>( 'YRK29' , 'Alexander Price' ,'M' , ' 456 Sycamore Drive/ Oakville/ Blissful Valley/ USA ' , ' +1 (098) 765-4321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0</text:p>
          </table:table-cell>
          <table:table-cell office:value-type="string" table:style-name="ce1">
            <text:p>Victoria Morri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789 Ash Avenue/ Willowbrook/ Dream Springs/ USA</text:p>
          </table:table-cell>
          <table:table-cell office:value-type="string" table:style-name="ce1">
            <text:p>+1 (109) 876-5432</text:p>
          </table:table-cell>
          <table:table-cell office:value-type="string" office:string-value="'YRK30' , 'Victoria Morris' ,'F' , ' 789 Ash Avenue/ Willowbrook/ Dream Springs/ USA ' , ' +1 (109) 876-5432 ' " table:formula="of:=CONCATENATE(&quot;'&quot;;[.A31];&quot;' &quot;; &quot;, &quot;;&quot;'&quot;;[.B31];&quot;'&quot;;&quot; ,&quot;;&quot;'&quot;;[.C31];&quot;' &quot;; &quot;,&quot;; &quot; ' &quot;;[.D31];&quot; ' &quot;; &quot;,&quot;; &quot; ' &quot;;[.E31];&quot; ' &quot;)" table:style-name="ce1">
            <text:p>'YRK30' , 'Victoria Morris' ,'F' , ' 789 Ash Avenue/ Willowbrook/ Dream Springs/ USA ' , ' +1 (109) 876-5432 '<text:s/></text:p>
          </table:table-cell>
          <table:table-cell office:value-type="string" office:string-value="( 'YRK30' , 'Victoria Morris' ,'F' , ' 789 Ash Avenue/ Willowbrook/ Dream Springs/ USA ' , ' +1 (109) 876-5432 ' )," table:formula="of:=CONCATENATE(&quot;(&quot;;&quot; &quot;;[.F31];&quot;)&quot;;&quot;,&quot;)" table:style-name="ce1">
            <text:p>( 'YRK30' , 'Victoria Morris' ,'F' , ' 789 Ash Avenue/ Willowbrook/ Dream Springs/ USA ' , ' +1 (109) 876-5432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1</text:p>
          </table:table-cell>
          <table:table-cell office:value-type="string" table:style-name="ce1">
            <text:p>Caleb Rive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321 Poplar Lane/ Brookside/ Radiant Hills/ USA</text:p>
          </table:table-cell>
          <table:table-cell office:value-type="string" table:style-name="ce1">
            <text:p>+1 (876) 543-2109</text:p>
          </table:table-cell>
          <table:table-cell office:value-type="string" office:string-value="'YRK31' , 'Caleb Rivera' ,'M' , ' 321 Poplar Lane/ Brookside/ Radiant Hills/ USA ' , ' +1 (876) 543-2109 ' " table:formula="of:=CONCATENATE(&quot;'&quot;;[.A32];&quot;' &quot;; &quot;, &quot;;&quot;'&quot;;[.B32];&quot;'&quot;;&quot; ,&quot;;&quot;'&quot;;[.C32];&quot;' &quot;; &quot;,&quot;; &quot; ' &quot;;[.D32];&quot; ' &quot;; &quot;,&quot;; &quot; ' &quot;;[.E32];&quot; ' &quot;)" table:style-name="ce1">
            <text:p>'YRK31' , 'Caleb Rivera' ,'M' , ' 321 Poplar Lane/ Brookside/ Radiant Hills/ USA ' , ' +1 (876) 543-2109 '<text:s/></text:p>
          </table:table-cell>
          <table:table-cell office:value-type="string" office:string-value="( 'YRK31' , 'Caleb Rivera' ,'M' , ' 321 Poplar Lane/ Brookside/ Radiant Hills/ USA ' , ' +1 (876) 543-2109 ' )," table:formula="of:=CONCATENATE(&quot;(&quot;;&quot; &quot;;[.F32];&quot;)&quot;;&quot;,&quot;)" table:style-name="ce1">
            <text:p>( 'YRK31' , 'Caleb Rivera' ,'M' , ' 321 Poplar Lane/ Brookside/ Radiant Hills/ USA ' , ' +1 (876) 543-2109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2</text:p>
          </table:table-cell>
          <table:table-cell office:value-type="string" table:style-name="ce1">
            <text:p>Grace Brook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654 Maple Street/ Pineville/ Haven Springs/ USA</text:p>
          </table:table-cell>
          <table:table-cell office:value-type="string" table:style-name="ce1">
            <text:p>+1 (765) 432-1098</text:p>
          </table:table-cell>
          <table:table-cell office:value-type="string" office:string-value="'YRK32' , 'Grace Brooks' ,'F' , ' 654 Maple Street/ Pineville/ Haven Springs/ USA ' , ' +1 (765) 432-1098 ' " table:formula="of:=CONCATENATE(&quot;'&quot;;[.A33];&quot;' &quot;; &quot;, &quot;;&quot;'&quot;;[.B33];&quot;'&quot;;&quot; ,&quot;;&quot;'&quot;;[.C33];&quot;' &quot;; &quot;,&quot;; &quot; ' &quot;;[.D33];&quot; ' &quot;; &quot;,&quot;; &quot; ' &quot;;[.E33];&quot; ' &quot;)" table:style-name="ce1">
            <text:p>'YRK32' , 'Grace Brooks' ,'F' , ' 654 Maple Street/ Pineville/ Haven Springs/ USA ' , ' +1 (765) 432-1098 '<text:s/></text:p>
          </table:table-cell>
          <table:table-cell office:value-type="string" office:string-value="( 'YRK32' , 'Grace Brooks' ,'F' , ' 654 Maple Street/ Pineville/ Haven Springs/ USA ' , ' +1 (765) 432-1098 ' )," table:formula="of:=CONCATENATE(&quot;(&quot;;&quot; &quot;;[.F33];&quot;)&quot;;&quot;,&quot;)" table:style-name="ce1">
            <text:p>( 'YRK32' , 'Grace Brooks' ,'F' , ' 654 Maple Street/ Pineville/ Haven Springs/ USA ' , ' +1 (765) 432-1098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3</text:p>
          </table:table-cell>
          <table:table-cell office:value-type="string" table:style-name="ce1">
            <text:p>Jonathan Bennet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987 Oak Court/ Cedarville/ Enchanted Springs/ USA</text:p>
          </table:table-cell>
          <table:table-cell office:value-type="string" table:style-name="ce1">
            <text:p>+1 (654) 321-0987</text:p>
          </table:table-cell>
          <table:table-cell office:value-type="string" office:string-value="'YRK33' , 'Jonathan Bennett' ,'M' , ' 987 Oak Court/ Cedarville/ Enchanted Springs/ USA ' , ' +1 (654) 321-0987 ' " table:formula="of:=CONCATENATE(&quot;'&quot;;[.A34];&quot;' &quot;; &quot;, &quot;;&quot;'&quot;;[.B34];&quot;'&quot;;&quot; ,&quot;;&quot;'&quot;;[.C34];&quot;' &quot;; &quot;,&quot;; &quot; ' &quot;;[.D34];&quot; ' &quot;; &quot;,&quot;; &quot; ' &quot;;[.E34];&quot; ' &quot;)" table:style-name="ce1">
            <text:p>'YRK33' , 'Jonathan Bennett' ,'M' , ' 987 Oak Court/ Cedarville/ Enchanted Springs/ USA ' , ' +1 (654) 321-0987 '<text:s/></text:p>
          </table:table-cell>
          <table:table-cell office:value-type="string" office:string-value="( 'YRK33' , 'Jonathan Bennett' ,'M' , ' 987 Oak Court/ Cedarville/ Enchanted Springs/ USA ' , ' +1 (654) 321-0987 ' )," table:formula="of:=CONCATENATE(&quot;(&quot;;&quot; &quot;;[.F34];&quot;)&quot;;&quot;,&quot;)" table:style-name="ce1">
            <text:p>( 'YRK33' , 'Jonathan Bennett' ,'M' , ' 987 Oak Court/ Cedarville/ Enchanted Springs/ USA ' , ' +1 (654) 321-0987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4</text:p>
          </table:table-cell>
          <table:table-cell office:value-type="string" table:style-name="ce1">
            <text:p>Zoe Ros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34 Elm Lane/ Birchwood/ Tranquil Meadows/ USA</text:p>
          </table:table-cell>
          <table:table-cell office:value-type="string" table:style-name="ce1">
            <text:p>+1 (543) 210-9876</text:p>
          </table:table-cell>
          <table:table-cell office:value-type="string" office:string-value="'YRK34' , 'Zoe Ross' ,'F' , ' 234 Elm Lane/ Birchwood/ Tranquil Meadows/ USA ' , ' +1 (543) 210-9876 ' " table:formula="of:=CONCATENATE(&quot;'&quot;;[.A35];&quot;' &quot;; &quot;, &quot;;&quot;'&quot;;[.B35];&quot;'&quot;;&quot; ,&quot;;&quot;'&quot;;[.C35];&quot;' &quot;; &quot;,&quot;; &quot; ' &quot;;[.D35];&quot; ' &quot;; &quot;,&quot;; &quot; ' &quot;;[.E35];&quot; ' &quot;)" table:style-name="ce1">
            <text:p>'YRK34' , 'Zoe Ross' ,'F' , ' 234 Elm Lane/ Birchwood/ Tranquil Meadows/ USA ' , ' +1 (543) 210-9876 '<text:s/></text:p>
          </table:table-cell>
          <table:table-cell office:value-type="string" office:string-value="( 'YRK34' , 'Zoe Ross' ,'F' , ' 234 Elm Lane/ Birchwood/ Tranquil Meadows/ USA ' , ' +1 (543) 210-9876 ' )," table:formula="of:=CONCATENATE(&quot;(&quot;;&quot; &quot;;[.F35];&quot;)&quot;;&quot;,&quot;)" table:style-name="ce1">
            <text:p>( 'YRK34' , 'Zoe Ross' ,'F' , ' 234 Elm Lane/ Birchwood/ Tranquil Meadows/ USA ' , ' +1 (543) 210-9876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5</text:p>
          </table:table-cell>
          <table:table-cell office:value-type="string" table:style-name="ce1">
            <text:p>Nathan Wats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567 Pine Road/ Willow Grove/ Serendipity Heights/ USA</text:p>
          </table:table-cell>
          <table:table-cell office:value-type="string" table:style-name="ce1">
            <text:p>+1 (432) 109-8765</text:p>
          </table:table-cell>
          <table:table-cell office:value-type="string" office:string-value="'YRK35' , 'Nathan Watson' ,'F' , ' 567 Pine Road/ Willow Grove/ Serendipity Heights/ USA ' , ' +1 (432) 109-8765 ' " table:formula="of:=CONCATENATE(&quot;'&quot;;[.A36];&quot;' &quot;; &quot;, &quot;;&quot;'&quot;;[.B36];&quot;'&quot;;&quot; ,&quot;;&quot;'&quot;;[.C36];&quot;' &quot;; &quot;,&quot;; &quot; ' &quot;;[.D36];&quot; ' &quot;; &quot;,&quot;; &quot; ' &quot;;[.E36];&quot; ' &quot;)" table:style-name="ce1">
            <text:p>'YRK35' , 'Nathan Watson' ,'F' , ' 567 Pine Road/ Willow Grove/ Serendipity Heights/ USA ' , ' +1 (432) 109-8765 '<text:s/></text:p>
          </table:table-cell>
          <table:table-cell office:value-type="string" office:string-value="( 'YRK35' , 'Nathan Watson' ,'F' , ' 567 Pine Road/ Willow Grove/ Serendipity Heights/ USA ' , ' +1 (432) 109-8765 ' )," table:formula="of:=CONCATENATE(&quot;(&quot;;&quot; &quot;;[.F36];&quot;)&quot;;&quot;,&quot;)" table:style-name="ce1">
            <text:p>( 'YRK35' , 'Nathan Watson' ,'F' , ' 567 Pine Road/ Willow Grove/ Serendipity Heights/ USA ' , ' +1 (432) 109-8765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6</text:p>
          </table:table-cell>
          <table:table-cell office:value-type="string" table:style-name="ce1">
            <text:p>Audrey Hay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890 Cedar Avenue/ Meadowview/ Blissful Woods/ USA</text:p>
          </table:table-cell>
          <table:table-cell office:value-type="string" table:style-name="ce1">
            <text:p>+1 (321) 098-7654</text:p>
          </table:table-cell>
          <table:table-cell office:value-type="string" office:string-value="'YRK36' , 'Audrey Hayes' ,'M' , ' 890 Cedar Avenue/ Meadowview/ Blissful Woods/ USA ' , ' +1 (321) 098-7654 ' " table:formula="of:=CONCATENATE(&quot;'&quot;;[.A37];&quot;' &quot;; &quot;, &quot;;&quot;'&quot;;[.B37];&quot;'&quot;;&quot; ,&quot;;&quot;'&quot;;[.C37];&quot;' &quot;; &quot;,&quot;; &quot; ' &quot;;[.D37];&quot; ' &quot;; &quot;,&quot;; &quot; ' &quot;;[.E37];&quot; ' &quot;)" table:style-name="ce1">
            <text:p>'YRK36' , 'Audrey Hayes' ,'M' , ' 890 Cedar Avenue/ Meadowview/ Blissful Woods/ USA ' , ' +1 (321) 098-7654 '<text:s/></text:p>
          </table:table-cell>
          <table:table-cell office:value-type="string" office:string-value="( 'YRK36' , 'Audrey Hayes' ,'M' , ' 890 Cedar Avenue/ Meadowview/ Blissful Woods/ USA ' , ' +1 (321) 098-7654 ' )," table:formula="of:=CONCATENATE(&quot;(&quot;;&quot; &quot;;[.F37];&quot;)&quot;;&quot;,&quot;)" table:style-name="ce1">
            <text:p>( 'YRK36' , 'Audrey Hayes' ,'M' , ' 890 Cedar Avenue/ Meadowview/ Blissful Woods/ USA ' , ' +1 (321) 098-7654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7</text:p>
          </table:table-cell>
          <table:table-cell office:value-type="string" table:style-name="ce1">
            <text:p>Samuel Ree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123 Walnut Lane/ Riverfront/ Harmony Meadows/ USA</text:p>
          </table:table-cell>
          <table:table-cell office:value-type="string" table:style-name="ce1">
            <text:p>+1 (210) 987-6543</text:p>
          </table:table-cell>
          <table:table-cell office:value-type="string" office:string-value="'YRK37' , 'Samuel Reed' ,'M' , ' 123 Walnut Lane/ Riverfront/ Harmony Meadows/ USA ' , ' +1 (210) 987-6543 ' " table:formula="of:=CONCATENATE(&quot;'&quot;;[.A38];&quot;' &quot;; &quot;, &quot;;&quot;'&quot;;[.B38];&quot;'&quot;;&quot; ,&quot;;&quot;'&quot;;[.C38];&quot;' &quot;; &quot;,&quot;; &quot; ' &quot;;[.D38];&quot; ' &quot;; &quot;,&quot;; &quot; ' &quot;;[.E38];&quot; ' &quot;)" table:style-name="ce1">
            <text:p>'YRK37' , 'Samuel Reed' ,'M' , ' 123 Walnut Lane/ Riverfront/ Harmony Meadows/ USA ' , ' +1 (210) 987-6543 '<text:s/></text:p>
          </table:table-cell>
          <table:table-cell office:value-type="string" office:string-value="( 'YRK37' , 'Samuel Reed' ,'M' , ' 123 Walnut Lane/ Riverfront/ Harmony Meadows/ USA ' , ' +1 (210) 987-6543 ' )," table:formula="of:=CONCATENATE(&quot;(&quot;;&quot; &quot;;[.F38];&quot;)&quot;;&quot;,&quot;)" table:style-name="ce1">
            <text:p>( 'YRK37' , 'Samuel Reed' ,'M' , ' 123 Walnut Lane/ Riverfront/ Harmony Meadows/ USA ' , ' +1 (210) 987-6543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8</text:p>
          </table:table-cell>
          <table:table-cell office:value-type="string" table:style-name="ce1">
            <text:p>Scarlett Foste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456 Sycamore Drive/ Hillside/ Sunnyville/ USA</text:p>
          </table:table-cell>
          <table:table-cell office:value-type="string" table:style-name="ce1">
            <text:p>+1 (109) 876-5432</text:p>
          </table:table-cell>
          <table:table-cell office:value-type="string" office:string-value="'YRK38' , 'Scarlett Foster' ,'F' , ' 456 Sycamore Drive/ Hillside/ Sunnyville/ USA ' , ' +1 (109) 876-5432 ' " table:formula="of:=CONCATENATE(&quot;'&quot;;[.A39];&quot;' &quot;; &quot;, &quot;;&quot;'&quot;;[.B39];&quot;'&quot;;&quot; ,&quot;;&quot;'&quot;;[.C39];&quot;' &quot;; &quot;,&quot;; &quot; ' &quot;;[.D39];&quot; ' &quot;; &quot;,&quot;; &quot; ' &quot;;[.E39];&quot; ' &quot;)" table:style-name="ce1">
            <text:p>'YRK38' , 'Scarlett Foster' ,'F' , ' 456 Sycamore Drive/ Hillside/ Sunnyville/ USA ' , ' +1 (109) 876-5432 '<text:s/></text:p>
          </table:table-cell>
          <table:table-cell office:value-type="string" office:string-value="( 'YRK38' , 'Scarlett Foster' ,'F' , ' 456 Sycamore Drive/ Hillside/ Sunnyville/ USA ' , ' +1 (109) 876-5432 ' )," table:formula="of:=CONCATENATE(&quot;(&quot;;&quot; &quot;;[.F39];&quot;)&quot;;&quot;,&quot;)" table:style-name="ce1">
            <text:p>( 'YRK38' , 'Scarlett Foster' ,'F' , ' 456 Sycamore Drive/ Hillside/ Sunnyville/ USA ' , ' +1 (109) 876-5432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39</text:p>
          </table:table-cell>
          <table:table-cell office:value-type="string" table:style-name="ce1">
            <text:p>Evelyn Powel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789 Ash Lane/ Woodville/ Serene Valley/ USA</text:p>
          </table:table-cell>
          <table:table-cell office:value-type="string" table:style-name="ce1">
            <text:p>+1 (098) 765-4321</text:p>
          </table:table-cell>
          <table:table-cell office:value-type="string" office:string-value="'YRK39' , 'Evelyn Powell' ,'F' , ' 789 Ash Lane/ Woodville/ Serene Valley/ USA ' , ' +1 (098) 765-4321 ' " table:formula="of:=CONCATENATE(&quot;'&quot;;[.A40];&quot;' &quot;; &quot;, &quot;;&quot;'&quot;;[.B40];&quot;'&quot;;&quot; ,&quot;;&quot;'&quot;;[.C40];&quot;' &quot;; &quot;,&quot;; &quot; ' &quot;;[.D40];&quot; ' &quot;; &quot;,&quot;; &quot; ' &quot;;[.E40];&quot; ' &quot;)" table:style-name="ce1">
            <text:p>'YRK39' , 'Evelyn Powell' ,'F' , ' 789 Ash Lane/ Woodville/ Serene Valley/ USA ' , ' +1 (098) 765-4321 '<text:s/></text:p>
          </table:table-cell>
          <table:table-cell office:value-type="string" office:string-value="( 'YRK39' , 'Evelyn Powell' ,'F' , ' 789 Ash Lane/ Woodville/ Serene Valley/ USA ' , ' +1 (098) 765-4321 ' )," table:formula="of:=CONCATENATE(&quot;(&quot;;&quot; &quot;;[.F40];&quot;)&quot;;&quot;,&quot;)" table:style-name="ce1">
            <text:p>( 'YRK39' , 'Evelyn Powell' ,'F' , ' 789 Ash Lane/ Woodville/ Serene Valley/ USA ' , ' +1 (098) 765-4321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0</text:p>
          </table:table-cell>
          <table:table-cell office:value-type="string" table:style-name="ce1">
            <text:p>Julian Collin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321 Poplar Road/ Oakdale/ Dreambrook/ USA</text:p>
          </table:table-cell>
          <table:table-cell office:value-type="string" table:style-name="ce1">
            <text:p>+1 (987) 654-3210</text:p>
          </table:table-cell>
          <table:table-cell office:value-type="string" office:string-value="'YRK40' , 'Julian Collins' ,'F' , ' 321 Poplar Road/ Oakdale/ Dreambrook/ USA ' , ' +1 (987) 654-3210 ' " table:formula="of:=CONCATENATE(&quot;'&quot;;[.A41];&quot;' &quot;; &quot;, &quot;;&quot;'&quot;;[.B41];&quot;'&quot;;&quot; ,&quot;;&quot;'&quot;;[.C41];&quot;' &quot;; &quot;,&quot;; &quot; ' &quot;;[.D41];&quot; ' &quot;; &quot;,&quot;; &quot; ' &quot;;[.E41];&quot; ' &quot;)" table:style-name="ce1">
            <text:p>'YRK40' , 'Julian Collins' ,'F' , ' 321 Poplar Road/ Oakdale/ Dreambrook/ USA ' , ' +1 (987) 654-3210 '<text:s/></text:p>
          </table:table-cell>
          <table:table-cell office:value-type="string" office:string-value="( 'YRK40' , 'Julian Collins' ,'F' , ' 321 Poplar Road/ Oakdale/ Dreambrook/ USA ' , ' +1 (987) 654-3210 ' )," table:formula="of:=CONCATENATE(&quot;(&quot;;&quot; &quot;;[.F41];&quot;)&quot;;&quot;,&quot;)" table:style-name="ce1">
            <text:p>( 'YRK40' , 'Julian Collins' ,'F' , ' 321 Poplar Road/ Oakdale/ Dreambrook/ USA ' , ' +1 (987) 654-3210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1</text:p>
          </table:table-cell>
          <table:table-cell office:value-type="string" table:style-name="ce1">
            <text:p>Addison Ramire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654 Spruce Drive/ Forest Hills/ Radiant Meadows/ USA</text:p>
          </table:table-cell>
          <table:table-cell office:value-type="string" table:style-name="ce1">
            <text:p>+1 (876) 543-2109</text:p>
          </table:table-cell>
          <table:table-cell office:value-type="string" office:string-value="'YRK41' , 'Addison Ramirez' ,'M' , ' 654 Spruce Drive/ Forest Hills/ Radiant Meadows/ USA ' , ' +1 (876) 543-2109 ' " table:formula="of:=CONCATENATE(&quot;'&quot;;[.A42];&quot;' &quot;; &quot;, &quot;;&quot;'&quot;;[.B42];&quot;'&quot;;&quot; ,&quot;;&quot;'&quot;;[.C42];&quot;' &quot;; &quot;,&quot;; &quot; ' &quot;;[.D42];&quot; ' &quot;; &quot;,&quot;; &quot; ' &quot;;[.E42];&quot; ' &quot;)" table:style-name="ce1">
            <text:p>'YRK41' , 'Addison Ramirez' ,'M' , ' 654 Spruce Drive/ Forest Hills/ Radiant Meadows/ USA ' , ' +1 (876) 543-2109 '<text:s/></text:p>
          </table:table-cell>
          <table:table-cell office:value-type="string" office:string-value="( 'YRK41' , 'Addison Ramirez' ,'M' , ' 654 Spruce Drive/ Forest Hills/ Radiant Meadows/ USA ' , ' +1 (876) 543-2109 ' )," table:formula="of:=CONCATENATE(&quot;(&quot;;&quot; &quot;;[.F42];&quot;)&quot;;&quot;,&quot;)" table:style-name="ce1">
            <text:p>( 'YRK41' , 'Addison Ramirez' ,'M' , ' 654 Spruce Drive/ Forest Hills/ Radiant Meadows/ USA ' , ' +1 (876) 543-2109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2</text:p>
          </table:table-cell>
          <table:table-cell office:value-type="string" table:style-name="ce1">
            <text:p>Isaac Coope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987 Fir Avenue/ Meadowlands/ Tranquil Grove/ USA</text:p>
          </table:table-cell>
          <table:table-cell office:value-type="string" table:style-name="ce1">
            <text:p>+1 (765) 432-1098</text:p>
          </table:table-cell>
          <table:table-cell office:value-type="string" office:string-value="'YRK42' , 'Isaac Cooper' ,'F' , ' 987 Fir Avenue/ Meadowlands/ Tranquil Grove/ USA ' , ' +1 (765) 432-1098 ' " table:formula="of:=CONCATENATE(&quot;'&quot;;[.A43];&quot;' &quot;; &quot;, &quot;;&quot;'&quot;;[.B43];&quot;'&quot;;&quot; ,&quot;;&quot;'&quot;;[.C43];&quot;' &quot;; &quot;,&quot;; &quot; ' &quot;;[.D43];&quot; ' &quot;; &quot;,&quot;; &quot; ' &quot;;[.E43];&quot; ' &quot;)" table:style-name="ce1">
            <text:p>'YRK42' , 'Isaac Cooper' ,'F' , ' 987 Fir Avenue/ Meadowlands/ Tranquil Grove/ USA ' , ' +1 (765) 432-1098 '<text:s/></text:p>
          </table:table-cell>
          <table:table-cell office:value-type="string" office:string-value="( 'YRK42' , 'Isaac Cooper' ,'F' , ' 987 Fir Avenue/ Meadowlands/ Tranquil Grove/ USA ' , ' +1 (765) 432-1098 ' )," table:formula="of:=CONCATENATE(&quot;(&quot;;&quot; &quot;;[.F43];&quot;)&quot;;&quot;,&quot;)" table:style-name="ce1">
            <text:p>( 'YRK42' , 'Isaac Cooper' ,'F' , ' 987 Fir Avenue/ Meadowlands/ Tranquil Grove/ USA ' , ' +1 (765) 432-1098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3</text:p>
          </table:table-cell>
          <table:table-cell office:value-type="string" table:style-name="ce1">
            <text:p>Avery Co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234 Maple Court/ Willowdale/ Serendipity Springs/ USA</text:p>
          </table:table-cell>
          <table:table-cell office:value-type="string" table:style-name="ce1">
            <text:p>+1 (654) 321-0987</text:p>
          </table:table-cell>
          <table:table-cell office:value-type="string" office:string-value="'YRK43' , 'Avery Cox' ,'M' , ' 234 Maple Court/ Willowdale/ Serendipity Springs/ USA ' , ' +1 (654) 321-0987 ' " table:formula="of:=CONCATENATE(&quot;'&quot;;[.A44];&quot;' &quot;; &quot;, &quot;;&quot;'&quot;;[.B44];&quot;'&quot;;&quot; ,&quot;;&quot;'&quot;;[.C44];&quot;' &quot;; &quot;,&quot;; &quot; ' &quot;;[.D44];&quot; ' &quot;; &quot;,&quot;; &quot; ' &quot;;[.E44];&quot; ' &quot;)" table:style-name="ce1">
            <text:p>'YRK43' , 'Avery Cox' ,'M' , ' 234 Maple Court/ Willowdale/ Serendipity Springs/ USA ' , ' +1 (654) 321-0987 '<text:s/></text:p>
          </table:table-cell>
          <table:table-cell office:value-type="string" office:string-value="( 'YRK43' , 'Avery Cox' ,'M' , ' 234 Maple Court/ Willowdale/ Serendipity Springs/ USA ' , ' +1 (654) 321-0987 ' )," table:formula="of:=CONCATENATE(&quot;(&quot;;&quot; &quot;;[.F44];&quot;)&quot;;&quot;,&quot;)" table:style-name="ce1">
            <text:p>( 'YRK43' , 'Avery Cox' ,'M' , ' 234 Maple Court/ Willowdale/ Serendipity Springs/ USA ' , ' +1 (654) 321-0987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4</text:p>
          </table:table-cell>
          <table:table-cell office:value-type="string" table:style-name="ce1">
            <text:p>Caleb Griffi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567 Oak Street/ Brookview/ Harmony Heights/ USA</text:p>
          </table:table-cell>
          <table:table-cell office:value-type="string" table:style-name="ce1">
            <text:p>+1 (543) 210-9876</text:p>
          </table:table-cell>
          <table:table-cell office:value-type="string" office:string-value="'YRK44' , 'Caleb Griffin' ,'M' , ' 567 Oak Street/ Brookview/ Harmony Heights/ USA ' , ' +1 (543) 210-9876 ' " table:formula="of:=CONCATENATE(&quot;'&quot;;[.A45];&quot;' &quot;; &quot;, &quot;;&quot;'&quot;;[.B45];&quot;'&quot;;&quot; ,&quot;;&quot;'&quot;;[.C45];&quot;' &quot;; &quot;,&quot;; &quot; ' &quot;;[.D45];&quot; ' &quot;; &quot;,&quot;; &quot; ' &quot;;[.E45];&quot; ' &quot;)" table:style-name="ce1">
            <text:p>'YRK44' , 'Caleb Griffin' ,'M' , ' 567 Oak Street/ Brookview/ Harmony Heights/ USA ' , ' +1 (543) 210-9876 '<text:s/></text:p>
          </table:table-cell>
          <table:table-cell office:value-type="string" office:string-value="( 'YRK44' , 'Caleb Griffin' ,'M' , ' 567 Oak Street/ Brookview/ Harmony Heights/ USA ' , ' +1 (543) 210-9876 ' )," table:formula="of:=CONCATENATE(&quot;(&quot;;&quot; &quot;;[.F45];&quot;)&quot;;&quot;,&quot;)" table:style-name="ce1">
            <text:p>( 'YRK44' , 'Caleb Griffin' ,'M' , ' 567 Oak Street/ Brookview/ Harmony Heights/ USA ' , ' +1 (543) 210-9876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5</text:p>
          </table:table-cell>
          <table:table-cell office:value-type="string" table:style-name="ce1">
            <text:p>Sophia Diaz</text:p>
          </table:table-cell>
          <table:table-cell office:value-type="string" table:style-name="ce1">
            <text:p>F</text:p>
          </table:table-cell>
          <table:table-cell office:value-type="string" table:style-name="ce1">
            <text:p>890 Elm Road/ Pinebrook/ Sunny Springs/ USA</text:p>
          </table:table-cell>
          <table:table-cell office:value-type="string" table:style-name="ce1">
            <text:p>+1 (432) 109-8765</text:p>
          </table:table-cell>
          <table:table-cell office:value-type="string" office:string-value="'YRK45' , 'Sophia Diaz' ,'F' , ' 890 Elm Road/ Pinebrook/ Sunny Springs/ USA ' , ' +1 (432) 109-8765 ' " table:formula="of:=CONCATENATE(&quot;'&quot;;[.A46];&quot;' &quot;; &quot;, &quot;;&quot;'&quot;;[.B46];&quot;'&quot;;&quot; ,&quot;;&quot;'&quot;;[.C46];&quot;' &quot;; &quot;,&quot;; &quot; ' &quot;;[.D46];&quot; ' &quot;; &quot;,&quot;; &quot; ' &quot;;[.E46];&quot; ' &quot;)" table:style-name="ce1">
            <text:p>'YRK45' , 'Sophia Diaz' ,'F' , ' 890 Elm Road/ Pinebrook/ Sunny Springs/ USA ' , ' +1 (432) 109-8765 '<text:s/></text:p>
          </table:table-cell>
          <table:table-cell office:value-type="string" office:string-value="( 'YRK45' , 'Sophia Diaz' ,'F' , ' 890 Elm Road/ Pinebrook/ Sunny Springs/ USA ' , ' +1 (432) 109-8765 ' )," table:formula="of:=CONCATENATE(&quot;(&quot;;&quot; &quot;;[.F46];&quot;)&quot;;&quot;,&quot;)" table:style-name="ce1">
            <text:p>( 'YRK45' , 'Sophia Diaz' ,'F' , ' 890 Elm Road/ Pinebrook/ Sunny Springs/ USA ' , ' +1 (432) 109-8765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6</text:p>
          </table:table-cell>
          <table:table-cell office:value-type="string" table:style-name="ce1">
            <text:p>Xavier Stewar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123 Cedar Lane/ Lakeside/ Blissful Meadows/ USA</text:p>
          </table:table-cell>
          <table:table-cell office:value-type="string" table:style-name="ce1">
            <text:p>+1 (321) 098-7654</text:p>
          </table:table-cell>
          <table:table-cell office:value-type="string" office:string-value="'YRK46' , 'Xavier Stewart' ,'M' , ' 123 Cedar Lane/ Lakeside/ Blissful Meadows/ USA ' , ' +1 (321) 098-7654 ' " table:formula="of:=CONCATENATE(&quot;'&quot;;[.A47];&quot;' &quot;; &quot;, &quot;;&quot;'&quot;;[.B47];&quot;'&quot;;&quot; ,&quot;;&quot;'&quot;;[.C47];&quot;' &quot;; &quot;,&quot;; &quot; ' &quot;;[.D47];&quot; ' &quot;; &quot;,&quot;; &quot; ' &quot;;[.E47];&quot; ' &quot;)" table:style-name="ce1">
            <text:p>'YRK46' , 'Xavier Stewart' ,'M' , ' 123 Cedar Lane/ Lakeside/ Blissful Meadows/ USA ' , ' +1 (321) 098-7654 '<text:s/></text:p>
          </table:table-cell>
          <table:table-cell office:value-type="string" office:string-value="( 'YRK46' , 'Xavier Stewart' ,'M' , ' 123 Cedar Lane/ Lakeside/ Blissful Meadows/ USA ' , ' +1 (321) 098-7654 ' )," table:formula="of:=CONCATENATE(&quot;(&quot;;&quot; &quot;;[.F47];&quot;)&quot;;&quot;,&quot;)" table:style-name="ce1">
            <text:p>( 'YRK46' , 'Xavier Stewart' ,'M' , ' 123 Cedar Lane/ Lakeside/ Blissful Meadows/ USA ' , ' +1 (321) 098-7654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7</text:p>
          </table:table-cell>
          <table:table-cell office:value-type="string" table:style-name="ce1">
            <text:p>Zoey Jenkin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456 Walnut Street/ Riverdale/ Dream Springs</text:p>
          </table:table-cell>
          <table:table-cell office:value-type="string" table:style-name="ce1">
            <text:p>+1 (210) 987-6543</text:p>
          </table:table-cell>
          <table:table-cell office:value-type="string" office:string-value="'YRK47' , 'Zoey Jenkins' ,'F' , ' 456 Walnut Street/ Riverdale/ Dream Springs ' , ' +1 (210) 987-6543 ' " table:formula="of:=CONCATENATE(&quot;'&quot;;[.A48];&quot;' &quot;; &quot;, &quot;;&quot;'&quot;;[.B48];&quot;'&quot;;&quot; ,&quot;;&quot;'&quot;;[.C48];&quot;' &quot;; &quot;,&quot;; &quot; ' &quot;;[.D48];&quot; ' &quot;; &quot;,&quot;; &quot; ' &quot;;[.E48];&quot; ' &quot;)" table:style-name="ce1">
            <text:p>'YRK47' , 'Zoey Jenkins' ,'F' , ' 456 Walnut Street/ Riverdale/ Dream Springs ' , ' +1 (210) 987-6543 '<text:s/></text:p>
          </table:table-cell>
          <table:table-cell office:value-type="string" office:string-value="( 'YRK47' , 'Zoey Jenkins' ,'F' , ' 456 Walnut Street/ Riverdale/ Dream Springs ' , ' +1 (210) 987-6543 ' )," table:formula="of:=CONCATENATE(&quot;(&quot;;&quot; &quot;;[.F48];&quot;)&quot;;&quot;,&quot;)" table:style-name="ce1">
            <text:p>( 'YRK47' , 'Zoey Jenkins' ,'F' , ' 456 Walnut Street/ Riverdale/ Dream Springs ' , ' +1 (210) 987-6543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8</text:p>
          </table:table-cell>
          <table:table-cell office:value-type="string" table:style-name="ce1">
            <text:p>Oliver Butle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234 Oak Road/ Lakeside/ Pleasant Springs/ USA</text:p>
          </table:table-cell>
          <table:table-cell office:value-type="string" table:style-name="ce1">
            <text:p>+1 (109) 876-5432</text:p>
          </table:table-cell>
          <table:table-cell office:value-type="string" office:string-value="'YRK48' , 'Oliver Butler' ,'F' , ' 234 Oak Road/ Lakeside/ Pleasant Springs/ USA ' , ' +1 (109) 876-5432 ' " table:formula="of:=CONCATENATE(&quot;'&quot;;[.A49];&quot;' &quot;; &quot;, &quot;;&quot;'&quot;;[.B49];&quot;'&quot;;&quot; ,&quot;;&quot;'&quot;;[.C49];&quot;' &quot;; &quot;,&quot;; &quot; ' &quot;;[.D49];&quot; ' &quot;; &quot;,&quot;; &quot; ' &quot;;[.E49];&quot; ' &quot;)" table:style-name="ce1">
            <text:p>'YRK48' , 'Oliver Butler' ,'F' , ' 234 Oak Road/ Lakeside/ Pleasant Springs/ USA ' , ' +1 (109) 876-5432 '<text:s/></text:p>
          </table:table-cell>
          <table:table-cell office:value-type="string" office:string-value="( 'YRK48' , 'Oliver Butler' ,'F' , ' 234 Oak Road/ Lakeside/ Pleasant Springs/ USA ' , ' +1 (109) 876-5432 ' )," table:formula="of:=CONCATENATE(&quot;(&quot;;&quot; &quot;;[.F49];&quot;)&quot;;&quot;,&quot;)" table:style-name="ce1">
            <text:p>( 'YRK48' , 'Oliver Butler' ,'F' , ' 234 Oak Road/ Lakeside/ Pleasant Springs/ USA ' , ' +1 (109) 876-5432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49</text:p>
          </table:table-cell>
          <table:table-cell office:value-type="string" table:style-name="ce1">
            <text:p>Piper Simmon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567 Elm Lane/ Riverdale/ Sunny Meadows/ USA</text:p>
          </table:table-cell>
          <table:table-cell office:value-type="string" table:style-name="ce1">
            <text:p>+1 (098) 765-4321</text:p>
          </table:table-cell>
          <table:table-cell office:value-type="string" office:string-value="'YRK49' , 'Piper Simmons' ,'M' , ' 567 Elm Lane/ Riverdale/ Sunny Meadows/ USA ' , ' +1 (098) 765-4321 ' " table:formula="of:=CONCATENATE(&quot;'&quot;;[.A50];&quot;' &quot;; &quot;, &quot;;&quot;'&quot;;[.B50];&quot;'&quot;;&quot; ,&quot;;&quot;'&quot;;[.C50];&quot;' &quot;; &quot;,&quot;; &quot; ' &quot;;[.D50];&quot; ' &quot;; &quot;,&quot;; &quot; ' &quot;;[.E50];&quot; ' &quot;)" table:style-name="ce1">
            <text:p>'YRK49' , 'Piper Simmons' ,'M' , ' 567 Elm Lane/ Riverdale/ Sunny Meadows/ USA ' , ' +1 (098) 765-4321 '<text:s/></text:p>
          </table:table-cell>
          <table:table-cell office:value-type="string" office:string-value="( 'YRK49' , 'Piper Simmons' ,'M' , ' 567 Elm Lane/ Riverdale/ Sunny Meadows/ USA ' , ' +1 (098) 765-4321 ' )," table:formula="of:=CONCATENATE(&quot;(&quot;;&quot; &quot;;[.F50];&quot;)&quot;;&quot;,&quot;)" table:style-name="ce1">
            <text:p>( 'YRK49' , 'Piper Simmons' ,'M' , ' 567 Elm Lane/ Riverdale/ Sunny Meadows/ USA ' , ' +1 (098) 765-4321 ' 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K50</text:p>
          </table:table-cell>
          <table:table-cell office:value-type="string" table:style-name="ce1">
            <text:p>Andrew Murphy<text:s/></text:p>
          </table:table-cell>
          <table:table-cell office:value-type="string" table:style-name="ce1">
            <text:p>M</text:p>
          </table:table-cell>
          <table:table-cell office:value-type="string" table:style-name="ce1">
            <text:p>890 Cedar Street/ Hillcrest/ Harmony Grove/ USA</text:p>
          </table:table-cell>
          <table:table-cell office:value-type="string" table:style-name="ce1">
            <text:p>+1 (987) 654-3210</text:p>
          </table:table-cell>
          <table:table-cell office:value-type="string" office:string-value="'YRK50' , 'Andrew Murphy ' ,'M' , ' 890 Cedar Street/ Hillcrest/ Harmony Grove/ USA ' , ' +1 (987) 654-3210 ' " table:formula="of:=CONCATENATE(&quot;'&quot;;[.A51];&quot;' &quot;; &quot;, &quot;;&quot;'&quot;;[.B51];&quot;'&quot;;&quot; ,&quot;;&quot;'&quot;;[.C51];&quot;' &quot;; &quot;,&quot;; &quot; ' &quot;;[.D51];&quot; ' &quot;; &quot;,&quot;; &quot; ' &quot;;[.E51];&quot; ' &quot;)" table:style-name="ce1">
            <text:p>'YRK50' , 'Andrew Murphy ' ,'M' , ' 890 Cedar Street/ Hillcrest/ Harmony Grove/ USA ' , ' +1 (987) 654-3210 '<text:s/></text:p>
          </table:table-cell>
          <table:table-cell office:value-type="string" office:string-value="( 'YRK50' , 'Andrew Murphy ' ,'M' , ' 890 Cedar Street/ Hillcrest/ Harmony Grove/ USA ' , ' +1 (987) 654-3210 ' )," table:formula="of:=CONCATENATE(&quot;(&quot;;&quot; &quot;;[.F51];&quot;)&quot;;&quot;,&quot;)" table:style-name="ce1">
            <text:p>( 'YRK50' , 'Andrew Murphy ' ,'M' , ' 890 Cedar Street/ Hillcrest/ Harmony Grove/ USA ' , ' +1 (987) 654-3210 ' ),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Sheet2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orders_id</text:p>
          </table:table-cell>
          <table:table-cell office:value-type="string" table:style-name="ce1">
            <text:p>orders_details</text:p>
          </table:table-cell>
          <table:table-cell office:value-type="string" table:style-name="ce1">
            <text:p>total_order</text:p>
          </table:table-cell>
          <table:table-cell office:value-type="string" table:style-name="ce1">
            <text:p>customer_id</text:p>
          </table:table-cell>
          <table:table-cell office:value-type="string" table:style-name="ce1">
            <text:p>bill_informa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RD21</text:p>
          </table:table-cell>
          <table:table-cell office:value-type="string" table:style-name="ce1">
            <text:p>On the w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36</text:p>
          </table:table-cell>
          <table:table-cell office:value-type="string" table:style-name="ce1">
            <text:p>FTR1</text:p>
          </table:table-cell>
          <table:table-cell office:value-type="string" office:string-value="'ORD21', 'On the way', '1', 'YRK36', 'FTR1'" table:formula="of:=CONCATENATE(&quot;'&quot;;[.A2];&quot;'&quot;;&quot;, &quot;; &quot;'&quot;;[.B2];&quot;'&quot;;&quot;, &quot;;&quot;'&quot;;[.C2];&quot;'&quot;;&quot;, &quot;;&quot;'&quot;;[.D2];&quot;'&quot;;&quot;, &quot;; &quot;'&quot;;[.E2];&quot;'&quot;)" table:style-name="ce1">
            <text:p>'ORD21', 'On the way', '1', 'YRK36', 'FTR1'</text:p>
          </table:table-cell>
          <table:table-cell office:value-type="string" office:string-value="('ORD21', 'On the way', '1', 'YRK36', 'FTR1')," table:formula="of:=CONCATENATE(&quot;(&quot;;[.F2];&quot;)&quot;;&quot;,&quot;)" table:style-name="ce1">
            <text:p>('ORD21', 'On the way', '1', 'YRK36', 'FTR1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2</text:p>
          </table:table-cell>
          <table:table-cell office:value-type="string" table:style-name="ce1">
            <text:p>Prepar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12</text:p>
          </table:table-cell>
          <table:table-cell office:value-type="string" table:style-name="ce1">
            <text:p>FTR2</text:p>
          </table:table-cell>
          <table:table-cell office:value-type="string" office:string-value="'ORD22', 'Prepared', '1', 'YRK12', 'FTR2'" table:formula="of:=CONCATENATE(&quot;'&quot;;[.A3];&quot;'&quot;;&quot;, &quot;; &quot;'&quot;;[.B3];&quot;'&quot;;&quot;, &quot;;&quot;'&quot;;[.C3];&quot;'&quot;;&quot;, &quot;;&quot;'&quot;;[.D3];&quot;'&quot;;&quot;, &quot;; &quot;'&quot;;[.E3];&quot;'&quot;)" table:style-name="ce1">
            <text:p>'ORD22', 'Prepared', '1', 'YRK12', 'FTR2'</text:p>
          </table:table-cell>
          <table:table-cell office:value-type="string" office:string-value="('ORD22', 'Prepared', '1', 'YRK12', 'FTR2')," table:formula="of:=CONCATENATE(&quot;(&quot;;[.F3];&quot;)&quot;;&quot;,&quot;)" table:style-name="ce1">
            <text:p>('ORD22', 'Prepared', '1', 'YRK12', 'FTR2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3</text:p>
          </table:table-cell>
          <table:table-cell office:value-type="string" table:style-name="ce1">
            <text:p>On the wa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9</text:p>
          </table:table-cell>
          <table:table-cell office:value-type="string" table:style-name="ce1">
            <text:p>FTR3</text:p>
          </table:table-cell>
          <table:table-cell office:value-type="string" office:string-value="'ORD23', 'On the way', '4', 'YRK9', 'FTR3'" table:formula="of:=CONCATENATE(&quot;'&quot;;[.A4];&quot;'&quot;;&quot;, &quot;; &quot;'&quot;;[.B4];&quot;'&quot;;&quot;, &quot;;&quot;'&quot;;[.C4];&quot;'&quot;;&quot;, &quot;;&quot;'&quot;;[.D4];&quot;'&quot;;&quot;, &quot;; &quot;'&quot;;[.E4];&quot;'&quot;)" table:style-name="ce1">
            <text:p>'ORD23', 'On the way', '4', 'YRK9', 'FTR3'</text:p>
          </table:table-cell>
          <table:table-cell office:value-type="string" office:string-value="('ORD23', 'On the way', '4', 'YRK9', 'FTR3')," table:formula="of:=CONCATENATE(&quot;(&quot;;[.F4];&quot;)&quot;;&quot;,&quot;)" table:style-name="ce1">
            <text:p>('ORD23', 'On the way', '4', 'YRK9', 'FTR3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4</text:p>
          </table:table-cell>
          <table:table-cell office:value-type="string" table:style-name="ce1">
            <text:p>Prepa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25</text:p>
          </table:table-cell>
          <table:table-cell office:value-type="string" table:style-name="ce1">
            <text:p>FTR4</text:p>
          </table:table-cell>
          <table:table-cell office:value-type="string" office:string-value="'ORD24', 'Prepared', '2', 'YRK25', 'FTR4'" table:formula="of:=CONCATENATE(&quot;'&quot;;[.A5];&quot;'&quot;;&quot;, &quot;; &quot;'&quot;;[.B5];&quot;'&quot;;&quot;, &quot;;&quot;'&quot;;[.C5];&quot;'&quot;;&quot;, &quot;;&quot;'&quot;;[.D5];&quot;'&quot;;&quot;, &quot;; &quot;'&quot;;[.E5];&quot;'&quot;)" table:style-name="ce1">
            <text:p>'ORD24', 'Prepared', '2', 'YRK25', 'FTR4'</text:p>
          </table:table-cell>
          <table:table-cell office:value-type="string" office:string-value="('ORD24', 'Prepared', '2', 'YRK25', 'FTR4')," table:formula="of:=CONCATENATE(&quot;(&quot;;[.F5];&quot;)&quot;;&quot;,&quot;)" table:style-name="ce1">
            <text:p>('ORD24', 'Prepared', '2', 'YRK25', 'FTR4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5</text:p>
          </table:table-cell>
          <table:table-cell office:value-type="string" table:style-name="ce1">
            <text:p>Arrive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23</text:p>
          </table:table-cell>
          <table:table-cell office:value-type="string" table:style-name="ce1">
            <text:p>FTR5</text:p>
          </table:table-cell>
          <table:table-cell office:value-type="string" office:string-value="'ORD25', 'Arrived', '5', 'YRK23', 'FTR5'" table:formula="of:=CONCATENATE(&quot;'&quot;;[.A6];&quot;'&quot;;&quot;, &quot;; &quot;'&quot;;[.B6];&quot;'&quot;;&quot;, &quot;;&quot;'&quot;;[.C6];&quot;'&quot;;&quot;, &quot;;&quot;'&quot;;[.D6];&quot;'&quot;;&quot;, &quot;; &quot;'&quot;;[.E6];&quot;'&quot;)" table:style-name="ce1">
            <text:p>'ORD25', 'Arrived', '5', 'YRK23', 'FTR5'</text:p>
          </table:table-cell>
          <table:table-cell office:value-type="string" office:string-value="('ORD25', 'Arrived', '5', 'YRK23', 'FTR5')," table:formula="of:=CONCATENATE(&quot;(&quot;;[.F6];&quot;)&quot;;&quot;,&quot;)" table:style-name="ce1">
            <text:p>('ORD25', 'Arrived', '5', 'YRK23', 'FTR5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6</text:p>
          </table:table-cell>
          <table:table-cell office:value-type="string" table:style-name="ce1">
            <text:p>On the w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31</text:p>
          </table:table-cell>
          <table:table-cell office:value-type="string" table:style-name="ce1">
            <text:p>FTR6</text:p>
          </table:table-cell>
          <table:table-cell office:value-type="string" office:string-value="'ORD26', 'On the way', '2', 'YRK31', 'FTR6'" table:formula="of:=CONCATENATE(&quot;'&quot;;[.A7];&quot;'&quot;;&quot;, &quot;; &quot;'&quot;;[.B7];&quot;'&quot;;&quot;, &quot;;&quot;'&quot;;[.C7];&quot;'&quot;;&quot;, &quot;;&quot;'&quot;;[.D7];&quot;'&quot;;&quot;, &quot;; &quot;'&quot;;[.E7];&quot;'&quot;)" table:style-name="ce1">
            <text:p>'ORD26', 'On the way', '2', 'YRK31', 'FTR6'</text:p>
          </table:table-cell>
          <table:table-cell office:value-type="string" office:string-value="('ORD26', 'On the way', '2', 'YRK31', 'FTR6')," table:formula="of:=CONCATENATE(&quot;(&quot;;[.F7];&quot;)&quot;;&quot;,&quot;)" table:style-name="ce1">
            <text:p>('ORD26', 'On the way', '2', 'YRK31', 'FTR6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7</text:p>
          </table:table-cell>
          <table:table-cell office:value-type="string" table:style-name="ce1">
            <text:p>Prepa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5</text:p>
          </table:table-cell>
          <table:table-cell office:value-type="string" table:style-name="ce1">
            <text:p>FTR7</text:p>
          </table:table-cell>
          <table:table-cell office:value-type="string" office:string-value="'ORD27', 'Prepared', '4', 'YRK5', 'FTR7'" table:formula="of:=CONCATENATE(&quot;'&quot;;[.A8];&quot;'&quot;;&quot;, &quot;; &quot;'&quot;;[.B8];&quot;'&quot;;&quot;, &quot;;&quot;'&quot;;[.C8];&quot;'&quot;;&quot;, &quot;;&quot;'&quot;;[.D8];&quot;'&quot;;&quot;, &quot;; &quot;'&quot;;[.E8];&quot;'&quot;)" table:style-name="ce1">
            <text:p>'ORD27', 'Prepared', '4', 'YRK5', 'FTR7'</text:p>
          </table:table-cell>
          <table:table-cell office:value-type="string" office:string-value="('ORD27', 'Prepared', '4', 'YRK5', 'FTR7')," table:formula="of:=CONCATENATE(&quot;(&quot;;[.F8];&quot;)&quot;;&quot;,&quot;)" table:style-name="ce1">
            <text:p>('ORD27', 'Prepared', '4', 'YRK5', 'FTR7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8</text:p>
          </table:table-cell>
          <table:table-cell office:value-type="string" table:style-name="ce1">
            <text:p>Arriv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21</text:p>
          </table:table-cell>
          <table:table-cell office:value-type="string" table:style-name="ce1">
            <text:p>FTR8</text:p>
          </table:table-cell>
          <table:table-cell office:value-type="string" office:string-value="'ORD28', 'Arrived', '1', 'YRK21', 'FTR8'" table:formula="of:=CONCATENATE(&quot;'&quot;;[.A9];&quot;'&quot;;&quot;, &quot;; &quot;'&quot;;[.B9];&quot;'&quot;;&quot;, &quot;;&quot;'&quot;;[.C9];&quot;'&quot;;&quot;, &quot;;&quot;'&quot;;[.D9];&quot;'&quot;;&quot;, &quot;; &quot;'&quot;;[.E9];&quot;'&quot;)" table:style-name="ce1">
            <text:p>'ORD28', 'Arrived', '1', 'YRK21', 'FTR8'</text:p>
          </table:table-cell>
          <table:table-cell office:value-type="string" office:string-value="('ORD28', 'Arrived', '1', 'YRK21', 'FTR8')," table:formula="of:=CONCATENATE(&quot;(&quot;;[.F9];&quot;)&quot;;&quot;,&quot;)" table:style-name="ce1">
            <text:p>('ORD28', 'Arrived', '1', 'YRK21', 'FTR8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29</text:p>
          </table:table-cell>
          <table:table-cell office:value-type="string" table:style-name="ce1">
            <text:p>On the w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35</text:p>
          </table:table-cell>
          <table:table-cell office:value-type="string" table:style-name="ce1">
            <text:p>FTR9</text:p>
          </table:table-cell>
          <table:table-cell office:value-type="string" office:string-value="'ORD29', 'On the way', '3', 'YRK35', 'FTR9'" table:formula="of:=CONCATENATE(&quot;'&quot;;[.A10];&quot;'&quot;;&quot;, &quot;; &quot;'&quot;;[.B10];&quot;'&quot;;&quot;, &quot;;&quot;'&quot;;[.C10];&quot;'&quot;;&quot;, &quot;;&quot;'&quot;;[.D10];&quot;'&quot;;&quot;, &quot;; &quot;'&quot;;[.E10];&quot;'&quot;)" table:style-name="ce1">
            <text:p>'ORD29', 'On the way', '3', 'YRK35', 'FTR9'</text:p>
          </table:table-cell>
          <table:table-cell office:value-type="string" office:string-value="('ORD29', 'On the way', '3', 'YRK35', 'FTR9')," table:formula="of:=CONCATENATE(&quot;(&quot;;[.F10];&quot;)&quot;;&quot;,&quot;)" table:style-name="ce1">
            <text:p>('ORD29', 'On the way', '3', 'YRK35', 'FTR9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0</text:p>
          </table:table-cell>
          <table:table-cell office:value-type="string" table:style-name="ce1">
            <text:p>Prepa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29</text:p>
          </table:table-cell>
          <table:table-cell office:value-type="string" table:style-name="ce1">
            <text:p>FTR10</text:p>
          </table:table-cell>
          <table:table-cell office:value-type="string" office:string-value="'ORD30', 'Prepared', '2', 'YRK29', 'FTR10'" table:formula="of:=CONCATENATE(&quot;'&quot;;[.A11];&quot;'&quot;;&quot;, &quot;; &quot;'&quot;;[.B11];&quot;'&quot;;&quot;, &quot;;&quot;'&quot;;[.C11];&quot;'&quot;;&quot;, &quot;;&quot;'&quot;;[.D11];&quot;'&quot;;&quot;, &quot;; &quot;'&quot;;[.E11];&quot;'&quot;)" table:style-name="ce1">
            <text:p>'ORD30', 'Prepared', '2', 'YRK29', 'FTR10'</text:p>
          </table:table-cell>
          <table:table-cell office:value-type="string" office:string-value="('ORD30', 'Prepared', '2', 'YRK29', 'FTR10')," table:formula="of:=CONCATENATE(&quot;(&quot;;[.F11];&quot;)&quot;;&quot;,&quot;)" table:style-name="ce1">
            <text:p>('ORD30', 'Prepared', '2', 'YRK29', 'FTR10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1</text:p>
          </table:table-cell>
          <table:table-cell office:value-type="string" table:style-name="ce1">
            <text:p>On the w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3</text:p>
          </table:table-cell>
          <table:table-cell office:value-type="string" table:style-name="ce1">
            <text:p>FTR11</text:p>
          </table:table-cell>
          <table:table-cell office:value-type="string" office:string-value="'ORD31', 'On the way', '3', 'YRK3', 'FTR11'" table:formula="of:=CONCATENATE(&quot;'&quot;;[.A12];&quot;'&quot;;&quot;, &quot;; &quot;'&quot;;[.B12];&quot;'&quot;;&quot;, &quot;;&quot;'&quot;;[.C12];&quot;'&quot;;&quot;, &quot;;&quot;'&quot;;[.D12];&quot;'&quot;;&quot;, &quot;; &quot;'&quot;;[.E12];&quot;'&quot;)" table:style-name="ce1">
            <text:p>'ORD31', 'On the way', '3', 'YRK3', 'FTR11'</text:p>
          </table:table-cell>
          <table:table-cell office:value-type="string" office:string-value="('ORD31', 'On the way', '3', 'YRK3', 'FTR11')," table:formula="of:=CONCATENATE(&quot;(&quot;;[.F12];&quot;)&quot;;&quot;,&quot;)" table:style-name="ce1">
            <text:p>('ORD31', 'On the way', '3', 'YRK3', 'FTR11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2</text:p>
          </table:table-cell>
          <table:table-cell office:value-type="string" table:style-name="ce1">
            <text:p>On the wa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18</text:p>
          </table:table-cell>
          <table:table-cell office:value-type="string" table:style-name="ce1">
            <text:p>FTR12</text:p>
          </table:table-cell>
          <table:table-cell office:value-type="string" office:string-value="'ORD32', 'On the way', '4', 'YRK18', 'FTR12'" table:formula="of:=CONCATENATE(&quot;'&quot;;[.A13];&quot;'&quot;;&quot;, &quot;; &quot;'&quot;;[.B13];&quot;'&quot;;&quot;, &quot;;&quot;'&quot;;[.C13];&quot;'&quot;;&quot;, &quot;;&quot;'&quot;;[.D13];&quot;'&quot;;&quot;, &quot;; &quot;'&quot;;[.E13];&quot;'&quot;)" table:style-name="ce1">
            <text:p>'ORD32', 'On the way', '4', 'YRK18', 'FTR12'</text:p>
          </table:table-cell>
          <table:table-cell office:value-type="string" office:string-value="('ORD32', 'On the way', '4', 'YRK18', 'FTR12')," table:formula="of:=CONCATENATE(&quot;(&quot;;[.F13];&quot;)&quot;;&quot;,&quot;)" table:style-name="ce1">
            <text:p>('ORD32', 'On the way', '4', 'YRK18', 'FTR12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3</text:p>
          </table:table-cell>
          <table:table-cell office:value-type="string" table:style-name="ce1">
            <text:p>On the wa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48</text:p>
          </table:table-cell>
          <table:table-cell office:value-type="string" table:style-name="ce1">
            <text:p>FTR13</text:p>
          </table:table-cell>
          <table:table-cell office:value-type="string" office:string-value="'ORD33', 'On the way', '4', 'YRK48', 'FTR13'" table:formula="of:=CONCATENATE(&quot;'&quot;;[.A14];&quot;'&quot;;&quot;, &quot;; &quot;'&quot;;[.B14];&quot;'&quot;;&quot;, &quot;;&quot;'&quot;;[.C14];&quot;'&quot;;&quot;, &quot;;&quot;'&quot;;[.D14];&quot;'&quot;;&quot;, &quot;; &quot;'&quot;;[.E14];&quot;'&quot;)" table:style-name="ce1">
            <text:p>'ORD33', 'On the way', '4', 'YRK48', 'FTR13'</text:p>
          </table:table-cell>
          <table:table-cell office:value-type="string" office:string-value="('ORD33', 'On the way', '4', 'YRK48', 'FTR13')," table:formula="of:=CONCATENATE(&quot;(&quot;;[.F14];&quot;)&quot;;&quot;,&quot;)" table:style-name="ce1">
            <text:p>('ORD33', 'On the way', '4', 'YRK48', 'FTR13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4</text:p>
          </table:table-cell>
          <table:table-cell office:value-type="string" table:style-name="ce1">
            <text:p>Prepa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22</text:p>
          </table:table-cell>
          <table:table-cell office:value-type="string" table:style-name="ce1">
            <text:p>FTR14</text:p>
          </table:table-cell>
          <table:table-cell office:value-type="string" office:string-value="'ORD34', 'Prepared', '3', 'YRK22', 'FTR14'" table:formula="of:=CONCATENATE(&quot;'&quot;;[.A15];&quot;'&quot;;&quot;, &quot;; &quot;'&quot;;[.B15];&quot;'&quot;;&quot;, &quot;;&quot;'&quot;;[.C15];&quot;'&quot;;&quot;, &quot;;&quot;'&quot;;[.D15];&quot;'&quot;;&quot;, &quot;; &quot;'&quot;;[.E15];&quot;'&quot;)" table:style-name="ce1">
            <text:p>'ORD34', 'Prepared', '3', 'YRK22', 'FTR14'</text:p>
          </table:table-cell>
          <table:table-cell office:value-type="string" office:string-value="('ORD34', 'Prepared', '3', 'YRK22', 'FTR14')," table:formula="of:=CONCATENATE(&quot;(&quot;;[.F15];&quot;)&quot;;&quot;,&quot;)" table:style-name="ce1">
            <text:p>('ORD34', 'Prepared', '3', 'YRK22', 'FTR14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5</text:p>
          </table:table-cell>
          <table:table-cell office:value-type="string" table:style-name="ce1">
            <text:p>Arriv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13</text:p>
          </table:table-cell>
          <table:table-cell office:value-type="string" table:style-name="ce1">
            <text:p>FTR15</text:p>
          </table:table-cell>
          <table:table-cell office:value-type="string" office:string-value="'ORD35', 'Arrived', '4', 'YRK13', 'FTR15'" table:formula="of:=CONCATENATE(&quot;'&quot;;[.A16];&quot;'&quot;;&quot;, &quot;; &quot;'&quot;;[.B16];&quot;'&quot;;&quot;, &quot;;&quot;'&quot;;[.C16];&quot;'&quot;;&quot;, &quot;;&quot;'&quot;;[.D16];&quot;'&quot;;&quot;, &quot;; &quot;'&quot;;[.E16];&quot;'&quot;)" table:style-name="ce1">
            <text:p>'ORD35', 'Arrived', '4', 'YRK13', 'FTR15'</text:p>
          </table:table-cell>
          <table:table-cell office:value-type="string" office:string-value="('ORD35', 'Arrived', '4', 'YRK13', 'FTR15')," table:formula="of:=CONCATENATE(&quot;(&quot;;[.F16];&quot;)&quot;;&quot;,&quot;)" table:style-name="ce1">
            <text:p>('ORD35', 'Arrived', '4', 'YRK13', 'FTR15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6</text:p>
          </table:table-cell>
          <table:table-cell office:value-type="string" table:style-name="ce1">
            <text:p>On the w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15</text:p>
          </table:table-cell>
          <table:table-cell office:value-type="string" table:style-name="ce1">
            <text:p>FTR16</text:p>
          </table:table-cell>
          <table:table-cell office:value-type="string" office:string-value="'ORD36', 'On the way', '3', 'YRK15', 'FTR16'" table:formula="of:=CONCATENATE(&quot;'&quot;;[.A17];&quot;'&quot;;&quot;, &quot;; &quot;'&quot;;[.B17];&quot;'&quot;;&quot;, &quot;;&quot;'&quot;;[.C17];&quot;'&quot;;&quot;, &quot;;&quot;'&quot;;[.D17];&quot;'&quot;;&quot;, &quot;; &quot;'&quot;;[.E17];&quot;'&quot;)" table:style-name="ce1">
            <text:p>'ORD36', 'On the way', '3', 'YRK15', 'FTR16'</text:p>
          </table:table-cell>
          <table:table-cell office:value-type="string" office:string-value="('ORD36', 'On the way', '3', 'YRK15', 'FTR16')," table:formula="of:=CONCATENATE(&quot;(&quot;;[.F17];&quot;)&quot;;&quot;,&quot;)" table:style-name="ce1">
            <text:p>('ORD36', 'On the way', '3', 'YRK15', 'FTR16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7</text:p>
          </table:table-cell>
          <table:table-cell office:value-type="string" table:style-name="ce1">
            <text:p>Prepare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30</text:p>
          </table:table-cell>
          <table:table-cell office:value-type="string" table:style-name="ce1">
            <text:p>FTR17</text:p>
          </table:table-cell>
          <table:table-cell office:value-type="string" office:string-value="'ORD37', 'Prepared', '5', 'YRK30', 'FTR17'" table:formula="of:=CONCATENATE(&quot;'&quot;;[.A18];&quot;'&quot;;&quot;, &quot;; &quot;'&quot;;[.B18];&quot;'&quot;;&quot;, &quot;;&quot;'&quot;;[.C18];&quot;'&quot;;&quot;, &quot;;&quot;'&quot;;[.D18];&quot;'&quot;;&quot;, &quot;; &quot;'&quot;;[.E18];&quot;'&quot;)" table:style-name="ce1">
            <text:p>'ORD37', 'Prepared', '5', 'YRK30', 'FTR17'</text:p>
          </table:table-cell>
          <table:table-cell office:value-type="string" office:string-value="('ORD37', 'Prepared', '5', 'YRK30', 'FTR17')," table:formula="of:=CONCATENATE(&quot;(&quot;;[.F18];&quot;)&quot;;&quot;,&quot;)" table:style-name="ce1">
            <text:p>('ORD37', 'Prepared', '5', 'YRK30', 'FTR17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8</text:p>
          </table:table-cell>
          <table:table-cell office:value-type="string" table:style-name="ce1">
            <text:p>Arriv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14</text:p>
          </table:table-cell>
          <table:table-cell office:value-type="string" table:style-name="ce1">
            <text:p>FTR18</text:p>
          </table:table-cell>
          <table:table-cell office:value-type="string" office:string-value="'ORD38', 'Arrived', '2', 'YRK14', 'FTR18'" table:formula="of:=CONCATENATE(&quot;'&quot;;[.A19];&quot;'&quot;;&quot;, &quot;; &quot;'&quot;;[.B19];&quot;'&quot;;&quot;, &quot;;&quot;'&quot;;[.C19];&quot;'&quot;;&quot;, &quot;;&quot;'&quot;;[.D19];&quot;'&quot;;&quot;, &quot;; &quot;'&quot;;[.E19];&quot;'&quot;)" table:style-name="ce1">
            <text:p>'ORD38', 'Arrived', '2', 'YRK14', 'FTR18'</text:p>
          </table:table-cell>
          <table:table-cell office:value-type="string" office:string-value="('ORD38', 'Arrived', '2', 'YRK14', 'FTR18')," table:formula="of:=CONCATENATE(&quot;(&quot;;[.F19];&quot;)&quot;;&quot;,&quot;)" table:style-name="ce1">
            <text:p>('ORD38', 'Arrived', '2', 'YRK14', 'FTR18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39</text:p>
          </table:table-cell>
          <table:table-cell office:value-type="string" table:style-name="ce1">
            <text:p>On the wa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42</text:p>
          </table:table-cell>
          <table:table-cell office:value-type="string" table:style-name="ce1">
            <text:p>FTR19</text:p>
          </table:table-cell>
          <table:table-cell office:value-type="string" office:string-value="'ORD39', 'On the way', '4', 'YRK42', 'FTR19'" table:formula="of:=CONCATENATE(&quot;'&quot;;[.A20];&quot;'&quot;;&quot;, &quot;; &quot;'&quot;;[.B20];&quot;'&quot;;&quot;, &quot;;&quot;'&quot;;[.C20];&quot;'&quot;;&quot;, &quot;;&quot;'&quot;;[.D20];&quot;'&quot;;&quot;, &quot;; &quot;'&quot;;[.E20];&quot;'&quot;)" table:style-name="ce1">
            <text:p>'ORD39', 'On the way', '4', 'YRK42', 'FTR19'</text:p>
          </table:table-cell>
          <table:table-cell office:value-type="string" office:string-value="('ORD39', 'On the way', '4', 'YRK42', 'FTR19')," table:formula="of:=CONCATENATE(&quot;(&quot;;[.F20];&quot;)&quot;;&quot;,&quot;)" table:style-name="ce1">
            <text:p>('ORD39', 'On the way', '4', 'YRK42', 'FTR19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0</text:p>
          </table:table-cell>
          <table:table-cell office:value-type="string" table:style-name="ce1">
            <text:p>On the w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16</text:p>
          </table:table-cell>
          <table:table-cell office:value-type="string" table:style-name="ce1">
            <text:p>FTR20</text:p>
          </table:table-cell>
          <table:table-cell office:value-type="string" office:string-value="'ORD40', 'On the way', '1', 'YRK16', 'FTR20'" table:formula="of:=CONCATENATE(&quot;'&quot;;[.A21];&quot;'&quot;;&quot;, &quot;; &quot;'&quot;;[.B21];&quot;'&quot;;&quot;, &quot;;&quot;'&quot;;[.C21];&quot;'&quot;;&quot;, &quot;;&quot;'&quot;;[.D21];&quot;'&quot;;&quot;, &quot;; &quot;'&quot;;[.E21];&quot;'&quot;)" table:style-name="ce1">
            <text:p>'ORD40', 'On the way', '1', 'YRK16', 'FTR20'</text:p>
          </table:table-cell>
          <table:table-cell office:value-type="string" office:string-value="('ORD40', 'On the way', '1', 'YRK16', 'FTR20')," table:formula="of:=CONCATENATE(&quot;(&quot;;[.F21];&quot;)&quot;;&quot;,&quot;)" table:style-name="ce1">
            <text:p>('ORD40', 'On the way', '1', 'YRK16', 'FTR20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1</text:p>
          </table:table-cell>
          <table:table-cell office:value-type="string" table:style-name="ce1">
            <text:p>On the w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11</text:p>
          </table:table-cell>
          <table:table-cell office:value-type="string" table:style-name="ce1">
            <text:p>FTR21</text:p>
          </table:table-cell>
          <table:table-cell office:value-type="string" office:string-value="'ORD41', 'On the way', '3', 'YRK11', 'FTR21'" table:formula="of:=CONCATENATE(&quot;'&quot;;[.A22];&quot;'&quot;;&quot;, &quot;; &quot;'&quot;;[.B22];&quot;'&quot;;&quot;, &quot;;&quot;'&quot;;[.C22];&quot;'&quot;;&quot;, &quot;;&quot;'&quot;;[.D22];&quot;'&quot;;&quot;, &quot;; &quot;'&quot;;[.E22];&quot;'&quot;)" table:style-name="ce1">
            <text:p>'ORD41', 'On the way', '3', 'YRK11', 'FTR21'</text:p>
          </table:table-cell>
          <table:table-cell office:value-type="string" office:string-value="('ORD41', 'On the way', '3', 'YRK11', 'FTR21')," table:formula="of:=CONCATENATE(&quot;(&quot;;[.F22];&quot;)&quot;;&quot;,&quot;)" table:style-name="ce1">
            <text:p>('ORD41', 'On the way', '3', 'YRK11', 'FTR21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2</text:p>
          </table:table-cell>
          <table:table-cell office:value-type="string" table:style-name="ce1">
            <text:p>On the wa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10</text:p>
          </table:table-cell>
          <table:table-cell office:value-type="string" table:style-name="ce1">
            <text:p>FTR22</text:p>
          </table:table-cell>
          <table:table-cell office:value-type="string" office:string-value="'ORD42', 'On the way', '5', 'YRK10', 'FTR22'" table:formula="of:=CONCATENATE(&quot;'&quot;;[.A23];&quot;'&quot;;&quot;, &quot;; &quot;'&quot;;[.B23];&quot;'&quot;;&quot;, &quot;;&quot;'&quot;;[.C23];&quot;'&quot;;&quot;, &quot;;&quot;'&quot;;[.D23];&quot;'&quot;;&quot;, &quot;; &quot;'&quot;;[.E23];&quot;'&quot;)" table:style-name="ce1">
            <text:p>'ORD42', 'On the way', '5', 'YRK10', 'FTR22'</text:p>
          </table:table-cell>
          <table:table-cell office:value-type="string" office:string-value="('ORD42', 'On the way', '5', 'YRK10', 'FTR22')," table:formula="of:=CONCATENATE(&quot;(&quot;;[.F23];&quot;)&quot;;&quot;,&quot;)" table:style-name="ce1">
            <text:p>('ORD42', 'On the way', '5', 'YRK10', 'FTR22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3</text:p>
          </table:table-cell>
          <table:table-cell office:value-type="string" table:style-name="ce1">
            <text:p>Prepare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2</text:p>
          </table:table-cell>
          <table:table-cell office:value-type="string" table:style-name="ce1">
            <text:p>FTR23</text:p>
          </table:table-cell>
          <table:table-cell office:value-type="string" office:string-value="'ORD43', 'Prepared', '5', 'YRK2', 'FTR23'" table:formula="of:=CONCATENATE(&quot;'&quot;;[.A24];&quot;'&quot;;&quot;, &quot;; &quot;'&quot;;[.B24];&quot;'&quot;;&quot;, &quot;;&quot;'&quot;;[.C24];&quot;'&quot;;&quot;, &quot;;&quot;'&quot;;[.D24];&quot;'&quot;;&quot;, &quot;; &quot;'&quot;;[.E24];&quot;'&quot;)" table:style-name="ce1">
            <text:p>'ORD43', 'Prepared', '5', 'YRK2', 'FTR23'</text:p>
          </table:table-cell>
          <table:table-cell office:value-type="string" office:string-value="('ORD43', 'Prepared', '5', 'YRK2', 'FTR23')," table:formula="of:=CONCATENATE(&quot;(&quot;;[.F24];&quot;)&quot;;&quot;,&quot;)" table:style-name="ce1">
            <text:p>('ORD43', 'Prepared', '5', 'YRK2', 'FTR23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4</text:p>
          </table:table-cell>
          <table:table-cell office:value-type="string" table:style-name="ce1">
            <text:p>Arriv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26</text:p>
          </table:table-cell>
          <table:table-cell office:value-type="string" table:style-name="ce1">
            <text:p>FTR24</text:p>
          </table:table-cell>
          <table:table-cell office:value-type="string" office:string-value="'ORD44', 'Arrived', '1', 'YRK26', 'FTR24'" table:formula="of:=CONCATENATE(&quot;'&quot;;[.A25];&quot;'&quot;;&quot;, &quot;; &quot;'&quot;;[.B25];&quot;'&quot;;&quot;, &quot;;&quot;'&quot;;[.C25];&quot;'&quot;;&quot;, &quot;;&quot;'&quot;;[.D25];&quot;'&quot;;&quot;, &quot;; &quot;'&quot;;[.E25];&quot;'&quot;)" table:style-name="ce1">
            <text:p>'ORD44', 'Arrived', '1', 'YRK26', 'FTR24'</text:p>
          </table:table-cell>
          <table:table-cell office:value-type="string" office:string-value="('ORD44', 'Arrived', '1', 'YRK26', 'FTR24')," table:formula="of:=CONCATENATE(&quot;(&quot;;[.F25];&quot;)&quot;;&quot;,&quot;)" table:style-name="ce1">
            <text:p>('ORD44', 'Arrived', '1', 'YRK26', 'FTR24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5</text:p>
          </table:table-cell>
          <table:table-cell office:value-type="string" table:style-name="ce1">
            <text:p>On the wa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6</text:p>
          </table:table-cell>
          <table:table-cell office:value-type="string" table:style-name="ce1">
            <text:p>FTR25</text:p>
          </table:table-cell>
          <table:table-cell office:value-type="string" office:string-value="'ORD45', 'On the way', '5', 'YRK6', 'FTR25'" table:formula="of:=CONCATENATE(&quot;'&quot;;[.A26];&quot;'&quot;;&quot;, &quot;; &quot;'&quot;;[.B26];&quot;'&quot;;&quot;, &quot;;&quot;'&quot;;[.C26];&quot;'&quot;;&quot;, &quot;;&quot;'&quot;;[.D26];&quot;'&quot;;&quot;, &quot;; &quot;'&quot;;[.E26];&quot;'&quot;)" table:style-name="ce1">
            <text:p>'ORD45', 'On the way', '5', 'YRK6', 'FTR25'</text:p>
          </table:table-cell>
          <table:table-cell office:value-type="string" office:string-value="('ORD45', 'On the way', '5', 'YRK6', 'FTR25')," table:formula="of:=CONCATENATE(&quot;(&quot;;[.F26];&quot;)&quot;;&quot;,&quot;)" table:style-name="ce1">
            <text:p>('ORD45', 'On the way', '5', 'YRK6', 'FTR25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6</text:p>
          </table:table-cell>
          <table:table-cell office:value-type="string" table:style-name="ce1">
            <text:p>Prepar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1</text:p>
          </table:table-cell>
          <table:table-cell office:value-type="string" table:style-name="ce1">
            <text:p>FTR26</text:p>
          </table:table-cell>
          <table:table-cell office:value-type="string" office:string-value="'ORD46', 'Prepared', '1', 'YRK1', 'FTR26'" table:formula="of:=CONCATENATE(&quot;'&quot;;[.A27];&quot;'&quot;;&quot;, &quot;; &quot;'&quot;;[.B27];&quot;'&quot;;&quot;, &quot;;&quot;'&quot;;[.C27];&quot;'&quot;;&quot;, &quot;;&quot;'&quot;;[.D27];&quot;'&quot;;&quot;, &quot;; &quot;'&quot;;[.E27];&quot;'&quot;)" table:style-name="ce1">
            <text:p>'ORD46', 'Prepared', '1', 'YRK1', 'FTR26'</text:p>
          </table:table-cell>
          <table:table-cell office:value-type="string" office:string-value="('ORD46', 'Prepared', '1', 'YRK1', 'FTR26')," table:formula="of:=CONCATENATE(&quot;(&quot;;[.F27];&quot;)&quot;;&quot;,&quot;)" table:style-name="ce1">
            <text:p>('ORD46', 'Prepared', '1', 'YRK1', 'FTR26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7</text:p>
          </table:table-cell>
          <table:table-cell office:value-type="string" table:style-name="ce1">
            <text:p>Arriv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24</text:p>
          </table:table-cell>
          <table:table-cell office:value-type="string" table:style-name="ce1">
            <text:p>FTR27</text:p>
          </table:table-cell>
          <table:table-cell office:value-type="string" office:string-value="'ORD47', 'Arrived', '3', 'YRK24', 'FTR27'" table:formula="of:=CONCATENATE(&quot;'&quot;;[.A28];&quot;'&quot;;&quot;, &quot;; &quot;'&quot;;[.B28];&quot;'&quot;;&quot;, &quot;;&quot;'&quot;;[.C28];&quot;'&quot;;&quot;, &quot;;&quot;'&quot;;[.D28];&quot;'&quot;;&quot;, &quot;; &quot;'&quot;;[.E28];&quot;'&quot;)" table:style-name="ce1">
            <text:p>'ORD47', 'Arrived', '3', 'YRK24', 'FTR27'</text:p>
          </table:table-cell>
          <table:table-cell office:value-type="string" office:string-value="('ORD47', 'Arrived', '3', 'YRK24', 'FTR27')," table:formula="of:=CONCATENATE(&quot;(&quot;;[.F28];&quot;)&quot;;&quot;,&quot;)" table:style-name="ce1">
            <text:p>('ORD47', 'Arrived', '3', 'YRK24', 'FTR27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8</text:p>
          </table:table-cell>
          <table:table-cell office:value-type="string" table:style-name="ce1">
            <text:p>Arriv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28</text:p>
          </table:table-cell>
          <table:table-cell office:value-type="string" table:style-name="ce1">
            <text:p>FTR28</text:p>
          </table:table-cell>
          <table:table-cell office:value-type="string" office:string-value="'ORD48', 'Arrived', '2', 'YRK28', 'FTR28'" table:formula="of:=CONCATENATE(&quot;'&quot;;[.A29];&quot;'&quot;;&quot;, &quot;; &quot;'&quot;;[.B29];&quot;'&quot;;&quot;, &quot;;&quot;'&quot;;[.C29];&quot;'&quot;;&quot;, &quot;;&quot;'&quot;;[.D29];&quot;'&quot;;&quot;, &quot;; &quot;'&quot;;[.E29];&quot;'&quot;)" table:style-name="ce1">
            <text:p>'ORD48', 'Arrived', '2', 'YRK28', 'FTR28'</text:p>
          </table:table-cell>
          <table:table-cell office:value-type="string" office:string-value="('ORD48', 'Arrived', '2', 'YRK28', 'FTR28')," table:formula="of:=CONCATENATE(&quot;(&quot;;[.F29];&quot;)&quot;;&quot;,&quot;)" table:style-name="ce1">
            <text:p>('ORD48', 'Arrived', '2', 'YRK28', 'FTR28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49</text:p>
          </table:table-cell>
          <table:table-cell office:value-type="string" table:style-name="ce1">
            <text:p>On the wa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9</text:p>
          </table:table-cell>
          <table:table-cell office:value-type="string" table:style-name="ce1">
            <text:p>FTR29</text:p>
          </table:table-cell>
          <table:table-cell office:value-type="string" office:string-value="'ORD49', 'On the way', '5', 'YRK9', 'FTR29'" table:formula="of:=CONCATENATE(&quot;'&quot;;[.A30];&quot;'&quot;;&quot;, &quot;; &quot;'&quot;;[.B30];&quot;'&quot;;&quot;, &quot;;&quot;'&quot;;[.C30];&quot;'&quot;;&quot;, &quot;;&quot;'&quot;;[.D30];&quot;'&quot;;&quot;, &quot;; &quot;'&quot;;[.E30];&quot;'&quot;)" table:style-name="ce1">
            <text:p>'ORD49', 'On the way', '5', 'YRK9', 'FTR29'</text:p>
          </table:table-cell>
          <table:table-cell office:value-type="string" office:string-value="('ORD49', 'On the way', '5', 'YRK9', 'FTR29')," table:formula="of:=CONCATENATE(&quot;(&quot;;[.F30];&quot;)&quot;;&quot;,&quot;)" table:style-name="ce1">
            <text:p>('ORD49', 'On the way', '5', 'YRK9', 'FTR29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0</text:p>
          </table:table-cell>
          <table:table-cell office:value-type="string" table:style-name="ce1">
            <text:p>On the w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38</text:p>
          </table:table-cell>
          <table:table-cell office:value-type="string" table:style-name="ce1">
            <text:p>FTR30</text:p>
          </table:table-cell>
          <table:table-cell office:value-type="string" office:string-value="'ORD50', 'On the way', '3', 'YRK38', 'FTR30'" table:formula="of:=CONCATENATE(&quot;'&quot;;[.A31];&quot;'&quot;;&quot;, &quot;; &quot;'&quot;;[.B31];&quot;'&quot;;&quot;, &quot;;&quot;'&quot;;[.C31];&quot;'&quot;;&quot;, &quot;;&quot;'&quot;;[.D31];&quot;'&quot;;&quot;, &quot;; &quot;'&quot;;[.E31];&quot;'&quot;)" table:style-name="ce1">
            <text:p>'ORD50', 'On the way', '3', 'YRK38', 'FTR30'</text:p>
          </table:table-cell>
          <table:table-cell office:value-type="string" office:string-value="('ORD50', 'On the way', '3', 'YRK38', 'FTR30')," table:formula="of:=CONCATENATE(&quot;(&quot;;[.F31];&quot;)&quot;;&quot;,&quot;)" table:style-name="ce1">
            <text:p>('ORD50', 'On the way', '3', 'YRK38', 'FTR30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1</text:p>
          </table:table-cell>
          <table:table-cell office:value-type="string" table:style-name="ce1">
            <text:p>Prepare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4<text:s/></text:p>
          </table:table-cell>
          <table:table-cell office:value-type="string" table:style-name="ce1">
            <text:p>FTR31</text:p>
          </table:table-cell>
          <table:table-cell office:value-type="string" office:string-value="'ORD51', 'Prepared', '5', 'YRK4 ', 'FTR31'" table:formula="of:=CONCATENATE(&quot;'&quot;;[.A32];&quot;'&quot;;&quot;, &quot;; &quot;'&quot;;[.B32];&quot;'&quot;;&quot;, &quot;;&quot;'&quot;;[.C32];&quot;'&quot;;&quot;, &quot;;&quot;'&quot;;[.D32];&quot;'&quot;;&quot;, &quot;; &quot;'&quot;;[.E32];&quot;'&quot;)" table:style-name="ce1">
            <text:p>'ORD51', 'Prepared', '5', 'YRK4 ', 'FTR31'</text:p>
          </table:table-cell>
          <table:table-cell office:value-type="string" office:string-value="('ORD51', 'Prepared', '5', 'YRK4 ', 'FTR31')," table:formula="of:=CONCATENATE(&quot;(&quot;;[.F32];&quot;)&quot;;&quot;,&quot;)" table:style-name="ce1">
            <text:p>('ORD51', 'Prepared', '5', 'YRK4 ', 'FTR31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2</text:p>
          </table:table-cell>
          <table:table-cell office:value-type="string" table:style-name="ce1">
            <text:p>Arriv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33</text:p>
          </table:table-cell>
          <table:table-cell office:value-type="string" table:style-name="ce1">
            <text:p>FTR32</text:p>
          </table:table-cell>
          <table:table-cell office:value-type="string" office:string-value="'ORD52', 'Arrived', '2', 'YRK33', 'FTR32'" table:formula="of:=CONCATENATE(&quot;'&quot;;[.A33];&quot;'&quot;;&quot;, &quot;; &quot;'&quot;;[.B33];&quot;'&quot;;&quot;, &quot;;&quot;'&quot;;[.C33];&quot;'&quot;;&quot;, &quot;;&quot;'&quot;;[.D33];&quot;'&quot;;&quot;, &quot;; &quot;'&quot;;[.E33];&quot;'&quot;)" table:style-name="ce1">
            <text:p>'ORD52', 'Arrived', '2', 'YRK33', 'FTR32'</text:p>
          </table:table-cell>
          <table:table-cell office:value-type="string" office:string-value="('ORD52', 'Arrived', '2', 'YRK33', 'FTR32')," table:formula="of:=CONCATENATE(&quot;(&quot;;[.F33];&quot;)&quot;;&quot;,&quot;)" table:style-name="ce1">
            <text:p>('ORD52', 'Arrived', '2', 'YRK33', 'FTR32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3</text:p>
          </table:table-cell>
          <table:table-cell office:value-type="string" table:style-name="ce1">
            <text:p>On the w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33</text:p>
          </table:table-cell>
          <table:table-cell office:value-type="string" table:style-name="ce1">
            <text:p>FTR33</text:p>
          </table:table-cell>
          <table:table-cell office:value-type="string" office:string-value="'ORD53', 'On the way', '2', 'YRK33', 'FTR33'" table:formula="of:=CONCATENATE(&quot;'&quot;;[.A34];&quot;'&quot;;&quot;, &quot;; &quot;'&quot;;[.B34];&quot;'&quot;;&quot;, &quot;;&quot;'&quot;;[.C34];&quot;'&quot;;&quot;, &quot;;&quot;'&quot;;[.D34];&quot;'&quot;;&quot;, &quot;; &quot;'&quot;;[.E34];&quot;'&quot;)" table:style-name="ce1">
            <text:p>'ORD53', 'On the way', '2', 'YRK33', 'FTR33'</text:p>
          </table:table-cell>
          <table:table-cell office:value-type="string" office:string-value="('ORD53', 'On the way', '2', 'YRK33', 'FTR33')," table:formula="of:=CONCATENATE(&quot;(&quot;;[.F34];&quot;)&quot;;&quot;,&quot;)" table:style-name="ce1">
            <text:p>('ORD53', 'On the way', '2', 'YRK33', 'FTR33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4</text:p>
          </table:table-cell>
          <table:table-cell office:value-type="string" table:style-name="ce1">
            <text:p>On the w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46</text:p>
          </table:table-cell>
          <table:table-cell office:value-type="string" table:style-name="ce1">
            <text:p>FTR34</text:p>
          </table:table-cell>
          <table:table-cell office:value-type="string" office:string-value="'ORD54', 'On the way', '1', 'YRK46', 'FTR34'" table:formula="of:=CONCATENATE(&quot;'&quot;;[.A35];&quot;'&quot;;&quot;, &quot;; &quot;'&quot;;[.B35];&quot;'&quot;;&quot;, &quot;;&quot;'&quot;;[.C35];&quot;'&quot;;&quot;, &quot;;&quot;'&quot;;[.D35];&quot;'&quot;;&quot;, &quot;; &quot;'&quot;;[.E35];&quot;'&quot;)" table:style-name="ce1">
            <text:p>'ORD54', 'On the way', '1', 'YRK46', 'FTR34'</text:p>
          </table:table-cell>
          <table:table-cell office:value-type="string" office:string-value="('ORD54', 'On the way', '1', 'YRK46', 'FTR34')," table:formula="of:=CONCATENATE(&quot;(&quot;;[.F35];&quot;)&quot;;&quot;,&quot;)" table:style-name="ce1">
            <text:p>('ORD54', 'On the way', '1', 'YRK46', 'FTR34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5</text:p>
          </table:table-cell>
          <table:table-cell office:value-type="string" table:style-name="ce1">
            <text:p>On the w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40</text:p>
          </table:table-cell>
          <table:table-cell office:value-type="string" table:style-name="ce1">
            <text:p>FTR35</text:p>
          </table:table-cell>
          <table:table-cell office:value-type="string" office:string-value="'ORD55', 'On the way', '1', 'YRK40', 'FTR35'" table:formula="of:=CONCATENATE(&quot;'&quot;;[.A36];&quot;'&quot;;&quot;, &quot;; &quot;'&quot;;[.B36];&quot;'&quot;;&quot;, &quot;;&quot;'&quot;;[.C36];&quot;'&quot;;&quot;, &quot;;&quot;'&quot;;[.D36];&quot;'&quot;;&quot;, &quot;; &quot;'&quot;;[.E36];&quot;'&quot;)" table:style-name="ce1">
            <text:p>'ORD55', 'On the way', '1', 'YRK40', 'FTR35'</text:p>
          </table:table-cell>
          <table:table-cell office:value-type="string" office:string-value="('ORD55', 'On the way', '1', 'YRK40', 'FTR35')," table:formula="of:=CONCATENATE(&quot;(&quot;;[.F36];&quot;)&quot;;&quot;,&quot;)" table:style-name="ce1">
            <text:p>('ORD55', 'On the way', '1', 'YRK40', 'FTR35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6</text:p>
          </table:table-cell>
          <table:table-cell office:value-type="string" table:style-name="ce1">
            <text:p>Prepa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39</text:p>
          </table:table-cell>
          <table:table-cell office:value-type="string" table:style-name="ce1">
            <text:p>FTR36</text:p>
          </table:table-cell>
          <table:table-cell office:value-type="string" office:string-value="'ORD56', 'Prepared', '2', 'YRK39', 'FTR36'" table:formula="of:=CONCATENATE(&quot;'&quot;;[.A37];&quot;'&quot;;&quot;, &quot;; &quot;'&quot;;[.B37];&quot;'&quot;;&quot;, &quot;;&quot;'&quot;;[.C37];&quot;'&quot;;&quot;, &quot;;&quot;'&quot;;[.D37];&quot;'&quot;;&quot;, &quot;; &quot;'&quot;;[.E37];&quot;'&quot;)" table:style-name="ce1">
            <text:p>'ORD56', 'Prepared', '2', 'YRK39', 'FTR36'</text:p>
          </table:table-cell>
          <table:table-cell office:value-type="string" office:string-value="('ORD56', 'Prepared', '2', 'YRK39', 'FTR36')," table:formula="of:=CONCATENATE(&quot;(&quot;;[.F37];&quot;)&quot;;&quot;,&quot;)" table:style-name="ce1">
            <text:p>('ORD56', 'Prepared', '2', 'YRK39', 'FTR36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7</text:p>
          </table:table-cell>
          <table:table-cell office:value-type="string" table:style-name="ce1">
            <text:p>Arrive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9</text:p>
          </table:table-cell>
          <table:table-cell office:value-type="string" table:style-name="ce1">
            <text:p>FTR37</text:p>
          </table:table-cell>
          <table:table-cell office:value-type="string" office:string-value="'ORD57', 'Arrived', '5', 'YRK9', 'FTR37'" table:formula="of:=CONCATENATE(&quot;'&quot;;[.A38];&quot;'&quot;;&quot;, &quot;; &quot;'&quot;;[.B38];&quot;'&quot;;&quot;, &quot;;&quot;'&quot;;[.C38];&quot;'&quot;;&quot;, &quot;;&quot;'&quot;;[.D38];&quot;'&quot;;&quot;, &quot;; &quot;'&quot;;[.E38];&quot;'&quot;)" table:style-name="ce1">
            <text:p>'ORD57', 'Arrived', '5', 'YRK9', 'FTR37'</text:p>
          </table:table-cell>
          <table:table-cell office:value-type="string" office:string-value="('ORD57', 'Arrived', '5', 'YRK9', 'FTR37')," table:formula="of:=CONCATENATE(&quot;(&quot;;[.F38];&quot;)&quot;;&quot;,&quot;)" table:style-name="ce1">
            <text:p>('ORD57', 'Arrived', '5', 'YRK9', 'FTR37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8</text:p>
          </table:table-cell>
          <table:table-cell office:value-type="string" table:style-name="ce1">
            <text:p>On the w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41</text:p>
          </table:table-cell>
          <table:table-cell office:value-type="string" table:style-name="ce1">
            <text:p>FTR38</text:p>
          </table:table-cell>
          <table:table-cell office:value-type="string" office:string-value="'ORD58', 'On the way', '1', 'YRK41', 'FTR38'" table:formula="of:=CONCATENATE(&quot;'&quot;;[.A39];&quot;'&quot;;&quot;, &quot;; &quot;'&quot;;[.B39];&quot;'&quot;;&quot;, &quot;;&quot;'&quot;;[.C39];&quot;'&quot;;&quot;, &quot;;&quot;'&quot;;[.D39];&quot;'&quot;;&quot;, &quot;; &quot;'&quot;;[.E39];&quot;'&quot;)" table:style-name="ce1">
            <text:p>'ORD58', 'On the way', '1', 'YRK41', 'FTR38'</text:p>
          </table:table-cell>
          <table:table-cell office:value-type="string" office:string-value="('ORD58', 'On the way', '1', 'YRK41', 'FTR38')," table:formula="of:=CONCATENATE(&quot;(&quot;;[.F39];&quot;)&quot;;&quot;,&quot;)" table:style-name="ce1">
            <text:p>('ORD58', 'On the way', '1', 'YRK41', 'FTR38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59</text:p>
          </table:table-cell>
          <table:table-cell office:value-type="string" table:style-name="ce1">
            <text:p>Prepare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20</text:p>
          </table:table-cell>
          <table:table-cell office:value-type="string" table:style-name="ce1">
            <text:p>FTR39</text:p>
          </table:table-cell>
          <table:table-cell office:value-type="string" office:string-value="'ORD59', 'Prepared', '5', 'YRK20', 'FTR39'" table:formula="of:=CONCATENATE(&quot;'&quot;;[.A40];&quot;'&quot;;&quot;, &quot;; &quot;'&quot;;[.B40];&quot;'&quot;;&quot;, &quot;;&quot;'&quot;;[.C40];&quot;'&quot;;&quot;, &quot;;&quot;'&quot;;[.D40];&quot;'&quot;;&quot;, &quot;; &quot;'&quot;;[.E40];&quot;'&quot;)" table:style-name="ce1">
            <text:p>'ORD59', 'Prepared', '5', 'YRK20', 'FTR39'</text:p>
          </table:table-cell>
          <table:table-cell office:value-type="string" office:string-value="('ORD59', 'Prepared', '5', 'YRK20', 'FTR39')," table:formula="of:=CONCATENATE(&quot;(&quot;;[.F40];&quot;)&quot;;&quot;,&quot;)" table:style-name="ce1">
            <text:p>('ORD59', 'Prepared', '5', 'YRK20', 'FTR39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0</text:p>
          </table:table-cell>
          <table:table-cell office:value-type="string" table:style-name="ce1">
            <text:p>Arriv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19</text:p>
          </table:table-cell>
          <table:table-cell office:value-type="string" table:style-name="ce1">
            <text:p>FTR40</text:p>
          </table:table-cell>
          <table:table-cell office:value-type="string" office:string-value="'ORD60', 'Arrived', '4', 'YRK19', 'FTR40'" table:formula="of:=CONCATENATE(&quot;'&quot;;[.A41];&quot;'&quot;;&quot;, &quot;; &quot;'&quot;;[.B41];&quot;'&quot;;&quot;, &quot;;&quot;'&quot;;[.C41];&quot;'&quot;;&quot;, &quot;;&quot;'&quot;;[.D41];&quot;'&quot;;&quot;, &quot;; &quot;'&quot;;[.E41];&quot;'&quot;)" table:style-name="ce1">
            <text:p>'ORD60', 'Arrived', '4', 'YRK19', 'FTR40'</text:p>
          </table:table-cell>
          <table:table-cell office:value-type="string" office:string-value="('ORD60', 'Arrived', '4', 'YRK19', 'FTR40')," table:formula="of:=CONCATENATE(&quot;(&quot;;[.F41];&quot;)&quot;;&quot;,&quot;)" table:style-name="ce1">
            <text:p>('ORD60', 'Arrived', '4', 'YRK19', 'FTR40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1</text:p>
          </table:table-cell>
          <table:table-cell office:value-type="string" table:style-name="ce1">
            <text:p>On the wa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34</text:p>
          </table:table-cell>
          <table:table-cell office:value-type="string" table:style-name="ce1">
            <text:p>FTR41</text:p>
          </table:table-cell>
          <table:table-cell office:value-type="string" office:string-value="'ORD61', 'On the way', '4', 'YRK34', 'FTR41'" table:formula="of:=CONCATENATE(&quot;'&quot;;[.A42];&quot;'&quot;;&quot;, &quot;; &quot;'&quot;;[.B42];&quot;'&quot;;&quot;, &quot;;&quot;'&quot;;[.C42];&quot;'&quot;;&quot;, &quot;;&quot;'&quot;;[.D42];&quot;'&quot;;&quot;, &quot;; &quot;'&quot;;[.E42];&quot;'&quot;)" table:style-name="ce1">
            <text:p>'ORD61', 'On the way', '4', 'YRK34', 'FTR41'</text:p>
          </table:table-cell>
          <table:table-cell office:value-type="string" office:string-value="('ORD61', 'On the way', '4', 'YRK34', 'FTR41')," table:formula="of:=CONCATENATE(&quot;(&quot;;[.F42];&quot;)&quot;;&quot;,&quot;)" table:style-name="ce1">
            <text:p>('ORD61', 'On the way', '4', 'YRK34', 'FTR41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2</text:p>
          </table:table-cell>
          <table:table-cell office:value-type="string" table:style-name="ce1">
            <text:p>On the w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47</text:p>
          </table:table-cell>
          <table:table-cell office:value-type="string" table:style-name="ce1">
            <text:p>FTR42</text:p>
          </table:table-cell>
          <table:table-cell office:value-type="string" office:string-value="'ORD62', 'On the way', '3', 'YRK47', 'FTR42'" table:formula="of:=CONCATENATE(&quot;'&quot;;[.A43];&quot;'&quot;;&quot;, &quot;; &quot;'&quot;;[.B43];&quot;'&quot;;&quot;, &quot;;&quot;'&quot;;[.C43];&quot;'&quot;;&quot;, &quot;;&quot;'&quot;;[.D43];&quot;'&quot;;&quot;, &quot;; &quot;'&quot;;[.E43];&quot;'&quot;)" table:style-name="ce1">
            <text:p>'ORD62', 'On the way', '3', 'YRK47', 'FTR42'</text:p>
          </table:table-cell>
          <table:table-cell office:value-type="string" office:string-value="('ORD62', 'On the way', '3', 'YRK47', 'FTR42')," table:formula="of:=CONCATENATE(&quot;(&quot;;[.F43];&quot;)&quot;;&quot;,&quot;)" table:style-name="ce1">
            <text:p>('ORD62', 'On the way', '3', 'YRK47', 'FTR42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3</text:p>
          </table:table-cell>
          <table:table-cell office:value-type="string" table:style-name="ce1">
            <text:p>On the w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27</text:p>
          </table:table-cell>
          <table:table-cell office:value-type="string" table:style-name="ce1">
            <text:p>FTR43</text:p>
          </table:table-cell>
          <table:table-cell office:value-type="string" office:string-value="'ORD63', 'On the way', '2', 'YRK27', 'FTR43'" table:formula="of:=CONCATENATE(&quot;'&quot;;[.A44];&quot;'&quot;;&quot;, &quot;; &quot;'&quot;;[.B44];&quot;'&quot;;&quot;, &quot;;&quot;'&quot;;[.C44];&quot;'&quot;;&quot;, &quot;;&quot;'&quot;;[.D44];&quot;'&quot;;&quot;, &quot;; &quot;'&quot;;[.E44];&quot;'&quot;)" table:style-name="ce1">
            <text:p>'ORD63', 'On the way', '2', 'YRK27', 'FTR43'</text:p>
          </table:table-cell>
          <table:table-cell office:value-type="string" office:string-value="('ORD63', 'On the way', '2', 'YRK27', 'FTR43')," table:formula="of:=CONCATENATE(&quot;(&quot;;[.F44];&quot;)&quot;;&quot;,&quot;)" table:style-name="ce1">
            <text:p>('ORD63', 'On the way', '2', 'YRK27', 'FTR43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4</text:p>
          </table:table-cell>
          <table:table-cell office:value-type="string" table:style-name="ce1">
            <text:p>Prepare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RK32</text:p>
          </table:table-cell>
          <table:table-cell office:value-type="string" table:style-name="ce1">
            <text:p>FTR44</text:p>
          </table:table-cell>
          <table:table-cell office:value-type="string" office:string-value="'ORD64', 'Prepared', '5', 'YRK32', 'FTR44'" table:formula="of:=CONCATENATE(&quot;'&quot;;[.A45];&quot;'&quot;;&quot;, &quot;; &quot;'&quot;;[.B45];&quot;'&quot;;&quot;, &quot;;&quot;'&quot;;[.C45];&quot;'&quot;;&quot;, &quot;;&quot;'&quot;;[.D45];&quot;'&quot;;&quot;, &quot;; &quot;'&quot;;[.E45];&quot;'&quot;)" table:style-name="ce1">
            <text:p>'ORD64', 'Prepared', '5', 'YRK32', 'FTR44'</text:p>
          </table:table-cell>
          <table:table-cell office:value-type="string" office:string-value="('ORD64', 'Prepared', '5', 'YRK32', 'FTR44')," table:formula="of:=CONCATENATE(&quot;(&quot;;[.F45];&quot;)&quot;;&quot;,&quot;)" table:style-name="ce1">
            <text:p>('ORD64', 'Prepared', '5', 'YRK32', 'FTR44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5</text:p>
          </table:table-cell>
          <table:table-cell office:value-type="string" table:style-name="ce1">
            <text:p>Arriv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45</text:p>
          </table:table-cell>
          <table:table-cell office:value-type="string" table:style-name="ce1">
            <text:p>FTR45</text:p>
          </table:table-cell>
          <table:table-cell office:value-type="string" office:string-value="'ORD65', 'Arrived', '3', 'YRK45', 'FTR45'" table:formula="of:=CONCATENATE(&quot;'&quot;;[.A46];&quot;'&quot;;&quot;, &quot;; &quot;'&quot;;[.B46];&quot;'&quot;;&quot;, &quot;;&quot;'&quot;;[.C46];&quot;'&quot;;&quot;, &quot;;&quot;'&quot;;[.D46];&quot;'&quot;;&quot;, &quot;; &quot;'&quot;;[.E46];&quot;'&quot;)" table:style-name="ce1">
            <text:p>'ORD65', 'Arrived', '3', 'YRK45', 'FTR45'</text:p>
          </table:table-cell>
          <table:table-cell office:value-type="string" office:string-value="('ORD65', 'Arrived', '3', 'YRK45', 'FTR45')," table:formula="of:=CONCATENATE(&quot;(&quot;;[.F46];&quot;)&quot;;&quot;,&quot;)" table:style-name="ce1">
            <text:p>('ORD65', 'Arrived', '3', 'YRK45', 'FTR45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6</text:p>
          </table:table-cell>
          <table:table-cell office:value-type="string" table:style-name="ce1">
            <text:p>On the w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RK37</text:p>
          </table:table-cell>
          <table:table-cell office:value-type="string" table:style-name="ce1">
            <text:p>FTR46</text:p>
          </table:table-cell>
          <table:table-cell office:value-type="string" office:string-value="'ORD66', 'On the way', '1', 'YRK37', 'FTR46'" table:formula="of:=CONCATENATE(&quot;'&quot;;[.A47];&quot;'&quot;;&quot;, &quot;; &quot;'&quot;;[.B47];&quot;'&quot;;&quot;, &quot;;&quot;'&quot;;[.C47];&quot;'&quot;;&quot;, &quot;;&quot;'&quot;;[.D47];&quot;'&quot;;&quot;, &quot;; &quot;'&quot;;[.E47];&quot;'&quot;)" table:style-name="ce1">
            <text:p>'ORD66', 'On the way', '1', 'YRK37', 'FTR46'</text:p>
          </table:table-cell>
          <table:table-cell office:value-type="string" office:string-value="('ORD66', 'On the way', '1', 'YRK37', 'FTR46')," table:formula="of:=CONCATENATE(&quot;(&quot;;[.F47];&quot;)&quot;;&quot;,&quot;)" table:style-name="ce1">
            <text:p>('ORD66', 'On the way', '1', 'YRK37', 'FTR46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7</text:p>
          </table:table-cell>
          <table:table-cell office:value-type="string" table:style-name="ce1">
            <text:p>On the w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K43</text:p>
          </table:table-cell>
          <table:table-cell office:value-type="string" table:style-name="ce1">
            <text:p>FTR47</text:p>
          </table:table-cell>
          <table:table-cell office:value-type="string" office:string-value="'ORD67', 'On the way', '2', 'YRK43', 'FTR47'" table:formula="of:=CONCATENATE(&quot;'&quot;;[.A48];&quot;'&quot;;&quot;, &quot;; &quot;'&quot;;[.B48];&quot;'&quot;;&quot;, &quot;;&quot;'&quot;;[.C48];&quot;'&quot;;&quot;, &quot;;&quot;'&quot;;[.D48];&quot;'&quot;;&quot;, &quot;; &quot;'&quot;;[.E48];&quot;'&quot;)" table:style-name="ce1">
            <text:p>'ORD67', 'On the way', '2', 'YRK43', 'FTR47'</text:p>
          </table:table-cell>
          <table:table-cell office:value-type="string" office:string-value="('ORD67', 'On the way', '2', 'YRK43', 'FTR47')," table:formula="of:=CONCATENATE(&quot;(&quot;;[.F48];&quot;)&quot;;&quot;,&quot;)" table:style-name="ce1">
            <text:p>('ORD67', 'On the way', '2', 'YRK43', 'FTR47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8</text:p>
          </table:table-cell>
          <table:table-cell office:value-type="string" table:style-name="ce1">
            <text:p>On the w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RK44</text:p>
          </table:table-cell>
          <table:table-cell office:value-type="string" table:style-name="ce1">
            <text:p>FTR48</text:p>
          </table:table-cell>
          <table:table-cell office:value-type="string" office:string-value="'ORD68', 'On the way', '3', 'YRK44', 'FTR48'" table:formula="of:=CONCATENATE(&quot;'&quot;;[.A49];&quot;'&quot;;&quot;, &quot;; &quot;'&quot;;[.B49];&quot;'&quot;;&quot;, &quot;;&quot;'&quot;;[.C49];&quot;'&quot;;&quot;, &quot;;&quot;'&quot;;[.D49];&quot;'&quot;;&quot;, &quot;; &quot;'&quot;;[.E49];&quot;'&quot;)" table:style-name="ce1">
            <text:p>'ORD68', 'On the way', '3', 'YRK44', 'FTR48'</text:p>
          </table:table-cell>
          <table:table-cell office:value-type="string" office:string-value="('ORD68', 'On the way', '3', 'YRK44', 'FTR48')," table:formula="of:=CONCATENATE(&quot;(&quot;;[.F49];&quot;)&quot;;&quot;,&quot;)" table:style-name="ce1">
            <text:p>('ORD68', 'On the way', '3', 'YRK44', 'FTR48'),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D69</text:p>
          </table:table-cell>
          <table:table-cell office:value-type="string" table:style-name="ce1">
            <text:p>Arriv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RK49</text:p>
          </table:table-cell>
          <table:table-cell office:value-type="string" table:style-name="ce1">
            <text:p>FTR49</text:p>
          </table:table-cell>
          <table:table-cell office:value-type="string" office:string-value="'ORD69', 'Arrived', '4', 'YRK49', 'FTR49'" table:formula="of:=CONCATENATE(&quot;'&quot;;[.A50];&quot;'&quot;;&quot;, &quot;; &quot;'&quot;;[.B50];&quot;'&quot;;&quot;, &quot;;&quot;'&quot;;[.C50];&quot;'&quot;;&quot;, &quot;;&quot;'&quot;;[.D50];&quot;'&quot;;&quot;, &quot;; &quot;'&quot;;[.E50];&quot;'&quot;)" table:style-name="ce1">
            <text:p>'ORD69', 'Arrived', '4', 'YRK49', 'FTR49'</text:p>
          </table:table-cell>
          <table:table-cell office:value-type="string" office:string-value="('ORD69', 'Arrived', '4', 'YRK49', 'FTR49')," table:formula="of:=CONCATENATE(&quot;(&quot;;[.F50];&quot;)&quot;;&quot;,&quot;)" table:style-name="ce1">
            <text:p>('ORD69', 'Arrived', '4', 'YRK49', 'FTR49'),</text:p>
          </table:table-cell>
          <table:table-cell table:number-columns-repeated="16377"/>
        </table:table-row>
        <table:table-row table:number-rows-repeated="1048526" table:style-name="ro1">
          <table:table-cell table:number-columns-repeated="16384"/>
        </table:table-row>
      </table:table>
      <table:table table:name="Sheet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">
            <text:p>bill information</text:p>
          </table:table-cell>
          <table:table-cell office:value-type="string" table:style-name="ce1">
            <text:p>orders options</text:p>
          </table:table-cell>
          <table:table-cell office:value-type="string" table:style-name="ce1">
            <text:p>order date</text:p>
          </table:table-cell>
          <table:table-cell office:value-type="string" table:style-name="ce1">
            <text:p>order detail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TR1</text:p>
          </table:table-cell>
          <table:table-cell office:value-type="string" table:style-name="ce1">
            <text:p>Credit Card</text:p>
          </table:table-cell>
          <table:table-cell office:value-type="date" office:date-value="2023-05-10T00:00:00" table:style-name="ce3">
            <text:p>10/05/2023</text:p>
          </table:table-cell>
          <table:table-cell office:value-type="string" table:style-name="ce1">
            <text:p>On the way</text:p>
          </table:table-cell>
          <table:table-cell office:value-type="string" office:string-value="'FTR1', 'Credit Card', '45056', 'On the way'" table:formula="of:=CONCATENATE(&quot;'&quot;;[.A2];&quot;'&quot;;&quot;, &quot;; &quot;'&quot;;[.B2];&quot;'&quot;;&quot;, &quot;;&quot;'&quot;;[.C2];&quot;'&quot;;&quot;, &quot;;&quot;'&quot;;[.D2];&quot;'&quot;)" table:style-name="ce1">
            <text:p>'FTR1', 'Credit Card', '45056', 'On the way'</text:p>
          </table:table-cell>
          <table:table-cell office:value-type="string" office:string-value="('FTR1', 'Credit Card', '45056', 'On the way')," table:formula="of:=CONCATENATE(&quot;(&quot;;[.E2];&quot;)&quot;;&quot;,&quot;)" table:style-name="ce1">
            <text:p>('FTR1', 'Credit Card', '45056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</text:p>
          </table:table-cell>
          <table:table-cell office:value-type="string" table:style-name="ce1">
            <text:p>Credit Card</text:p>
          </table:table-cell>
          <table:table-cell office:value-type="date" office:date-value="2023-05-11T00:00:00" table:style-name="ce3">
            <text:p>11/05/2023</text:p>
          </table:table-cell>
          <table:table-cell office:value-type="string" table:style-name="ce1">
            <text:p>Prepared</text:p>
          </table:table-cell>
          <table:table-cell office:value-type="string" office:string-value="'FTR2', 'Credit Card', '45057', 'Prepared'" table:formula="of:=CONCATENATE(&quot;'&quot;;[.A3];&quot;'&quot;;&quot;, &quot;; &quot;'&quot;;[.B3];&quot;'&quot;;&quot;, &quot;;&quot;'&quot;;[.C3];&quot;'&quot;;&quot;, &quot;;&quot;'&quot;;[.D3];&quot;'&quot;)" table:style-name="ce1">
            <text:p>'FTR2', 'Credit Card', '45057', 'Prepared'</text:p>
          </table:table-cell>
          <table:table-cell office:value-type="string" office:string-value="('FTR2', 'Credit Card', '45057', 'Prepared')," table:formula="of:=CONCATENATE(&quot;(&quot;;[.E3];&quot;)&quot;;&quot;,&quot;)" table:style-name="ce1">
            <text:p>('FTR2', 'Credit Card', '45057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</text:p>
          </table:table-cell>
          <table:table-cell office:value-type="string" table:style-name="ce1">
            <text:p>Cash</text:p>
          </table:table-cell>
          <table:table-cell office:value-type="date" office:date-value="2023-05-12T00:00:00" table:style-name="ce3">
            <text:p>12/05/2023</text:p>
          </table:table-cell>
          <table:table-cell office:value-type="string" table:style-name="ce1">
            <text:p>On the way</text:p>
          </table:table-cell>
          <table:table-cell office:value-type="string" office:string-value="'FTR3', 'Cash', '45058', 'On the way'" table:formula="of:=CONCATENATE(&quot;'&quot;;[.A4];&quot;'&quot;;&quot;, &quot;; &quot;'&quot;;[.B4];&quot;'&quot;;&quot;, &quot;;&quot;'&quot;;[.C4];&quot;'&quot;;&quot;, &quot;;&quot;'&quot;;[.D4];&quot;'&quot;)" table:style-name="ce1">
            <text:p>'FTR3', 'Cash', '45058', 'On the way'</text:p>
          </table:table-cell>
          <table:table-cell office:value-type="string" office:string-value="('FTR3', 'Cash', '45058', 'On the way')," table:formula="of:=CONCATENATE(&quot;(&quot;;[.E4];&quot;)&quot;;&quot;,&quot;)" table:style-name="ce1">
            <text:p>('FTR3', 'Cash', '45058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</text:p>
          </table:table-cell>
          <table:table-cell office:value-type="string" table:style-name="ce1">
            <text:p>Cash</text:p>
          </table:table-cell>
          <table:table-cell office:value-type="date" office:date-value="2023-05-13T00:00:00" table:style-name="ce3">
            <text:p>13/05/2023</text:p>
          </table:table-cell>
          <table:table-cell office:value-type="string" table:style-name="ce1">
            <text:p>Prepared</text:p>
          </table:table-cell>
          <table:table-cell office:value-type="string" office:string-value="'FTR4', 'Cash', '45059', 'Prepared'" table:formula="of:=CONCATENATE(&quot;'&quot;;[.A5];&quot;'&quot;;&quot;, &quot;; &quot;'&quot;;[.B5];&quot;'&quot;;&quot;, &quot;;&quot;'&quot;;[.C5];&quot;'&quot;;&quot;, &quot;;&quot;'&quot;;[.D5];&quot;'&quot;)" table:style-name="ce1">
            <text:p>'FTR4', 'Cash', '45059', 'Prepared'</text:p>
          </table:table-cell>
          <table:table-cell office:value-type="string" office:string-value="('FTR4', 'Cash', '45059', 'Prepared')," table:formula="of:=CONCATENATE(&quot;(&quot;;[.E5];&quot;)&quot;;&quot;,&quot;)" table:style-name="ce1">
            <text:p>('FTR4', 'Cash', '45059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5</text:p>
          </table:table-cell>
          <table:table-cell office:value-type="string" table:style-name="ce1">
            <text:p>Credit Card</text:p>
          </table:table-cell>
          <table:table-cell office:value-type="date" office:date-value="2023-05-14T00:00:00" table:style-name="ce3">
            <text:p>14/05/2023</text:p>
          </table:table-cell>
          <table:table-cell office:value-type="string" table:style-name="ce1">
            <text:p>Arrived</text:p>
          </table:table-cell>
          <table:table-cell office:value-type="string" office:string-value="'FTR5', 'Credit Card', '45060', 'Arrived'" table:formula="of:=CONCATENATE(&quot;'&quot;;[.A6];&quot;'&quot;;&quot;, &quot;; &quot;'&quot;;[.B6];&quot;'&quot;;&quot;, &quot;;&quot;'&quot;;[.C6];&quot;'&quot;;&quot;, &quot;;&quot;'&quot;;[.D6];&quot;'&quot;)" table:style-name="ce1">
            <text:p>'FTR5', 'Credit Card', '45060', 'Arrived'</text:p>
          </table:table-cell>
          <table:table-cell office:value-type="string" office:string-value="('FTR5', 'Credit Card', '45060', 'Arrived')," table:formula="of:=CONCATENATE(&quot;(&quot;;[.E6];&quot;)&quot;;&quot;,&quot;)" table:style-name="ce1">
            <text:p>('FTR5', 'Credit Card', '45060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6</text:p>
          </table:table-cell>
          <table:table-cell office:value-type="string" table:style-name="ce1">
            <text:p>Credit Card</text:p>
          </table:table-cell>
          <table:table-cell office:value-type="date" office:date-value="2023-05-15T00:00:00" table:style-name="ce3">
            <text:p>15/05/2023</text:p>
          </table:table-cell>
          <table:table-cell office:value-type="string" table:style-name="ce1">
            <text:p>On the way</text:p>
          </table:table-cell>
          <table:table-cell office:value-type="string" office:string-value="'FTR6', 'Credit Card', '45061', 'On the way'" table:formula="of:=CONCATENATE(&quot;'&quot;;[.A7];&quot;'&quot;;&quot;, &quot;; &quot;'&quot;;[.B7];&quot;'&quot;;&quot;, &quot;;&quot;'&quot;;[.C7];&quot;'&quot;;&quot;, &quot;;&quot;'&quot;;[.D7];&quot;'&quot;)" table:style-name="ce1">
            <text:p>'FTR6', 'Credit Card', '45061', 'On the way'</text:p>
          </table:table-cell>
          <table:table-cell office:value-type="string" office:string-value="('FTR6', 'Credit Card', '45061', 'On the way')," table:formula="of:=CONCATENATE(&quot;(&quot;;[.E7];&quot;)&quot;;&quot;,&quot;)" table:style-name="ce1">
            <text:p>('FTR6', 'Credit Card', '45061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7</text:p>
          </table:table-cell>
          <table:table-cell office:value-type="string" table:style-name="ce1">
            <text:p>Cash</text:p>
          </table:table-cell>
          <table:table-cell office:value-type="date" office:date-value="2023-05-16T00:00:00" table:style-name="ce3">
            <text:p>16/05/2023</text:p>
          </table:table-cell>
          <table:table-cell office:value-type="string" table:style-name="ce1">
            <text:p>Prepared</text:p>
          </table:table-cell>
          <table:table-cell office:value-type="string" office:string-value="'FTR7', 'Cash', '45062', 'Prepared'" table:formula="of:=CONCATENATE(&quot;'&quot;;[.A8];&quot;'&quot;;&quot;, &quot;; &quot;'&quot;;[.B8];&quot;'&quot;;&quot;, &quot;;&quot;'&quot;;[.C8];&quot;'&quot;;&quot;, &quot;;&quot;'&quot;;[.D8];&quot;'&quot;)" table:style-name="ce1">
            <text:p>'FTR7', 'Cash', '45062', 'Prepared'</text:p>
          </table:table-cell>
          <table:table-cell office:value-type="string" office:string-value="('FTR7', 'Cash', '45062', 'Prepared')," table:formula="of:=CONCATENATE(&quot;(&quot;;[.E8];&quot;)&quot;;&quot;,&quot;)" table:style-name="ce1">
            <text:p>('FTR7', 'Cash', '45062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8</text:p>
          </table:table-cell>
          <table:table-cell office:value-type="string" table:style-name="ce1">
            <text:p>Credit Card</text:p>
          </table:table-cell>
          <table:table-cell office:value-type="date" office:date-value="2023-05-17T00:00:00" table:style-name="ce3">
            <text:p>17/05/2023</text:p>
          </table:table-cell>
          <table:table-cell office:value-type="string" table:style-name="ce1">
            <text:p>Arrived</text:p>
          </table:table-cell>
          <table:table-cell office:value-type="string" office:string-value="'FTR8', 'Credit Card', '45063', 'Arrived'" table:formula="of:=CONCATENATE(&quot;'&quot;;[.A9];&quot;'&quot;;&quot;, &quot;; &quot;'&quot;;[.B9];&quot;'&quot;;&quot;, &quot;;&quot;'&quot;;[.C9];&quot;'&quot;;&quot;, &quot;;&quot;'&quot;;[.D9];&quot;'&quot;)" table:style-name="ce1">
            <text:p>'FTR8', 'Credit Card', '45063', 'Arrived'</text:p>
          </table:table-cell>
          <table:table-cell office:value-type="string" office:string-value="('FTR8', 'Credit Card', '45063', 'Arrived')," table:formula="of:=CONCATENATE(&quot;(&quot;;[.E9];&quot;)&quot;;&quot;,&quot;)" table:style-name="ce1">
            <text:p>('FTR8', 'Credit Card', '45063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9</text:p>
          </table:table-cell>
          <table:table-cell office:value-type="string" table:style-name="ce1">
            <text:p>Cash</text:p>
          </table:table-cell>
          <table:table-cell office:value-type="date" office:date-value="2023-05-18T00:00:00" table:style-name="ce3">
            <text:p>18/05/2023</text:p>
          </table:table-cell>
          <table:table-cell office:value-type="string" table:style-name="ce1">
            <text:p>On the way</text:p>
          </table:table-cell>
          <table:table-cell office:value-type="string" office:string-value="'FTR9', 'Cash', '45064', 'On the way'" table:formula="of:=CONCATENATE(&quot;'&quot;;[.A10];&quot;'&quot;;&quot;, &quot;; &quot;'&quot;;[.B10];&quot;'&quot;;&quot;, &quot;;&quot;'&quot;;[.C10];&quot;'&quot;;&quot;, &quot;;&quot;'&quot;;[.D10];&quot;'&quot;)" table:style-name="ce1">
            <text:p>'FTR9', 'Cash', '45064', 'On the way'</text:p>
          </table:table-cell>
          <table:table-cell office:value-type="string" office:string-value="('FTR9', 'Cash', '45064', 'On the way')," table:formula="of:=CONCATENATE(&quot;(&quot;;[.E10];&quot;)&quot;;&quot;,&quot;)" table:style-name="ce1">
            <text:p>('FTR9', 'Cash', '45064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0</text:p>
          </table:table-cell>
          <table:table-cell office:value-type="string" table:style-name="ce1">
            <text:p>Credit Card</text:p>
          </table:table-cell>
          <table:table-cell office:value-type="date" office:date-value="2023-05-19T00:00:00" table:style-name="ce3">
            <text:p>19/05/2023</text:p>
          </table:table-cell>
          <table:table-cell office:value-type="string" table:style-name="ce1">
            <text:p>Prepared</text:p>
          </table:table-cell>
          <table:table-cell office:value-type="string" office:string-value="'FTR10', 'Credit Card', '45065', 'Prepared'" table:formula="of:=CONCATENATE(&quot;'&quot;;[.A11];&quot;'&quot;;&quot;, &quot;; &quot;'&quot;;[.B11];&quot;'&quot;;&quot;, &quot;;&quot;'&quot;;[.C11];&quot;'&quot;;&quot;, &quot;;&quot;'&quot;;[.D11];&quot;'&quot;)" table:style-name="ce1">
            <text:p>'FTR10', 'Credit Card', '45065', 'Prepared'</text:p>
          </table:table-cell>
          <table:table-cell office:value-type="string" office:string-value="('FTR10', 'Credit Card', '45065', 'Prepared')," table:formula="of:=CONCATENATE(&quot;(&quot;;[.E11];&quot;)&quot;;&quot;,&quot;)" table:style-name="ce1">
            <text:p>('FTR10', 'Credit Card', '45065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1</text:p>
          </table:table-cell>
          <table:table-cell office:value-type="string" table:style-name="ce1">
            <text:p>Cash</text:p>
          </table:table-cell>
          <table:table-cell office:value-type="date" office:date-value="2023-05-20T00:00:00" table:style-name="ce3">
            <text:p>20/05/2023</text:p>
          </table:table-cell>
          <table:table-cell office:value-type="string" table:style-name="ce1">
            <text:p>On the way</text:p>
          </table:table-cell>
          <table:table-cell office:value-type="string" office:string-value="'FTR11', 'Cash', '45066', 'On the way'" table:formula="of:=CONCATENATE(&quot;'&quot;;[.A12];&quot;'&quot;;&quot;, &quot;; &quot;'&quot;;[.B12];&quot;'&quot;;&quot;, &quot;;&quot;'&quot;;[.C12];&quot;'&quot;;&quot;, &quot;;&quot;'&quot;;[.D12];&quot;'&quot;)" table:style-name="ce1">
            <text:p>'FTR11', 'Cash', '45066', 'On the way'</text:p>
          </table:table-cell>
          <table:table-cell office:value-type="string" office:string-value="('FTR11', 'Cash', '45066', 'On the way')," table:formula="of:=CONCATENATE(&quot;(&quot;;[.E12];&quot;)&quot;;&quot;,&quot;)" table:style-name="ce1">
            <text:p>('FTR11', 'Cash', '45066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2</text:p>
          </table:table-cell>
          <table:table-cell office:value-type="string" table:style-name="ce1">
            <text:p>Credit Card</text:p>
          </table:table-cell>
          <table:table-cell office:value-type="date" office:date-value="2023-05-21T00:00:00" table:style-name="ce3">
            <text:p>21/05/2023</text:p>
          </table:table-cell>
          <table:table-cell office:value-type="string" table:style-name="ce1">
            <text:p>On the way</text:p>
          </table:table-cell>
          <table:table-cell office:value-type="string" office:string-value="'FTR12', 'Credit Card', '45067', 'On the way'" table:formula="of:=CONCATENATE(&quot;'&quot;;[.A13];&quot;'&quot;;&quot;, &quot;; &quot;'&quot;;[.B13];&quot;'&quot;;&quot;, &quot;;&quot;'&quot;;[.C13];&quot;'&quot;;&quot;, &quot;;&quot;'&quot;;[.D13];&quot;'&quot;)" table:style-name="ce1">
            <text:p>'FTR12', 'Credit Card', '45067', 'On the way'</text:p>
          </table:table-cell>
          <table:table-cell office:value-type="string" office:string-value="('FTR12', 'Credit Card', '45067', 'On the way')," table:formula="of:=CONCATENATE(&quot;(&quot;;[.E13];&quot;)&quot;;&quot;,&quot;)" table:style-name="ce1">
            <text:p>('FTR12', 'Credit Card', '45067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3</text:p>
          </table:table-cell>
          <table:table-cell office:value-type="string" table:style-name="ce1">
            <text:p>Credit Card</text:p>
          </table:table-cell>
          <table:table-cell office:value-type="date" office:date-value="2023-05-22T00:00:00" table:style-name="ce3">
            <text:p>22/05/2023</text:p>
          </table:table-cell>
          <table:table-cell office:value-type="string" table:style-name="ce1">
            <text:p>On the way</text:p>
          </table:table-cell>
          <table:table-cell office:value-type="string" office:string-value="'FTR13', 'Credit Card', '45068', 'On the way'" table:formula="of:=CONCATENATE(&quot;'&quot;;[.A14];&quot;'&quot;;&quot;, &quot;; &quot;'&quot;;[.B14];&quot;'&quot;;&quot;, &quot;;&quot;'&quot;;[.C14];&quot;'&quot;;&quot;, &quot;;&quot;'&quot;;[.D14];&quot;'&quot;)" table:style-name="ce1">
            <text:p>'FTR13', 'Credit Card', '45068', 'On the way'</text:p>
          </table:table-cell>
          <table:table-cell office:value-type="string" office:string-value="('FTR13', 'Credit Card', '45068', 'On the way')," table:formula="of:=CONCATENATE(&quot;(&quot;;[.E14];&quot;)&quot;;&quot;,&quot;)" table:style-name="ce1">
            <text:p>('FTR13', 'Credit Card', '45068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4</text:p>
          </table:table-cell>
          <table:table-cell office:value-type="string" table:style-name="ce1">
            <text:p>Cash</text:p>
          </table:table-cell>
          <table:table-cell office:value-type="date" office:date-value="2023-05-23T00:00:00" table:style-name="ce3">
            <text:p>23/05/2023</text:p>
          </table:table-cell>
          <table:table-cell office:value-type="string" table:style-name="ce1">
            <text:p>Prepared</text:p>
          </table:table-cell>
          <table:table-cell office:value-type="string" office:string-value="'FTR14', 'Cash', '45069', 'Prepared'" table:formula="of:=CONCATENATE(&quot;'&quot;;[.A15];&quot;'&quot;;&quot;, &quot;; &quot;'&quot;;[.B15];&quot;'&quot;;&quot;, &quot;;&quot;'&quot;;[.C15];&quot;'&quot;;&quot;, &quot;;&quot;'&quot;;[.D15];&quot;'&quot;)" table:style-name="ce1">
            <text:p>'FTR14', 'Cash', '45069', 'Prepared'</text:p>
          </table:table-cell>
          <table:table-cell office:value-type="string" office:string-value="('FTR14', 'Cash', '45069', 'Prepared')," table:formula="of:=CONCATENATE(&quot;(&quot;;[.E15];&quot;)&quot;;&quot;,&quot;)" table:style-name="ce1">
            <text:p>('FTR14', 'Cash', '45069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5</text:p>
          </table:table-cell>
          <table:table-cell office:value-type="string" table:style-name="ce1">
            <text:p>Cash</text:p>
          </table:table-cell>
          <table:table-cell office:value-type="date" office:date-value="2023-05-24T00:00:00" table:style-name="ce3">
            <text:p>24/05/2023</text:p>
          </table:table-cell>
          <table:table-cell office:value-type="string" table:style-name="ce1">
            <text:p>Arrived</text:p>
          </table:table-cell>
          <table:table-cell office:value-type="string" office:string-value="'FTR15', 'Cash', '45070', 'Arrived'" table:formula="of:=CONCATENATE(&quot;'&quot;;[.A16];&quot;'&quot;;&quot;, &quot;; &quot;'&quot;;[.B16];&quot;'&quot;;&quot;, &quot;;&quot;'&quot;;[.C16];&quot;'&quot;;&quot;, &quot;;&quot;'&quot;;[.D16];&quot;'&quot;)" table:style-name="ce1">
            <text:p>'FTR15', 'Cash', '45070', 'Arrived'</text:p>
          </table:table-cell>
          <table:table-cell office:value-type="string" office:string-value="('FTR15', 'Cash', '45070', 'Arrived')," table:formula="of:=CONCATENATE(&quot;(&quot;;[.E16];&quot;)&quot;;&quot;,&quot;)" table:style-name="ce1">
            <text:p>('FTR15', 'Cash', '45070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6</text:p>
          </table:table-cell>
          <table:table-cell office:value-type="string" table:style-name="ce1">
            <text:p>Credit Card</text:p>
          </table:table-cell>
          <table:table-cell office:value-type="date" office:date-value="2023-05-25T00:00:00" table:style-name="ce3">
            <text:p>25/05/2023</text:p>
          </table:table-cell>
          <table:table-cell office:value-type="string" table:style-name="ce1">
            <text:p>On the way</text:p>
          </table:table-cell>
          <table:table-cell office:value-type="string" office:string-value="'FTR16', 'Credit Card', '45071', 'On the way'" table:formula="of:=CONCATENATE(&quot;'&quot;;[.A17];&quot;'&quot;;&quot;, &quot;; &quot;'&quot;;[.B17];&quot;'&quot;;&quot;, &quot;;&quot;'&quot;;[.C17];&quot;'&quot;;&quot;, &quot;;&quot;'&quot;;[.D17];&quot;'&quot;)" table:style-name="ce1">
            <text:p>'FTR16', 'Credit Card', '45071', 'On the way'</text:p>
          </table:table-cell>
          <table:table-cell office:value-type="string" office:string-value="('FTR16', 'Credit Card', '45071', 'On the way')," table:formula="of:=CONCATENATE(&quot;(&quot;;[.E17];&quot;)&quot;;&quot;,&quot;)" table:style-name="ce1">
            <text:p>('FTR16', 'Credit Card', '45071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7</text:p>
          </table:table-cell>
          <table:table-cell office:value-type="string" table:style-name="ce1">
            <text:p>Credit Card</text:p>
          </table:table-cell>
          <table:table-cell office:value-type="date" office:date-value="2023-05-26T00:00:00" table:style-name="ce3">
            <text:p>26/05/2023</text:p>
          </table:table-cell>
          <table:table-cell office:value-type="string" table:style-name="ce1">
            <text:p>Prepared</text:p>
          </table:table-cell>
          <table:table-cell office:value-type="string" office:string-value="'FTR17', 'Credit Card', '45072', 'Prepared'" table:formula="of:=CONCATENATE(&quot;'&quot;;[.A18];&quot;'&quot;;&quot;, &quot;; &quot;'&quot;;[.B18];&quot;'&quot;;&quot;, &quot;;&quot;'&quot;;[.C18];&quot;'&quot;;&quot;, &quot;;&quot;'&quot;;[.D18];&quot;'&quot;)" table:style-name="ce1">
            <text:p>'FTR17', 'Credit Card', '45072', 'Prepared'</text:p>
          </table:table-cell>
          <table:table-cell office:value-type="string" office:string-value="('FTR17', 'Credit Card', '45072', 'Prepared')," table:formula="of:=CONCATENATE(&quot;(&quot;;[.E18];&quot;)&quot;;&quot;,&quot;)" table:style-name="ce1">
            <text:p>('FTR17', 'Credit Card', '45072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8</text:p>
          </table:table-cell>
          <table:table-cell office:value-type="string" table:style-name="ce1">
            <text:p>Cash</text:p>
          </table:table-cell>
          <table:table-cell office:value-type="date" office:date-value="2023-05-27T00:00:00" table:style-name="ce3">
            <text:p>27/05/2023</text:p>
          </table:table-cell>
          <table:table-cell office:value-type="string" table:style-name="ce1">
            <text:p>Arrived</text:p>
          </table:table-cell>
          <table:table-cell office:value-type="string" office:string-value="'FTR18', 'Cash', '45073', 'Arrived'" table:formula="of:=CONCATENATE(&quot;'&quot;;[.A19];&quot;'&quot;;&quot;, &quot;; &quot;'&quot;;[.B19];&quot;'&quot;;&quot;, &quot;;&quot;'&quot;;[.C19];&quot;'&quot;;&quot;, &quot;;&quot;'&quot;;[.D19];&quot;'&quot;)" table:style-name="ce1">
            <text:p>'FTR18', 'Cash', '45073', 'Arrived'</text:p>
          </table:table-cell>
          <table:table-cell office:value-type="string" office:string-value="('FTR18', 'Cash', '45073', 'Arrived')," table:formula="of:=CONCATENATE(&quot;(&quot;;[.E19];&quot;)&quot;;&quot;,&quot;)" table:style-name="ce1">
            <text:p>('FTR18', 'Cash', '45073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19</text:p>
          </table:table-cell>
          <table:table-cell office:value-type="string" table:style-name="ce1">
            <text:p>Cash</text:p>
          </table:table-cell>
          <table:table-cell office:value-type="date" office:date-value="2023-05-28T00:00:00" table:style-name="ce3">
            <text:p>28/05/2023</text:p>
          </table:table-cell>
          <table:table-cell office:value-type="string" table:style-name="ce1">
            <text:p>On the way</text:p>
          </table:table-cell>
          <table:table-cell office:value-type="string" office:string-value="'FTR19', 'Cash', '45074', 'On the way'" table:formula="of:=CONCATENATE(&quot;'&quot;;[.A20];&quot;'&quot;;&quot;, &quot;; &quot;'&quot;;[.B20];&quot;'&quot;;&quot;, &quot;;&quot;'&quot;;[.C20];&quot;'&quot;;&quot;, &quot;;&quot;'&quot;;[.D20];&quot;'&quot;)" table:style-name="ce1">
            <text:p>'FTR19', 'Cash', '45074', 'On the way'</text:p>
          </table:table-cell>
          <table:table-cell office:value-type="string" office:string-value="('FTR19', 'Cash', '45074', 'On the way')," table:formula="of:=CONCATENATE(&quot;(&quot;;[.E20];&quot;)&quot;;&quot;,&quot;)" table:style-name="ce1">
            <text:p>('FTR19', 'Cash', '45074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0</text:p>
          </table:table-cell>
          <table:table-cell office:value-type="string" table:style-name="ce1">
            <text:p>Cash</text:p>
          </table:table-cell>
          <table:table-cell office:value-type="date" office:date-value="2023-05-29T00:00:00" table:style-name="ce3">
            <text:p>29/05/2023</text:p>
          </table:table-cell>
          <table:table-cell office:value-type="string" table:style-name="ce1">
            <text:p>On the way</text:p>
          </table:table-cell>
          <table:table-cell office:value-type="string" office:string-value="'FTR20', 'Cash', '45075', 'On the way'" table:formula="of:=CONCATENATE(&quot;'&quot;;[.A21];&quot;'&quot;;&quot;, &quot;; &quot;'&quot;;[.B21];&quot;'&quot;;&quot;, &quot;;&quot;'&quot;;[.C21];&quot;'&quot;;&quot;, &quot;;&quot;'&quot;;[.D21];&quot;'&quot;)" table:style-name="ce1">
            <text:p>'FTR20', 'Cash', '45075', 'On the way'</text:p>
          </table:table-cell>
          <table:table-cell office:value-type="string" office:string-value="('FTR20', 'Cash', '45075', 'On the way')," table:formula="of:=CONCATENATE(&quot;(&quot;;[.E21];&quot;)&quot;;&quot;,&quot;)" table:style-name="ce1">
            <text:p>('FTR20', 'Cash', '45075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1</text:p>
          </table:table-cell>
          <table:table-cell office:value-type="string" table:style-name="ce1">
            <text:p>Credit Card</text:p>
          </table:table-cell>
          <table:table-cell office:value-type="date" office:date-value="2023-05-30T00:00:00" table:style-name="ce3">
            <text:p>30/05/2023</text:p>
          </table:table-cell>
          <table:table-cell office:value-type="string" table:style-name="ce1">
            <text:p>On the way</text:p>
          </table:table-cell>
          <table:table-cell office:value-type="string" office:string-value="'FTR21', 'Credit Card', '45076', 'On the way'" table:formula="of:=CONCATENATE(&quot;'&quot;;[.A22];&quot;'&quot;;&quot;, &quot;; &quot;'&quot;;[.B22];&quot;'&quot;;&quot;, &quot;;&quot;'&quot;;[.C22];&quot;'&quot;;&quot;, &quot;;&quot;'&quot;;[.D22];&quot;'&quot;)" table:style-name="ce1">
            <text:p>'FTR21', 'Credit Card', '45076', 'On the way'</text:p>
          </table:table-cell>
          <table:table-cell office:value-type="string" office:string-value="('FTR21', 'Credit Card', '45076', 'On the way')," table:formula="of:=CONCATENATE(&quot;(&quot;;[.E22];&quot;)&quot;;&quot;,&quot;)" table:style-name="ce1">
            <text:p>('FTR21', 'Credit Card', '45076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2</text:p>
          </table:table-cell>
          <table:table-cell office:value-type="string" table:style-name="ce1">
            <text:p>Cash</text:p>
          </table:table-cell>
          <table:table-cell office:value-type="date" office:date-value="2023-05-31T00:00:00" table:style-name="ce3">
            <text:p>31/05/2023</text:p>
          </table:table-cell>
          <table:table-cell office:value-type="string" table:style-name="ce1">
            <text:p>On the way</text:p>
          </table:table-cell>
          <table:table-cell office:value-type="string" office:string-value="'FTR22', 'Cash', '45077', 'On the way'" table:formula="of:=CONCATENATE(&quot;'&quot;;[.A23];&quot;'&quot;;&quot;, &quot;; &quot;'&quot;;[.B23];&quot;'&quot;;&quot;, &quot;;&quot;'&quot;;[.C23];&quot;'&quot;;&quot;, &quot;;&quot;'&quot;;[.D23];&quot;'&quot;)" table:style-name="ce1">
            <text:p>'FTR22', 'Cash', '45077', 'On the way'</text:p>
          </table:table-cell>
          <table:table-cell office:value-type="string" office:string-value="('FTR22', 'Cash', '45077', 'On the way')," table:formula="of:=CONCATENATE(&quot;(&quot;;[.E23];&quot;)&quot;;&quot;,&quot;)" table:style-name="ce1">
            <text:p>('FTR22', 'Cash', '45077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3</text:p>
          </table:table-cell>
          <table:table-cell office:value-type="string" table:style-name="ce1">
            <text:p>Credit Card</text:p>
          </table:table-cell>
          <table:table-cell office:value-type="date" office:date-value="2023-06-01T00:00:00" table:style-name="ce3">
            <text:p>01/06/2023</text:p>
          </table:table-cell>
          <table:table-cell office:value-type="string" table:style-name="ce1">
            <text:p>Prepared</text:p>
          </table:table-cell>
          <table:table-cell office:value-type="string" office:string-value="'FTR23', 'Credit Card', '45078', 'Prepared'" table:formula="of:=CONCATENATE(&quot;'&quot;;[.A24];&quot;'&quot;;&quot;, &quot;; &quot;'&quot;;[.B24];&quot;'&quot;;&quot;, &quot;;&quot;'&quot;;[.C24];&quot;'&quot;;&quot;, &quot;;&quot;'&quot;;[.D24];&quot;'&quot;)" table:style-name="ce1">
            <text:p>'FTR23', 'Credit Card', '45078', 'Prepared'</text:p>
          </table:table-cell>
          <table:table-cell office:value-type="string" office:string-value="('FTR23', 'Credit Card', '45078', 'Prepared')," table:formula="of:=CONCATENATE(&quot;(&quot;;[.E24];&quot;)&quot;;&quot;,&quot;)" table:style-name="ce1">
            <text:p>('FTR23', 'Credit Card', '45078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4</text:p>
          </table:table-cell>
          <table:table-cell office:value-type="string" table:style-name="ce1">
            <text:p>Credit Card</text:p>
          </table:table-cell>
          <table:table-cell office:value-type="date" office:date-value="2023-06-02T00:00:00" table:style-name="ce3">
            <text:p>02/06/2023</text:p>
          </table:table-cell>
          <table:table-cell office:value-type="string" table:style-name="ce1">
            <text:p>Arrived</text:p>
          </table:table-cell>
          <table:table-cell office:value-type="string" office:string-value="'FTR24', 'Credit Card', '45079', 'Arrived'" table:formula="of:=CONCATENATE(&quot;'&quot;;[.A25];&quot;'&quot;;&quot;, &quot;; &quot;'&quot;;[.B25];&quot;'&quot;;&quot;, &quot;;&quot;'&quot;;[.C25];&quot;'&quot;;&quot;, &quot;;&quot;'&quot;;[.D25];&quot;'&quot;)" table:style-name="ce1">
            <text:p>'FTR24', 'Credit Card', '45079', 'Arrived'</text:p>
          </table:table-cell>
          <table:table-cell office:value-type="string" office:string-value="('FTR24', 'Credit Card', '45079', 'Arrived')," table:formula="of:=CONCATENATE(&quot;(&quot;;[.E25];&quot;)&quot;;&quot;,&quot;)" table:style-name="ce1">
            <text:p>('FTR24', 'Credit Card', '45079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5</text:p>
          </table:table-cell>
          <table:table-cell office:value-type="string" table:style-name="ce1">
            <text:p>Cash</text:p>
          </table:table-cell>
          <table:table-cell office:value-type="date" office:date-value="2023-06-03T00:00:00" table:style-name="ce3">
            <text:p>03/06/2023</text:p>
          </table:table-cell>
          <table:table-cell office:value-type="string" table:style-name="ce1">
            <text:p>On the way</text:p>
          </table:table-cell>
          <table:table-cell office:value-type="string" office:string-value="'FTR25', 'Cash', '45080', 'On the way'" table:formula="of:=CONCATENATE(&quot;'&quot;;[.A26];&quot;'&quot;;&quot;, &quot;; &quot;'&quot;;[.B26];&quot;'&quot;;&quot;, &quot;;&quot;'&quot;;[.C26];&quot;'&quot;;&quot;, &quot;;&quot;'&quot;;[.D26];&quot;'&quot;)" table:style-name="ce1">
            <text:p>'FTR25', 'Cash', '45080', 'On the way'</text:p>
          </table:table-cell>
          <table:table-cell office:value-type="string" office:string-value="('FTR25', 'Cash', '45080', 'On the way')," table:formula="of:=CONCATENATE(&quot;(&quot;;[.E26];&quot;)&quot;;&quot;,&quot;)" table:style-name="ce1">
            <text:p>('FTR25', 'Cash', '45080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6</text:p>
          </table:table-cell>
          <table:table-cell office:value-type="string" table:style-name="ce1">
            <text:p>Cash</text:p>
          </table:table-cell>
          <table:table-cell office:value-type="date" office:date-value="2023-06-04T00:00:00" table:style-name="ce3">
            <text:p>04/06/2023</text:p>
          </table:table-cell>
          <table:table-cell office:value-type="string" table:style-name="ce1">
            <text:p>Prepared</text:p>
          </table:table-cell>
          <table:table-cell office:value-type="string" office:string-value="'FTR26', 'Cash', '45081', 'Prepared'" table:formula="of:=CONCATENATE(&quot;'&quot;;[.A27];&quot;'&quot;;&quot;, &quot;; &quot;'&quot;;[.B27];&quot;'&quot;;&quot;, &quot;;&quot;'&quot;;[.C27];&quot;'&quot;;&quot;, &quot;;&quot;'&quot;;[.D27];&quot;'&quot;)" table:style-name="ce1">
            <text:p>'FTR26', 'Cash', '45081', 'Prepared'</text:p>
          </table:table-cell>
          <table:table-cell office:value-type="string" office:string-value="('FTR26', 'Cash', '45081', 'Prepared')," table:formula="of:=CONCATENATE(&quot;(&quot;;[.E27];&quot;)&quot;;&quot;,&quot;)" table:style-name="ce1">
            <text:p>('FTR26', 'Cash', '45081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7</text:p>
          </table:table-cell>
          <table:table-cell office:value-type="string" table:style-name="ce1">
            <text:p>Credit Card</text:p>
          </table:table-cell>
          <table:table-cell office:value-type="date" office:date-value="2023-06-05T00:00:00" table:style-name="ce3">
            <text:p>05/06/2023</text:p>
          </table:table-cell>
          <table:table-cell office:value-type="string" table:style-name="ce1">
            <text:p>Arrived</text:p>
          </table:table-cell>
          <table:table-cell office:value-type="string" office:string-value="'FTR27', 'Credit Card', '45082', 'Arrived'" table:formula="of:=CONCATENATE(&quot;'&quot;;[.A28];&quot;'&quot;;&quot;, &quot;; &quot;'&quot;;[.B28];&quot;'&quot;;&quot;, &quot;;&quot;'&quot;;[.C28];&quot;'&quot;;&quot;, &quot;;&quot;'&quot;;[.D28];&quot;'&quot;)" table:style-name="ce1">
            <text:p>'FTR27', 'Credit Card', '45082', 'Arrived'</text:p>
          </table:table-cell>
          <table:table-cell office:value-type="string" office:string-value="('FTR27', 'Credit Card', '45082', 'Arrived')," table:formula="of:=CONCATENATE(&quot;(&quot;;[.E28];&quot;)&quot;;&quot;,&quot;)" table:style-name="ce1">
            <text:p>('FTR27', 'Credit Card', '45082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8</text:p>
          </table:table-cell>
          <table:table-cell office:value-type="string" table:style-name="ce1">
            <text:p>Credit Card</text:p>
          </table:table-cell>
          <table:table-cell office:value-type="date" office:date-value="2023-06-06T00:00:00" table:style-name="ce3">
            <text:p>06/06/2023</text:p>
          </table:table-cell>
          <table:table-cell office:value-type="string" table:style-name="ce1">
            <text:p>Arrived</text:p>
          </table:table-cell>
          <table:table-cell office:value-type="string" office:string-value="'FTR28', 'Credit Card', '45083', 'Arrived'" table:formula="of:=CONCATENATE(&quot;'&quot;;[.A29];&quot;'&quot;;&quot;, &quot;; &quot;'&quot;;[.B29];&quot;'&quot;;&quot;, &quot;;&quot;'&quot;;[.C29];&quot;'&quot;;&quot;, &quot;;&quot;'&quot;;[.D29];&quot;'&quot;)" table:style-name="ce1">
            <text:p>'FTR28', 'Credit Card', '45083', 'Arrived'</text:p>
          </table:table-cell>
          <table:table-cell office:value-type="string" office:string-value="('FTR28', 'Credit Card', '45083', 'Arrived')," table:formula="of:=CONCATENATE(&quot;(&quot;;[.E29];&quot;)&quot;;&quot;,&quot;)" table:style-name="ce1">
            <text:p>('FTR28', 'Credit Card', '45083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29</text:p>
          </table:table-cell>
          <table:table-cell office:value-type="string" table:style-name="ce1">
            <text:p>Cash</text:p>
          </table:table-cell>
          <table:table-cell office:value-type="date" office:date-value="2023-06-07T00:00:00" table:style-name="ce3">
            <text:p>07/06/2023</text:p>
          </table:table-cell>
          <table:table-cell office:value-type="string" table:style-name="ce1">
            <text:p>On the way</text:p>
          </table:table-cell>
          <table:table-cell office:value-type="string" office:string-value="'FTR29', 'Cash', '45084', 'On the way'" table:formula="of:=CONCATENATE(&quot;'&quot;;[.A30];&quot;'&quot;;&quot;, &quot;; &quot;'&quot;;[.B30];&quot;'&quot;;&quot;, &quot;;&quot;'&quot;;[.C30];&quot;'&quot;;&quot;, &quot;;&quot;'&quot;;[.D30];&quot;'&quot;)" table:style-name="ce1">
            <text:p>'FTR29', 'Cash', '45084', 'On the way'</text:p>
          </table:table-cell>
          <table:table-cell office:value-type="string" office:string-value="('FTR29', 'Cash', '45084', 'On the way')," table:formula="of:=CONCATENATE(&quot;(&quot;;[.E30];&quot;)&quot;;&quot;,&quot;)" table:style-name="ce1">
            <text:p>('FTR29', 'Cash', '45084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0</text:p>
          </table:table-cell>
          <table:table-cell office:value-type="string" table:style-name="ce1">
            <text:p>Cash</text:p>
          </table:table-cell>
          <table:table-cell office:value-type="date" office:date-value="2023-06-08T00:00:00" table:style-name="ce3">
            <text:p>08/06/2023</text:p>
          </table:table-cell>
          <table:table-cell office:value-type="string" table:style-name="ce1">
            <text:p>On the way</text:p>
          </table:table-cell>
          <table:table-cell office:value-type="string" office:string-value="'FTR30', 'Cash', '45085', 'On the way'" table:formula="of:=CONCATENATE(&quot;'&quot;;[.A31];&quot;'&quot;;&quot;, &quot;; &quot;'&quot;;[.B31];&quot;'&quot;;&quot;, &quot;;&quot;'&quot;;[.C31];&quot;'&quot;;&quot;, &quot;;&quot;'&quot;;[.D31];&quot;'&quot;)" table:style-name="ce1">
            <text:p>'FTR30', 'Cash', '45085', 'On the way'</text:p>
          </table:table-cell>
          <table:table-cell office:value-type="string" office:string-value="('FTR30', 'Cash', '45085', 'On the way')," table:formula="of:=CONCATENATE(&quot;(&quot;;[.E31];&quot;)&quot;;&quot;,&quot;)" table:style-name="ce1">
            <text:p>('FTR30', 'Cash', '45085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1</text:p>
          </table:table-cell>
          <table:table-cell office:value-type="string" table:style-name="ce1">
            <text:p>Cash</text:p>
          </table:table-cell>
          <table:table-cell office:value-type="date" office:date-value="2023-06-09T00:00:00" table:style-name="ce3">
            <text:p>09/06/2023</text:p>
          </table:table-cell>
          <table:table-cell office:value-type="string" table:style-name="ce1">
            <text:p>Prepared</text:p>
          </table:table-cell>
          <table:table-cell office:value-type="string" office:string-value="'FTR31', 'Cash', '45086', 'Prepared'" table:formula="of:=CONCATENATE(&quot;'&quot;;[.A32];&quot;'&quot;;&quot;, &quot;; &quot;'&quot;;[.B32];&quot;'&quot;;&quot;, &quot;;&quot;'&quot;;[.C32];&quot;'&quot;;&quot;, &quot;;&quot;'&quot;;[.D32];&quot;'&quot;)" table:style-name="ce1">
            <text:p>'FTR31', 'Cash', '45086', 'Prepared'</text:p>
          </table:table-cell>
          <table:table-cell office:value-type="string" office:string-value="('FTR31', 'Cash', '45086', 'Prepared')," table:formula="of:=CONCATENATE(&quot;(&quot;;[.E32];&quot;)&quot;;&quot;,&quot;)" table:style-name="ce1">
            <text:p>('FTR31', 'Cash', '45086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2</text:p>
          </table:table-cell>
          <table:table-cell office:value-type="string" table:style-name="ce1">
            <text:p>Credit Card</text:p>
          </table:table-cell>
          <table:table-cell office:value-type="date" office:date-value="2023-06-10T00:00:00" table:style-name="ce3">
            <text:p>10/06/2023</text:p>
          </table:table-cell>
          <table:table-cell office:value-type="string" table:style-name="ce1">
            <text:p>Arrived</text:p>
          </table:table-cell>
          <table:table-cell office:value-type="string" office:string-value="'FTR32', 'Credit Card', '45087', 'Arrived'" table:formula="of:=CONCATENATE(&quot;'&quot;;[.A33];&quot;'&quot;;&quot;, &quot;; &quot;'&quot;;[.B33];&quot;'&quot;;&quot;, &quot;;&quot;'&quot;;[.C33];&quot;'&quot;;&quot;, &quot;;&quot;'&quot;;[.D33];&quot;'&quot;)" table:style-name="ce1">
            <text:p>'FTR32', 'Credit Card', '45087', 'Arrived'</text:p>
          </table:table-cell>
          <table:table-cell office:value-type="string" office:string-value="('FTR32', 'Credit Card', '45087', 'Arrived')," table:formula="of:=CONCATENATE(&quot;(&quot;;[.E33];&quot;)&quot;;&quot;,&quot;)" table:style-name="ce1">
            <text:p>('FTR32', 'Credit Card', '45087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3</text:p>
          </table:table-cell>
          <table:table-cell office:value-type="string" table:style-name="ce1">
            <text:p>cash</text:p>
          </table:table-cell>
          <table:table-cell office:value-type="date" office:date-value="2023-06-11T00:00:00" table:style-name="ce3">
            <text:p>11/06/2023</text:p>
          </table:table-cell>
          <table:table-cell office:value-type="string" table:style-name="ce1">
            <text:p>On the way</text:p>
          </table:table-cell>
          <table:table-cell office:value-type="string" office:string-value="'FTR33', 'cash', '45088', 'On the way'" table:formula="of:=CONCATENATE(&quot;'&quot;;[.A34];&quot;'&quot;;&quot;, &quot;; &quot;'&quot;;[.B34];&quot;'&quot;;&quot;, &quot;;&quot;'&quot;;[.C34];&quot;'&quot;;&quot;, &quot;;&quot;'&quot;;[.D34];&quot;'&quot;)" table:style-name="ce1">
            <text:p>'FTR33', 'cash', '45088', 'On the way'</text:p>
          </table:table-cell>
          <table:table-cell office:value-type="string" office:string-value="('FTR33', 'cash', '45088', 'On the way')," table:formula="of:=CONCATENATE(&quot;(&quot;;[.E34];&quot;)&quot;;&quot;,&quot;)" table:style-name="ce1">
            <text:p>('FTR33', 'cash', '45088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4</text:p>
          </table:table-cell>
          <table:table-cell office:value-type="string" table:style-name="ce1">
            <text:p>Credit Card</text:p>
          </table:table-cell>
          <table:table-cell office:value-type="date" office:date-value="2023-06-12T00:00:00" table:style-name="ce3">
            <text:p>12/06/2023</text:p>
          </table:table-cell>
          <table:table-cell office:value-type="string" table:style-name="ce1">
            <text:p>On the way</text:p>
          </table:table-cell>
          <table:table-cell office:value-type="string" office:string-value="'FTR34', 'Credit Card', '45089', 'On the way'" table:formula="of:=CONCATENATE(&quot;'&quot;;[.A35];&quot;'&quot;;&quot;, &quot;; &quot;'&quot;;[.B35];&quot;'&quot;;&quot;, &quot;;&quot;'&quot;;[.C35];&quot;'&quot;;&quot;, &quot;;&quot;'&quot;;[.D35];&quot;'&quot;)" table:style-name="ce1">
            <text:p>'FTR34', 'Credit Card', '45089', 'On the way'</text:p>
          </table:table-cell>
          <table:table-cell office:value-type="string" office:string-value="('FTR34', 'Credit Card', '45089', 'On the way')," table:formula="of:=CONCATENATE(&quot;(&quot;;[.E35];&quot;)&quot;;&quot;,&quot;)" table:style-name="ce1">
            <text:p>('FTR34', 'Credit Card', '45089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5</text:p>
          </table:table-cell>
          <table:table-cell office:value-type="string" table:style-name="ce1">
            <text:p>Credit Card</text:p>
          </table:table-cell>
          <table:table-cell office:value-type="date" office:date-value="2023-06-13T00:00:00" table:style-name="ce3">
            <text:p>13/06/2023</text:p>
          </table:table-cell>
          <table:table-cell office:value-type="string" table:style-name="ce1">
            <text:p>On the way</text:p>
          </table:table-cell>
          <table:table-cell office:value-type="string" office:string-value="'FTR35', 'Credit Card', '45090', 'On the way'" table:formula="of:=CONCATENATE(&quot;'&quot;;[.A36];&quot;'&quot;;&quot;, &quot;; &quot;'&quot;;[.B36];&quot;'&quot;;&quot;, &quot;;&quot;'&quot;;[.C36];&quot;'&quot;;&quot;, &quot;;&quot;'&quot;;[.D36];&quot;'&quot;)" table:style-name="ce1">
            <text:p>'FTR35', 'Credit Card', '45090', 'On the way'</text:p>
          </table:table-cell>
          <table:table-cell office:value-type="string" office:string-value="('FTR35', 'Credit Card', '45090', 'On the way')," table:formula="of:=CONCATENATE(&quot;(&quot;;[.E36];&quot;)&quot;;&quot;,&quot;)" table:style-name="ce1">
            <text:p>('FTR35', 'Credit Card', '45090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6</text:p>
          </table:table-cell>
          <table:table-cell office:value-type="string" table:style-name="ce1">
            <text:p>Cash</text:p>
          </table:table-cell>
          <table:table-cell office:value-type="date" office:date-value="2023-06-14T00:00:00" table:style-name="ce3">
            <text:p>14/06/2023</text:p>
          </table:table-cell>
          <table:table-cell office:value-type="string" table:style-name="ce1">
            <text:p>Prepared</text:p>
          </table:table-cell>
          <table:table-cell office:value-type="string" office:string-value="'FTR36', 'Cash', '45091', 'Prepared'" table:formula="of:=CONCATENATE(&quot;'&quot;;[.A37];&quot;'&quot;;&quot;, &quot;; &quot;'&quot;;[.B37];&quot;'&quot;;&quot;, &quot;;&quot;'&quot;;[.C37];&quot;'&quot;;&quot;, &quot;;&quot;'&quot;;[.D37];&quot;'&quot;)" table:style-name="ce1">
            <text:p>'FTR36', 'Cash', '45091', 'Prepared'</text:p>
          </table:table-cell>
          <table:table-cell office:value-type="string" office:string-value="('FTR36', 'Cash', '45091', 'Prepared')," table:formula="of:=CONCATENATE(&quot;(&quot;;[.E37];&quot;)&quot;;&quot;,&quot;)" table:style-name="ce1">
            <text:p>('FTR36', 'Cash', '45091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7</text:p>
          </table:table-cell>
          <table:table-cell office:value-type="string" table:style-name="ce1">
            <text:p>Cash</text:p>
          </table:table-cell>
          <table:table-cell office:value-type="date" office:date-value="2023-06-15T00:00:00" table:style-name="ce3">
            <text:p>15/06/2023</text:p>
          </table:table-cell>
          <table:table-cell office:value-type="string" table:style-name="ce1">
            <text:p>Arrived</text:p>
          </table:table-cell>
          <table:table-cell office:value-type="string" office:string-value="'FTR37', 'Cash', '45092', 'Arrived'" table:formula="of:=CONCATENATE(&quot;'&quot;;[.A38];&quot;'&quot;;&quot;, &quot;; &quot;'&quot;;[.B38];&quot;'&quot;;&quot;, &quot;;&quot;'&quot;;[.C38];&quot;'&quot;;&quot;, &quot;;&quot;'&quot;;[.D38];&quot;'&quot;)" table:style-name="ce1">
            <text:p>'FTR37', 'Cash', '45092', 'Arrived'</text:p>
          </table:table-cell>
          <table:table-cell office:value-type="string" office:string-value="('FTR37', 'Cash', '45092', 'Arrived')," table:formula="of:=CONCATENATE(&quot;(&quot;;[.E38];&quot;)&quot;;&quot;,&quot;)" table:style-name="ce1">
            <text:p>('FTR37', 'Cash', '45092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8</text:p>
          </table:table-cell>
          <table:table-cell office:value-type="string" table:style-name="ce1">
            <text:p>Credit Card</text:p>
          </table:table-cell>
          <table:table-cell office:value-type="date" office:date-value="2023-06-16T00:00:00" table:style-name="ce3">
            <text:p>16/06/2023</text:p>
          </table:table-cell>
          <table:table-cell office:value-type="string" table:style-name="ce1">
            <text:p>On the way</text:p>
          </table:table-cell>
          <table:table-cell office:value-type="string" office:string-value="'FTR38', 'Credit Card', '45093', 'On the way'" table:formula="of:=CONCATENATE(&quot;'&quot;;[.A39];&quot;'&quot;;&quot;, &quot;; &quot;'&quot;;[.B39];&quot;'&quot;;&quot;, &quot;;&quot;'&quot;;[.C39];&quot;'&quot;;&quot;, &quot;;&quot;'&quot;;[.D39];&quot;'&quot;)" table:style-name="ce1">
            <text:p>'FTR38', 'Credit Card', '45093', 'On the way'</text:p>
          </table:table-cell>
          <table:table-cell office:value-type="string" office:string-value="('FTR38', 'Credit Card', '45093', 'On the way')," table:formula="of:=CONCATENATE(&quot;(&quot;;[.E39];&quot;)&quot;;&quot;,&quot;)" table:style-name="ce1">
            <text:p>('FTR38', 'Credit Card', '45093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39</text:p>
          </table:table-cell>
          <table:table-cell office:value-type="string" table:style-name="ce1">
            <text:p>Credit Card</text:p>
          </table:table-cell>
          <table:table-cell office:value-type="date" office:date-value="2023-06-17T00:00:00" table:style-name="ce3">
            <text:p>17/06/2023</text:p>
          </table:table-cell>
          <table:table-cell office:value-type="string" table:style-name="ce1">
            <text:p>Prepared</text:p>
          </table:table-cell>
          <table:table-cell office:value-type="string" office:string-value="'FTR39', 'Credit Card', '45094', 'Prepared'" table:formula="of:=CONCATENATE(&quot;'&quot;;[.A40];&quot;'&quot;;&quot;, &quot;; &quot;'&quot;;[.B40];&quot;'&quot;;&quot;, &quot;;&quot;'&quot;;[.C40];&quot;'&quot;;&quot;, &quot;;&quot;'&quot;;[.D40];&quot;'&quot;)" table:style-name="ce1">
            <text:p>'FTR39', 'Credit Card', '45094', 'Prepared'</text:p>
          </table:table-cell>
          <table:table-cell office:value-type="string" office:string-value="('FTR39', 'Credit Card', '45094', 'Prepared')," table:formula="of:=CONCATENATE(&quot;(&quot;;[.E40];&quot;)&quot;;&quot;,&quot;)" table:style-name="ce1">
            <text:p>('FTR39', 'Credit Card', '45094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0</text:p>
          </table:table-cell>
          <table:table-cell office:value-type="string" table:style-name="ce1">
            <text:p>Cash</text:p>
          </table:table-cell>
          <table:table-cell office:value-type="date" office:date-value="2023-06-18T00:00:00" table:style-name="ce3">
            <text:p>18/06/2023</text:p>
          </table:table-cell>
          <table:table-cell office:value-type="string" table:style-name="ce1">
            <text:p>Arrived</text:p>
          </table:table-cell>
          <table:table-cell office:value-type="string" office:string-value="'FTR40', 'Cash', '45095', 'Arrived'" table:formula="of:=CONCATENATE(&quot;'&quot;;[.A41];&quot;'&quot;;&quot;, &quot;; &quot;'&quot;;[.B41];&quot;'&quot;;&quot;, &quot;;&quot;'&quot;;[.C41];&quot;'&quot;;&quot;, &quot;;&quot;'&quot;;[.D41];&quot;'&quot;)" table:style-name="ce1">
            <text:p>'FTR40', 'Cash', '45095', 'Arrived'</text:p>
          </table:table-cell>
          <table:table-cell office:value-type="string" office:string-value="('FTR40', 'Cash', '45095', 'Arrived')," table:formula="of:=CONCATENATE(&quot;(&quot;;[.E41];&quot;)&quot;;&quot;,&quot;)" table:style-name="ce1">
            <text:p>('FTR40', 'Cash', '45095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1</text:p>
          </table:table-cell>
          <table:table-cell office:value-type="string" table:style-name="ce1">
            <text:p>Cash</text:p>
          </table:table-cell>
          <table:table-cell office:value-type="date" office:date-value="2023-06-19T00:00:00" table:style-name="ce3">
            <text:p>19/06/2023</text:p>
          </table:table-cell>
          <table:table-cell office:value-type="string" table:style-name="ce1">
            <text:p>On the way</text:p>
          </table:table-cell>
          <table:table-cell office:value-type="string" office:string-value="'FTR41', 'Cash', '45096', 'On the way'" table:formula="of:=CONCATENATE(&quot;'&quot;;[.A42];&quot;'&quot;;&quot;, &quot;; &quot;'&quot;;[.B42];&quot;'&quot;;&quot;, &quot;;&quot;'&quot;;[.C42];&quot;'&quot;;&quot;, &quot;;&quot;'&quot;;[.D42];&quot;'&quot;)" table:style-name="ce1">
            <text:p>'FTR41', 'Cash', '45096', 'On the way'</text:p>
          </table:table-cell>
          <table:table-cell office:value-type="string" office:string-value="('FTR41', 'Cash', '45096', 'On the way')," table:formula="of:=CONCATENATE(&quot;(&quot;;[.E42];&quot;)&quot;;&quot;,&quot;)" table:style-name="ce1">
            <text:p>('FTR41', 'Cash', '45096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2</text:p>
          </table:table-cell>
          <table:table-cell office:value-type="string" table:style-name="ce1">
            <text:p>Cash</text:p>
          </table:table-cell>
          <table:table-cell office:value-type="date" office:date-value="2023-06-20T00:00:00" table:style-name="ce3">
            <text:p>20/06/2023</text:p>
          </table:table-cell>
          <table:table-cell office:value-type="string" table:style-name="ce1">
            <text:p>On the way</text:p>
          </table:table-cell>
          <table:table-cell office:value-type="string" office:string-value="'FTR42', 'Cash', '45097', 'On the way'" table:formula="of:=CONCATENATE(&quot;'&quot;;[.A43];&quot;'&quot;;&quot;, &quot;; &quot;'&quot;;[.B43];&quot;'&quot;;&quot;, &quot;;&quot;'&quot;;[.C43];&quot;'&quot;;&quot;, &quot;;&quot;'&quot;;[.D43];&quot;'&quot;)" table:style-name="ce1">
            <text:p>'FTR42', 'Cash', '45097', 'On the way'</text:p>
          </table:table-cell>
          <table:table-cell office:value-type="string" office:string-value="('FTR42', 'Cash', '45097', 'On the way')," table:formula="of:=CONCATENATE(&quot;(&quot;;[.E43];&quot;)&quot;;&quot;,&quot;)" table:style-name="ce1">
            <text:p>('FTR42', 'Cash', '45097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3</text:p>
          </table:table-cell>
          <table:table-cell office:value-type="string" table:style-name="ce1">
            <text:p>Credit Card</text:p>
          </table:table-cell>
          <table:table-cell office:value-type="date" office:date-value="2023-06-21T00:00:00" table:style-name="ce3">
            <text:p>21/06/2023</text:p>
          </table:table-cell>
          <table:table-cell office:value-type="string" table:style-name="ce1">
            <text:p>On the way</text:p>
          </table:table-cell>
          <table:table-cell office:value-type="string" office:string-value="'FTR43', 'Credit Card', '45098', 'On the way'" table:formula="of:=CONCATENATE(&quot;'&quot;;[.A44];&quot;'&quot;;&quot;, &quot;; &quot;'&quot;;[.B44];&quot;'&quot;;&quot;, &quot;;&quot;'&quot;;[.C44];&quot;'&quot;;&quot;, &quot;;&quot;'&quot;;[.D44];&quot;'&quot;)" table:style-name="ce1">
            <text:p>'FTR43', 'Credit Card', '45098', 'On the way'</text:p>
          </table:table-cell>
          <table:table-cell office:value-type="string" office:string-value="('FTR43', 'Credit Card', '45098', 'On the way')," table:formula="of:=CONCATENATE(&quot;(&quot;;[.E44];&quot;)&quot;;&quot;,&quot;)" table:style-name="ce1">
            <text:p>('FTR43', 'Credit Card', '45098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4</text:p>
          </table:table-cell>
          <table:table-cell office:value-type="string" table:style-name="ce1">
            <text:p>Credit Card</text:p>
          </table:table-cell>
          <table:table-cell office:value-type="date" office:date-value="2023-06-22T00:00:00" table:style-name="ce3">
            <text:p>22/06/2023</text:p>
          </table:table-cell>
          <table:table-cell office:value-type="string" table:style-name="ce1">
            <text:p>Prepared</text:p>
          </table:table-cell>
          <table:table-cell office:value-type="string" office:string-value="'FTR44', 'Credit Card', '45099', 'Prepared'" table:formula="of:=CONCATENATE(&quot;'&quot;;[.A45];&quot;'&quot;;&quot;, &quot;; &quot;'&quot;;[.B45];&quot;'&quot;;&quot;, &quot;;&quot;'&quot;;[.C45];&quot;'&quot;;&quot;, &quot;;&quot;'&quot;;[.D45];&quot;'&quot;)" table:style-name="ce1">
            <text:p>'FTR44', 'Credit Card', '45099', 'Prepared'</text:p>
          </table:table-cell>
          <table:table-cell office:value-type="string" office:string-value="('FTR44', 'Credit Card', '45099', 'Prepared')," table:formula="of:=CONCATENATE(&quot;(&quot;;[.E45];&quot;)&quot;;&quot;,&quot;)" table:style-name="ce1">
            <text:p>('FTR44', 'Credit Card', '45099', 'Prepar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5</text:p>
          </table:table-cell>
          <table:table-cell office:value-type="string" table:style-name="ce1">
            <text:p>Credit Card</text:p>
          </table:table-cell>
          <table:table-cell office:value-type="date" office:date-value="2023-06-23T00:00:00" table:style-name="ce3">
            <text:p>23/06/2023</text:p>
          </table:table-cell>
          <table:table-cell office:value-type="string" table:style-name="ce1">
            <text:p>Arrived</text:p>
          </table:table-cell>
          <table:table-cell office:value-type="string" office:string-value="'FTR45', 'Credit Card', '45100', 'Arrived'" table:formula="of:=CONCATENATE(&quot;'&quot;;[.A46];&quot;'&quot;;&quot;, &quot;; &quot;'&quot;;[.B46];&quot;'&quot;;&quot;, &quot;;&quot;'&quot;;[.C46];&quot;'&quot;;&quot;, &quot;;&quot;'&quot;;[.D46];&quot;'&quot;)" table:style-name="ce1">
            <text:p>'FTR45', 'Credit Card', '45100', 'Arrived'</text:p>
          </table:table-cell>
          <table:table-cell office:value-type="string" office:string-value="('FTR45', 'Credit Card', '45100', 'Arrived')," table:formula="of:=CONCATENATE(&quot;(&quot;;[.E46];&quot;)&quot;;&quot;,&quot;)" table:style-name="ce1">
            <text:p>('FTR45', 'Credit Card', '45100', 'Arrived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6</text:p>
          </table:table-cell>
          <table:table-cell office:value-type="string" table:style-name="ce1">
            <text:p>Credit Card</text:p>
          </table:table-cell>
          <table:table-cell office:value-type="date" office:date-value="2023-06-24T00:00:00" table:style-name="ce3">
            <text:p>24/06/2023</text:p>
          </table:table-cell>
          <table:table-cell office:value-type="string" table:style-name="ce1">
            <text:p>On the way</text:p>
          </table:table-cell>
          <table:table-cell office:value-type="string" office:string-value="'FTR46', 'Credit Card', '45101', 'On the way'" table:formula="of:=CONCATENATE(&quot;'&quot;;[.A47];&quot;'&quot;;&quot;, &quot;; &quot;'&quot;;[.B47];&quot;'&quot;;&quot;, &quot;;&quot;'&quot;;[.C47];&quot;'&quot;;&quot;, &quot;;&quot;'&quot;;[.D47];&quot;'&quot;)" table:style-name="ce1">
            <text:p>'FTR46', 'Credit Card', '45101', 'On the way'</text:p>
          </table:table-cell>
          <table:table-cell office:value-type="string" office:string-value="('FTR46', 'Credit Card', '45101', 'On the way')," table:formula="of:=CONCATENATE(&quot;(&quot;;[.E47];&quot;)&quot;;&quot;,&quot;)" table:style-name="ce1">
            <text:p>('FTR46', 'Credit Card', '45101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7</text:p>
          </table:table-cell>
          <table:table-cell office:value-type="string" table:style-name="ce1">
            <text:p>Cash</text:p>
          </table:table-cell>
          <table:table-cell office:value-type="date" office:date-value="2023-06-25T00:00:00" table:style-name="ce3">
            <text:p>25/06/2023</text:p>
          </table:table-cell>
          <table:table-cell office:value-type="string" table:style-name="ce1">
            <text:p>On the way</text:p>
          </table:table-cell>
          <table:table-cell office:value-type="string" office:string-value="'FTR47', 'Cash', '45102', 'On the way'" table:formula="of:=CONCATENATE(&quot;'&quot;;[.A48];&quot;'&quot;;&quot;, &quot;; &quot;'&quot;;[.B48];&quot;'&quot;;&quot;, &quot;;&quot;'&quot;;[.C48];&quot;'&quot;;&quot;, &quot;;&quot;'&quot;;[.D48];&quot;'&quot;)" table:style-name="ce1">
            <text:p>'FTR47', 'Cash', '45102', 'On the way'</text:p>
          </table:table-cell>
          <table:table-cell office:value-type="string" office:string-value="('FTR47', 'Cash', '45102', 'On the way')," table:formula="of:=CONCATENATE(&quot;(&quot;;[.E48];&quot;)&quot;;&quot;,&quot;)" table:style-name="ce1">
            <text:p>('FTR47', 'Cash', '45102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8</text:p>
          </table:table-cell>
          <table:table-cell office:value-type="string" table:style-name="ce1">
            <text:p>Cash</text:p>
          </table:table-cell>
          <table:table-cell office:value-type="date" office:date-value="2023-06-26T00:00:00" table:style-name="ce3">
            <text:p>26/06/2023</text:p>
          </table:table-cell>
          <table:table-cell office:value-type="string" table:style-name="ce1">
            <text:p>On the way</text:p>
          </table:table-cell>
          <table:table-cell office:value-type="string" office:string-value="'FTR48', 'Cash', '45103', 'On the way'" table:formula="of:=CONCATENATE(&quot;'&quot;;[.A49];&quot;'&quot;;&quot;, &quot;; &quot;'&quot;;[.B49];&quot;'&quot;;&quot;, &quot;;&quot;'&quot;;[.C49];&quot;'&quot;;&quot;, &quot;;&quot;'&quot;;[.D49];&quot;'&quot;)" table:style-name="ce1">
            <text:p>'FTR48', 'Cash', '45103', 'On the way'</text:p>
          </table:table-cell>
          <table:table-cell office:value-type="string" office:string-value="('FTR48', 'Cash', '45103', 'On the way')," table:formula="of:=CONCATENATE(&quot;(&quot;;[.E49];&quot;)&quot;;&quot;,&quot;)" table:style-name="ce1">
            <text:p>('FTR48', 'Cash', '45103', 'On the way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R49</text:p>
          </table:table-cell>
          <table:table-cell office:value-type="string" table:style-name="ce1">
            <text:p>Credit Card</text:p>
          </table:table-cell>
          <table:table-cell office:value-type="date" office:date-value="2023-06-27T00:00:00" table:style-name="ce3">
            <text:p>27/06/2023</text:p>
          </table:table-cell>
          <table:table-cell office:value-type="string" table:style-name="ce1">
            <text:p>Arrived</text:p>
          </table:table-cell>
          <table:table-cell office:value-type="string" office:string-value="'FTR49', 'Credit Card', '45104', 'Arrived'" table:formula="of:=CONCATENATE(&quot;'&quot;;[.A50];&quot;'&quot;;&quot;, &quot;; &quot;'&quot;;[.B50];&quot;'&quot;;&quot;, &quot;;&quot;'&quot;;[.C50];&quot;'&quot;;&quot;, &quot;;&quot;'&quot;;[.D50];&quot;'&quot;)" table:style-name="ce1">
            <text:p>'FTR49', 'Credit Card', '45104', 'Arrived'</text:p>
          </table:table-cell>
          <table:table-cell office:value-type="string" office:string-value="('FTR49', 'Credit Card', '45104', 'Arrived')," table:formula="of:=CONCATENATE(&quot;(&quot;;[.E50];&quot;)&quot;;&quot;,&quot;)" table:style-name="ce1">
            <text:p>('FTR49', 'Credit Card', '45104', 'Arrived'),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25" table:style-name="ro1">
          <table:table-cell table:number-columns-repeated="16384"/>
        </table:table-row>
      </table:table>
      <table:table table:name="Sheet4" table:style-name="ta2">
        <table:table-column table:style-name="co8" table:number-columns-repeated="4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">
            <text:p>productid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P1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Shirt</text:p>
          </table:table-cell>
          <table:table-cell office:value-type="string" office:string-value="'CHP1', 'Black', 'Small', 'Shirt'" table:formula="of:=CONCATENATE(&quot;'&quot;;[.A2];&quot;'&quot;;&quot;, &quot;; &quot;'&quot;;[.B2];&quot;'&quot;;&quot;, &quot;;&quot;'&quot;;[.C2];&quot;'&quot;;&quot;, &quot;;&quot;'&quot;;[.D2];&quot;'&quot;)" table:style-name="ce1">
            <text:p>'CHP1', 'Black', 'Small', 'Shirt'</text:p>
          </table:table-cell>
          <table:table-cell office:value-type="string" office:string-value="('CHP1', 'Black', 'Small', 'Shirt')," table:formula="of:=CONCATENATE(&quot;(&quot;;[.E2];&quot;)&quot;;&quot;,&quot;)" table:style-name="ce1">
            <text:p>('CHP1', 'Black', 'Small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2', 'Black', 'Large', 'T-Shirt'" table:formula="of:=CONCATENATE(&quot;'&quot;;[.A3];&quot;'&quot;;&quot;, &quot;; &quot;'&quot;;[.B3];&quot;'&quot;;&quot;, &quot;;&quot;'&quot;;[.C3];&quot;'&quot;;&quot;, &quot;;&quot;'&quot;;[.D3];&quot;'&quot;)" table:style-name="ce1">
            <text:p>'CHP2', 'Black', 'Large', 'T-Shirt'</text:p>
          </table:table-cell>
          <table:table-cell office:value-type="string" office:string-value="('CHP2', 'Black', 'Large', 'T-Shirt')," table:formula="of:=CONCATENATE(&quot;(&quot;;[.E3];&quot;)&quot;;&quot;,&quot;)" table:style-name="ce1">
            <text:p>('CHP2', 'Black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ant</text:p>
          </table:table-cell>
          <table:table-cell office:value-type="string" office:string-value="'CHP3', 'White', 'Medium', 'Pant'" table:formula="of:=CONCATENATE(&quot;'&quot;;[.A4];&quot;'&quot;;&quot;, &quot;; &quot;'&quot;;[.B4];&quot;'&quot;;&quot;, &quot;;&quot;'&quot;;[.C4];&quot;'&quot;;&quot;, &quot;;&quot;'&quot;;[.D4];&quot;'&quot;)" table:style-name="ce1">
            <text:p>'CHP3', 'White', 'Medium', 'Pant'</text:p>
          </table:table-cell>
          <table:table-cell office:value-type="string" office:string-value="('CHP3', 'White', 'Medium', 'Pant')," table:formula="of:=CONCATENATE(&quot;(&quot;;[.E4];&quot;)&quot;;&quot;,&quot;)" table:style-name="ce1">
            <text:p>('CHP3', 'White', 'Medium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hirt</text:p>
          </table:table-cell>
          <table:table-cell office:value-type="string" office:string-value="'CHP4', 'Yellow', 'Medium', 'Shirt'" table:formula="of:=CONCATENATE(&quot;'&quot;;[.A5];&quot;'&quot;;&quot;, &quot;; &quot;'&quot;;[.B5];&quot;'&quot;;&quot;, &quot;;&quot;'&quot;;[.C5];&quot;'&quot;;&quot;, &quot;;&quot;'&quot;;[.D5];&quot;'&quot;)" table:style-name="ce1">
            <text:p>'CHP4', 'Yellow', 'Medium', 'Shirt'</text:p>
          </table:table-cell>
          <table:table-cell office:value-type="string" office:string-value="('CHP4', 'Yellow', 'Medium', 'Shirt')," table:formula="of:=CONCATENATE(&quot;(&quot;;[.E5];&quot;)&quot;;&quot;,&quot;)" table:style-name="ce1">
            <text:p>('CHP4', 'Yellow', 'Medium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5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5', 'Blue', 'Large', 'T-Shirt'" table:formula="of:=CONCATENATE(&quot;'&quot;;[.A6];&quot;'&quot;;&quot;, &quot;; &quot;'&quot;;[.B6];&quot;'&quot;;&quot;, &quot;;&quot;'&quot;;[.C6];&quot;'&quot;;&quot;, &quot;;&quot;'&quot;;[.D6];&quot;'&quot;)" table:style-name="ce1">
            <text:p>'CHP5', 'Blue', 'Large', 'T-Shirt'</text:p>
          </table:table-cell>
          <table:table-cell office:value-type="string" office:string-value="('CHP5', 'Blue', 'Large', 'T-Shirt')," table:formula="of:=CONCATENATE(&quot;(&quot;;[.E6];&quot;)&quot;;&quot;,&quot;)" table:style-name="ce1">
            <text:p>('CHP5', 'Blue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6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Pant</text:p>
          </table:table-cell>
          <table:table-cell office:value-type="string" office:string-value="'CHP6', 'Black', 'Large', 'Pant'" table:formula="of:=CONCATENATE(&quot;'&quot;;[.A7];&quot;'&quot;;&quot;, &quot;; &quot;'&quot;;[.B7];&quot;'&quot;;&quot;, &quot;;&quot;'&quot;;[.C7];&quot;'&quot;;&quot;, &quot;;&quot;'&quot;;[.D7];&quot;'&quot;)" table:style-name="ce1">
            <text:p>'CHP6', 'Black', 'Large', 'Pant'</text:p>
          </table:table-cell>
          <table:table-cell office:value-type="string" office:string-value="('CHP6', 'Black', 'Large', 'Pant')," table:formula="of:=CONCATENATE(&quot;(&quot;;[.E7];&quot;)&quot;;&quot;,&quot;)" table:style-name="ce1">
            <text:p>('CHP6', 'Black', 'Large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7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Shirt</text:p>
          </table:table-cell>
          <table:table-cell office:value-type="string" office:string-value="'CHP7', 'Black', 'Large', 'Shirt'" table:formula="of:=CONCATENATE(&quot;'&quot;;[.A8];&quot;'&quot;;&quot;, &quot;; &quot;'&quot;;[.B8];&quot;'&quot;;&quot;, &quot;;&quot;'&quot;;[.C8];&quot;'&quot;;&quot;, &quot;;&quot;'&quot;;[.D8];&quot;'&quot;)" table:style-name="ce1">
            <text:p>'CHP7', 'Black', 'Large', 'Shirt'</text:p>
          </table:table-cell>
          <table:table-cell office:value-type="string" office:string-value="('CHP7', 'Black', 'Large', 'Shirt')," table:formula="of:=CONCATENATE(&quot;(&quot;;[.E8];&quot;)&quot;;&quot;,&quot;)" table:style-name="ce1">
            <text:p>('CHP7', 'Black', 'Large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8', 'White', 'Small', 'T-Shirt'" table:formula="of:=CONCATENATE(&quot;'&quot;;[.A9];&quot;'&quot;;&quot;, &quot;; &quot;'&quot;;[.B9];&quot;'&quot;;&quot;, &quot;;&quot;'&quot;;[.C9];&quot;'&quot;;&quot;, &quot;;&quot;'&quot;;[.D9];&quot;'&quot;)" table:style-name="ce1">
            <text:p>'CHP8', 'White', 'Small', 'T-Shirt'</text:p>
          </table:table-cell>
          <table:table-cell office:value-type="string" office:string-value="('CHP8', 'White', 'Small', 'T-Shirt')," table:formula="of:=CONCATENATE(&quot;(&quot;;[.E9];&quot;)&quot;;&quot;,&quot;)" table:style-name="ce1">
            <text:p>('CHP8', 'White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9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9', 'Yellow', 'Small', 'T-Shirt'" table:formula="of:=CONCATENATE(&quot;'&quot;;[.A10];&quot;'&quot;;&quot;, &quot;; &quot;'&quot;;[.B10];&quot;'&quot;;&quot;, &quot;;&quot;'&quot;;[.C10];&quot;'&quot;;&quot;, &quot;;&quot;'&quot;;[.D10];&quot;'&quot;)" table:style-name="ce1">
            <text:p>'CHP9', 'Yellow', 'Small', 'T-Shirt'</text:p>
          </table:table-cell>
          <table:table-cell office:value-type="string" office:string-value="('CHP9', 'Yellow', 'Small', 'T-Shirt')," table:formula="of:=CONCATENATE(&quot;(&quot;;[.E10];&quot;)&quot;;&quot;,&quot;)" table:style-name="ce1">
            <text:p>('CHP9', 'Yellow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Pant</text:p>
          </table:table-cell>
          <table:table-cell office:value-type="string" office:string-value="'CHP10', 'Blue', 'Large', 'Pant'" table:formula="of:=CONCATENATE(&quot;'&quot;;[.A11];&quot;'&quot;;&quot;, &quot;; &quot;'&quot;;[.B11];&quot;'&quot;;&quot;, &quot;;&quot;'&quot;;[.C11];&quot;'&quot;;&quot;, &quot;;&quot;'&quot;;[.D11];&quot;'&quot;)" table:style-name="ce1">
            <text:p>'CHP10', 'Blue', 'Large', 'Pant'</text:p>
          </table:table-cell>
          <table:table-cell office:value-type="string" office:string-value="('CHP10', 'Blue', 'Large', 'Pant')," table:formula="of:=CONCATENATE(&quot;(&quot;;[.E11];&quot;)&quot;;&quot;,&quot;)" table:style-name="ce1">
            <text:p>('CHP10', 'Blue', 'Large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1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hirt</text:p>
          </table:table-cell>
          <table:table-cell office:value-type="string" office:string-value="'CHP11', 'Blue', 'Medium', 'Shirt'" table:formula="of:=CONCATENATE(&quot;'&quot;;[.A12];&quot;'&quot;;&quot;, &quot;; &quot;'&quot;;[.B12];&quot;'&quot;;&quot;, &quot;;&quot;'&quot;;[.C12];&quot;'&quot;;&quot;, &quot;;&quot;'&quot;;[.D12];&quot;'&quot;)" table:style-name="ce1">
            <text:p>'CHP11', 'Blue', 'Medium', 'Shirt'</text:p>
          </table:table-cell>
          <table:table-cell office:value-type="string" office:string-value="('CHP11', 'Blue', 'Medium', 'Shirt')," table:formula="of:=CONCATENATE(&quot;(&quot;;[.E12];&quot;)&quot;;&quot;,&quot;)" table:style-name="ce1">
            <text:p>('CHP11', 'Blue', 'Medium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2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T-Shirt</text:p>
          </table:table-cell>
          <table:table-cell office:value-type="string" office:string-value="'CHP12', 'Yellow', 'Medium', 'T-Shirt'" table:formula="of:=CONCATENATE(&quot;'&quot;;[.A13];&quot;'&quot;;&quot;, &quot;; &quot;'&quot;;[.B13];&quot;'&quot;;&quot;, &quot;;&quot;'&quot;;[.C13];&quot;'&quot;;&quot;, &quot;;&quot;'&quot;;[.D13];&quot;'&quot;)" table:style-name="ce1">
            <text:p>'CHP12', 'Yellow', 'Medium', 'T-Shirt'</text:p>
          </table:table-cell>
          <table:table-cell office:value-type="string" office:string-value="('CHP12', 'Yellow', 'Medium', 'T-Shirt')," table:formula="of:=CONCATENATE(&quot;(&quot;;[.E13];&quot;)&quot;;&quot;,&quot;)" table:style-name="ce1">
            <text:p>('CHP12', 'Yellow', 'Medium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3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13', 'Blue', 'Large', 'T-Shirt'" table:formula="of:=CONCATENATE(&quot;'&quot;;[.A14];&quot;'&quot;;&quot;, &quot;; &quot;'&quot;;[.B14];&quot;'&quot;;&quot;, &quot;;&quot;'&quot;;[.C14];&quot;'&quot;;&quot;, &quot;;&quot;'&quot;;[.D14];&quot;'&quot;)" table:style-name="ce1">
            <text:p>'CHP13', 'Blue', 'Large', 'T-Shirt'</text:p>
          </table:table-cell>
          <table:table-cell office:value-type="string" office:string-value="('CHP13', 'Blue', 'Large', 'T-Shirt')," table:formula="of:=CONCATENATE(&quot;(&quot;;[.E14];&quot;)&quot;;&quot;,&quot;)" table:style-name="ce1">
            <text:p>('CHP13', 'Blue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4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Pant</text:p>
          </table:table-cell>
          <table:table-cell office:value-type="string" office:string-value="'CHP14', 'Black', 'Large', 'Pant'" table:formula="of:=CONCATENATE(&quot;'&quot;;[.A15];&quot;'&quot;;&quot;, &quot;; &quot;'&quot;;[.B15];&quot;'&quot;;&quot;, &quot;;&quot;'&quot;;[.C15];&quot;'&quot;;&quot;, &quot;;&quot;'&quot;;[.D15];&quot;'&quot;)" table:style-name="ce1">
            <text:p>'CHP14', 'Black', 'Large', 'Pant'</text:p>
          </table:table-cell>
          <table:table-cell office:value-type="string" office:string-value="('CHP14', 'Black', 'Large', 'Pant')," table:formula="of:=CONCATENATE(&quot;(&quot;;[.E15];&quot;)&quot;;&quot;,&quot;)" table:style-name="ce1">
            <text:p>('CHP14', 'Black', 'Large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5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Shirt</text:p>
          </table:table-cell>
          <table:table-cell office:value-type="string" office:string-value="'CHP15', 'Black', 'Large', 'Shirt'" table:formula="of:=CONCATENATE(&quot;'&quot;;[.A16];&quot;'&quot;;&quot;, &quot;; &quot;'&quot;;[.B16];&quot;'&quot;;&quot;, &quot;;&quot;'&quot;;[.C16];&quot;'&quot;;&quot;, &quot;;&quot;'&quot;;[.D16];&quot;'&quot;)" table:style-name="ce1">
            <text:p>'CHP15', 'Black', 'Large', 'Shirt'</text:p>
          </table:table-cell>
          <table:table-cell office:value-type="string" office:string-value="('CHP15', 'Black', 'Large', 'Shirt')," table:formula="of:=CONCATENATE(&quot;(&quot;;[.E16];&quot;)&quot;;&quot;,&quot;)" table:style-name="ce1">
            <text:p>('CHP15', 'Black', 'Large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6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16', 'White', 'Small', 'T-Shirt'" table:formula="of:=CONCATENATE(&quot;'&quot;;[.A17];&quot;'&quot;;&quot;, &quot;; &quot;'&quot;;[.B17];&quot;'&quot;;&quot;, &quot;;&quot;'&quot;;[.C17];&quot;'&quot;;&quot;, &quot;;&quot;'&quot;;[.D17];&quot;'&quot;)" table:style-name="ce1">
            <text:p>'CHP16', 'White', 'Small', 'T-Shirt'</text:p>
          </table:table-cell>
          <table:table-cell office:value-type="string" office:string-value="('CHP16', 'White', 'Small', 'T-Shirt')," table:formula="of:=CONCATENATE(&quot;(&quot;;[.E17];&quot;)&quot;;&quot;,&quot;)" table:style-name="ce1">
            <text:p>('CHP16', 'White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7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Pant</text:p>
          </table:table-cell>
          <table:table-cell office:value-type="string" office:string-value="'CHP17', 'Yellow', 'Small', 'Pant'" table:formula="of:=CONCATENATE(&quot;'&quot;;[.A18];&quot;'&quot;;&quot;, &quot;; &quot;'&quot;;[.B18];&quot;'&quot;;&quot;, &quot;;&quot;'&quot;;[.C18];&quot;'&quot;;&quot;, &quot;;&quot;'&quot;;[.D18];&quot;'&quot;)" table:style-name="ce1">
            <text:p>'CHP17', 'Yellow', 'Small', 'Pant'</text:p>
          </table:table-cell>
          <table:table-cell office:value-type="string" office:string-value="('CHP17', 'Yellow', 'Small', 'Pant')," table:formula="of:=CONCATENATE(&quot;(&quot;;[.E18];&quot;)&quot;;&quot;,&quot;)" table:style-name="ce1">
            <text:p>('CHP17', 'Yellow', 'Small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8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Pant</text:p>
          </table:table-cell>
          <table:table-cell office:value-type="string" office:string-value="'CHP18', 'Yellow', 'Small', 'Pant'" table:formula="of:=CONCATENATE(&quot;'&quot;;[.A19];&quot;'&quot;;&quot;, &quot;; &quot;'&quot;;[.B19];&quot;'&quot;;&quot;, &quot;;&quot;'&quot;;[.C19];&quot;'&quot;;&quot;, &quot;;&quot;'&quot;;[.D19];&quot;'&quot;)" table:style-name="ce1">
            <text:p>'CHP18', 'Yellow', 'Small', 'Pant'</text:p>
          </table:table-cell>
          <table:table-cell office:value-type="string" office:string-value="('CHP18', 'Yellow', 'Small', 'Pant')," table:formula="of:=CONCATENATE(&quot;(&quot;;[.E19];&quot;)&quot;;&quot;,&quot;)" table:style-name="ce1">
            <text:p>('CHP18', 'Yellow', 'Small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19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Shirt</text:p>
          </table:table-cell>
          <table:table-cell office:value-type="string" office:string-value="'CHP19', 'Blue', 'Large', 'Shirt'" table:formula="of:=CONCATENATE(&quot;'&quot;;[.A20];&quot;'&quot;;&quot;, &quot;; &quot;'&quot;;[.B20];&quot;'&quot;;&quot;, &quot;;&quot;'&quot;;[.C20];&quot;'&quot;;&quot;, &quot;;&quot;'&quot;;[.D20];&quot;'&quot;)" table:style-name="ce1">
            <text:p>'CHP19', 'Blue', 'Large', 'Shirt'</text:p>
          </table:table-cell>
          <table:table-cell office:value-type="string" office:string-value="('CHP19', 'Blue', 'Large', 'Shirt')," table:formula="of:=CONCATENATE(&quot;(&quot;;[.E20];&quot;)&quot;;&quot;,&quot;)" table:style-name="ce1">
            <text:p>('CHP19', 'Blue', 'Large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T-Shirt</text:p>
          </table:table-cell>
          <table:table-cell office:value-type="string" office:string-value="'CHP20', 'Black', 'Medium', 'T-Shirt'" table:formula="of:=CONCATENATE(&quot;'&quot;;[.A21];&quot;'&quot;;&quot;, &quot;; &quot;'&quot;;[.B21];&quot;'&quot;;&quot;, &quot;;&quot;'&quot;;[.C21];&quot;'&quot;;&quot;, &quot;;&quot;'&quot;;[.D21];&quot;'&quot;)" table:style-name="ce1">
            <text:p>'CHP20', 'Black', 'Medium', 'T-Shirt'</text:p>
          </table:table-cell>
          <table:table-cell office:value-type="string" office:string-value="('CHP20', 'Black', 'Medium', 'T-Shirt')," table:formula="of:=CONCATENATE(&quot;(&quot;;[.E21];&quot;)&quot;;&quot;,&quot;)" table:style-name="ce1">
            <text:p>('CHP20', 'Black', 'Medium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1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ant</text:p>
          </table:table-cell>
          <table:table-cell office:value-type="string" office:string-value="'CHP21', 'Black', 'Medium', 'Pant'" table:formula="of:=CONCATENATE(&quot;'&quot;;[.A22];&quot;'&quot;;&quot;, &quot;; &quot;'&quot;;[.B22];&quot;'&quot;;&quot;, &quot;;&quot;'&quot;;[.C22];&quot;'&quot;;&quot;, &quot;;&quot;'&quot;;[.D22];&quot;'&quot;)" table:style-name="ce1">
            <text:p>'CHP21', 'Black', 'Medium', 'Pant'</text:p>
          </table:table-cell>
          <table:table-cell office:value-type="string" office:string-value="('CHP21', 'Black', 'Medium', 'Pant')," table:formula="of:=CONCATENATE(&quot;(&quot;;[.E22];&quot;)&quot;;&quot;,&quot;)" table:style-name="ce1">
            <text:p>('CHP21', 'Black', 'Medium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Shirt</text:p>
          </table:table-cell>
          <table:table-cell office:value-type="string" office:string-value="'CHP22', 'White', 'Large', 'Shirt'" table:formula="of:=CONCATENATE(&quot;'&quot;;[.A23];&quot;'&quot;;&quot;, &quot;; &quot;'&quot;;[.B23];&quot;'&quot;;&quot;, &quot;;&quot;'&quot;;[.C23];&quot;'&quot;;&quot;, &quot;;&quot;'&quot;;[.D23];&quot;'&quot;)" table:style-name="ce1">
            <text:p>'CHP22', 'White', 'Large', 'Shirt'</text:p>
          </table:table-cell>
          <table:table-cell office:value-type="string" office:string-value="('CHP22', 'White', 'Large', 'Shirt')," table:formula="of:=CONCATENATE(&quot;(&quot;;[.E23];&quot;)&quot;;&quot;,&quot;)" table:style-name="ce1">
            <text:p>('CHP22', 'White', 'Large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3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T-Shirt</text:p>
          </table:table-cell>
          <table:table-cell office:value-type="string" office:string-value="'CHP23', 'Yellow', 'Medium', 'T-Shirt'" table:formula="of:=CONCATENATE(&quot;'&quot;;[.A24];&quot;'&quot;;&quot;, &quot;; &quot;'&quot;;[.B24];&quot;'&quot;;&quot;, &quot;;&quot;'&quot;;[.C24];&quot;'&quot;;&quot;, &quot;;&quot;'&quot;;[.D24];&quot;'&quot;)" table:style-name="ce1">
            <text:p>'CHP23', 'Yellow', 'Medium', 'T-Shirt'</text:p>
          </table:table-cell>
          <table:table-cell office:value-type="string" office:string-value="('CHP23', 'Yellow', 'Medium', 'T-Shirt')," table:formula="of:=CONCATENATE(&quot;(&quot;;[.E24];&quot;)&quot;;&quot;,&quot;)" table:style-name="ce1">
            <text:p>('CHP23', 'Yellow', 'Medium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4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24', 'Blue', 'Large', 'T-Shirt'" table:formula="of:=CONCATENATE(&quot;'&quot;;[.A25];&quot;'&quot;;&quot;, &quot;; &quot;'&quot;;[.B25];&quot;'&quot;;&quot;, &quot;;&quot;'&quot;;[.C25];&quot;'&quot;;&quot;, &quot;;&quot;'&quot;;[.D25];&quot;'&quot;)" table:style-name="ce1">
            <text:p>'CHP24', 'Blue', 'Large', 'T-Shirt'</text:p>
          </table:table-cell>
          <table:table-cell office:value-type="string" office:string-value="('CHP24', 'Blue', 'Large', 'T-Shirt')," table:formula="of:=CONCATENATE(&quot;(&quot;;[.E25];&quot;)&quot;;&quot;,&quot;)" table:style-name="ce1">
            <text:p>('CHP24', 'Blue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5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25', 'Black', 'Large', 'T-Shirt'" table:formula="of:=CONCATENATE(&quot;'&quot;;[.A26];&quot;'&quot;;&quot;, &quot;; &quot;'&quot;;[.B26];&quot;'&quot;;&quot;, &quot;;&quot;'&quot;;[.C26];&quot;'&quot;;&quot;, &quot;;&quot;'&quot;;[.D26];&quot;'&quot;)" table:style-name="ce1">
            <text:p>'CHP25', 'Black', 'Large', 'T-Shirt'</text:p>
          </table:table-cell>
          <table:table-cell office:value-type="string" office:string-value="('CHP25', 'Black', 'Large', 'T-Shirt')," table:formula="of:=CONCATENATE(&quot;(&quot;;[.E26];&quot;)&quot;;&quot;,&quot;)" table:style-name="ce1">
            <text:p>('CHP25', 'Black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6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Pant</text:p>
          </table:table-cell>
          <table:table-cell office:value-type="string" office:string-value="'CHP26', 'Black', 'Large', 'Pant'" table:formula="of:=CONCATENATE(&quot;'&quot;;[.A27];&quot;'&quot;;&quot;, &quot;; &quot;'&quot;;[.B27];&quot;'&quot;;&quot;, &quot;;&quot;'&quot;;[.C27];&quot;'&quot;;&quot;, &quot;;&quot;'&quot;;[.D27];&quot;'&quot;)" table:style-name="ce1">
            <text:p>'CHP26', 'Black', 'Large', 'Pant'</text:p>
          </table:table-cell>
          <table:table-cell office:value-type="string" office:string-value="('CHP26', 'Black', 'Large', 'Pant')," table:formula="of:=CONCATENATE(&quot;(&quot;;[.E27];&quot;)&quot;;&quot;,&quot;)" table:style-name="ce1">
            <text:p>('CHP26', 'Black', 'Large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Shirt</text:p>
          </table:table-cell>
          <table:table-cell office:value-type="string" office:string-value="'CHP27', 'White', 'Small', 'Shirt'" table:formula="of:=CONCATENATE(&quot;'&quot;;[.A28];&quot;'&quot;;&quot;, &quot;; &quot;'&quot;;[.B28];&quot;'&quot;;&quot;, &quot;;&quot;'&quot;;[.C28];&quot;'&quot;;&quot;, &quot;;&quot;'&quot;;[.D28];&quot;'&quot;)" table:style-name="ce1">
            <text:p>'CHP27', 'White', 'Small', 'Shirt'</text:p>
          </table:table-cell>
          <table:table-cell office:value-type="string" office:string-value="('CHP27', 'White', 'Small', 'Shirt')," table:formula="of:=CONCATENATE(&quot;(&quot;;[.E28];&quot;)&quot;;&quot;,&quot;)" table:style-name="ce1">
            <text:p>('CHP27', 'White', 'Small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8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28', 'Yellow', 'Small', 'T-Shirt'" table:formula="of:=CONCATENATE(&quot;'&quot;;[.A29];&quot;'&quot;;&quot;, &quot;; &quot;'&quot;;[.B29];&quot;'&quot;;&quot;, &quot;;&quot;'&quot;;[.C29];&quot;'&quot;;&quot;, &quot;;&quot;'&quot;;[.D29];&quot;'&quot;)" table:style-name="ce1">
            <text:p>'CHP28', 'Yellow', 'Small', 'T-Shirt'</text:p>
          </table:table-cell>
          <table:table-cell office:value-type="string" office:string-value="('CHP28', 'Yellow', 'Small', 'T-Shirt')," table:formula="of:=CONCATENATE(&quot;(&quot;;[.E29];&quot;)&quot;;&quot;,&quot;)" table:style-name="ce1">
            <text:p>('CHP28', 'Yellow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29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29', 'Blue', 'Small', 'T-Shirt'" table:formula="of:=CONCATENATE(&quot;'&quot;;[.A30];&quot;'&quot;;&quot;, &quot;; &quot;'&quot;;[.B30];&quot;'&quot;;&quot;, &quot;;&quot;'&quot;;[.C30];&quot;'&quot;;&quot;, &quot;;&quot;'&quot;;[.D30];&quot;'&quot;)" table:style-name="ce1">
            <text:p>'CHP29', 'Blue', 'Small', 'T-Shirt'</text:p>
          </table:table-cell>
          <table:table-cell office:value-type="string" office:string-value="('CHP29', 'Blue', 'Small', 'T-Shirt')," table:formula="of:=CONCATENATE(&quot;(&quot;;[.E30];&quot;)&quot;;&quot;,&quot;)" table:style-name="ce1">
            <text:p>('CHP29', 'Blue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ant</text:p>
          </table:table-cell>
          <table:table-cell office:value-type="string" office:string-value="'CHP30', 'Black', 'Medium', 'Pant'" table:formula="of:=CONCATENATE(&quot;'&quot;;[.A31];&quot;'&quot;;&quot;, &quot;; &quot;'&quot;;[.B31];&quot;'&quot;;&quot;, &quot;;&quot;'&quot;;[.C31];&quot;'&quot;;&quot;, &quot;;&quot;'&quot;;[.D31];&quot;'&quot;)" table:style-name="ce1">
            <text:p>'CHP30', 'Black', 'Medium', 'Pant'</text:p>
          </table:table-cell>
          <table:table-cell office:value-type="string" office:string-value="('CHP30', 'Black', 'Medium', 'Pant')," table:formula="of:=CONCATENATE(&quot;(&quot;;[.E31];&quot;)&quot;;&quot;,&quot;)" table:style-name="ce1">
            <text:p>('CHP30', 'Black', 'Medium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1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Shirt</text:p>
          </table:table-cell>
          <table:table-cell office:value-type="string" office:string-value="'CHP31', 'Black', 'Large', 'Shirt'" table:formula="of:=CONCATENATE(&quot;'&quot;;[.A32];&quot;'&quot;;&quot;, &quot;; &quot;'&quot;;[.B32];&quot;'&quot;;&quot;, &quot;;&quot;'&quot;;[.C32];&quot;'&quot;;&quot;, &quot;;&quot;'&quot;;[.D32];&quot;'&quot;)" table:style-name="ce1">
            <text:p>'CHP31', 'Black', 'Large', 'Shirt'</text:p>
          </table:table-cell>
          <table:table-cell office:value-type="string" office:string-value="('CHP31', 'Black', 'Large', 'Shirt')," table:formula="of:=CONCATENATE(&quot;(&quot;;[.E32];&quot;)&quot;;&quot;,&quot;)" table:style-name="ce1">
            <text:p>('CHP31', 'Black', 'Large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32', 'White', 'Large', 'T-Shirt'" table:formula="of:=CONCATENATE(&quot;'&quot;;[.A33];&quot;'&quot;;&quot;, &quot;; &quot;'&quot;;[.B33];&quot;'&quot;;&quot;, &quot;;&quot;'&quot;;[.C33];&quot;'&quot;;&quot;, &quot;;&quot;'&quot;;[.D33];&quot;'&quot;)" table:style-name="ce1">
            <text:p>'CHP32', 'White', 'Large', 'T-Shirt'</text:p>
          </table:table-cell>
          <table:table-cell office:value-type="string" office:string-value="('CHP32', 'White', 'Large', 'T-Shirt')," table:formula="of:=CONCATENATE(&quot;(&quot;;[.E33];&quot;)&quot;;&quot;,&quot;)" table:style-name="ce1">
            <text:p>('CHP32', 'White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3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Pant</text:p>
          </table:table-cell>
          <table:table-cell office:value-type="string" office:string-value="'CHP33', 'Yellow', 'Large', 'Pant'" table:formula="of:=CONCATENATE(&quot;'&quot;;[.A34];&quot;'&quot;;&quot;, &quot;; &quot;'&quot;;[.B34];&quot;'&quot;;&quot;, &quot;;&quot;'&quot;;[.C34];&quot;'&quot;;&quot;, &quot;;&quot;'&quot;;[.D34];&quot;'&quot;)" table:style-name="ce1">
            <text:p>'CHP33', 'Yellow', 'Large', 'Pant'</text:p>
          </table:table-cell>
          <table:table-cell office:value-type="string" office:string-value="('CHP33', 'Yellow', 'Large', 'Pant')," table:formula="of:=CONCATENATE(&quot;(&quot;;[.E34];&quot;)&quot;;&quot;,&quot;)" table:style-name="ce1">
            <text:p>('CHP33', 'Yellow', 'Large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4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Shirt</text:p>
          </table:table-cell>
          <table:table-cell office:value-type="string" office:string-value="'CHP34', 'Blue', 'Small', 'Shirt'" table:formula="of:=CONCATENATE(&quot;'&quot;;[.A35];&quot;'&quot;;&quot;, &quot;; &quot;'&quot;;[.B35];&quot;'&quot;;&quot;, &quot;;&quot;'&quot;;[.C35];&quot;'&quot;;&quot;, &quot;;&quot;'&quot;;[.D35];&quot;'&quot;)" table:style-name="ce1">
            <text:p>'CHP34', 'Blue', 'Small', 'Shirt'</text:p>
          </table:table-cell>
          <table:table-cell office:value-type="string" office:string-value="('CHP34', 'Blue', 'Small', 'Shirt')," table:formula="of:=CONCATENATE(&quot;(&quot;;[.E35];&quot;)&quot;;&quot;,&quot;)" table:style-name="ce1">
            <text:p>('CHP34', 'Blue', 'Small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5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35', 'Black', 'Small', 'T-Shirt'" table:formula="of:=CONCATENATE(&quot;'&quot;;[.A36];&quot;'&quot;;&quot;, &quot;; &quot;'&quot;;[.B36];&quot;'&quot;;&quot;, &quot;;&quot;'&quot;;[.C36];&quot;'&quot;;&quot;, &quot;;&quot;'&quot;;[.D36];&quot;'&quot;)" table:style-name="ce1">
            <text:p>'CHP35', 'Black', 'Small', 'T-Shirt'</text:p>
          </table:table-cell>
          <table:table-cell office:value-type="string" office:string-value="('CHP35', 'Black', 'Small', 'T-Shirt')," table:formula="of:=CONCATENATE(&quot;(&quot;;[.E36];&quot;)&quot;;&quot;,&quot;)" table:style-name="ce1">
            <text:p>('CHP35', 'Black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6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36', 'Black', 'Small', 'T-Shirt'" table:formula="of:=CONCATENATE(&quot;'&quot;;[.A37];&quot;'&quot;;&quot;, &quot;; &quot;'&quot;;[.B37];&quot;'&quot;;&quot;, &quot;;&quot;'&quot;;[.C37];&quot;'&quot;;&quot;, &quot;;&quot;'&quot;;[.D37];&quot;'&quot;)" table:style-name="ce1">
            <text:p>'CHP36', 'Black', 'Small', 'T-Shirt'</text:p>
          </table:table-cell>
          <table:table-cell office:value-type="string" office:string-value="('CHP36', 'Black', 'Small', 'T-Shirt')," table:formula="of:=CONCATENATE(&quot;(&quot;;[.E37];&quot;)&quot;;&quot;,&quot;)" table:style-name="ce1">
            <text:p>('CHP36', 'Black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37', 'White', 'Large', 'T-Shirt'" table:formula="of:=CONCATENATE(&quot;'&quot;;[.A38];&quot;'&quot;;&quot;, &quot;; &quot;'&quot;;[.B38];&quot;'&quot;;&quot;, &quot;;&quot;'&quot;;[.C38];&quot;'&quot;;&quot;, &quot;;&quot;'&quot;;[.D38];&quot;'&quot;)" table:style-name="ce1">
            <text:p>'CHP37', 'White', 'Large', 'T-Shirt'</text:p>
          </table:table-cell>
          <table:table-cell office:value-type="string" office:string-value="('CHP37', 'White', 'Large', 'T-Shirt')," table:formula="of:=CONCATENATE(&quot;(&quot;;[.E38];&quot;)&quot;;&quot;,&quot;)" table:style-name="ce1">
            <text:p>('CHP37', 'White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8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Pant</text:p>
          </table:table-cell>
          <table:table-cell office:value-type="string" office:string-value="'CHP38', 'Yellow', 'Small', 'Pant'" table:formula="of:=CONCATENATE(&quot;'&quot;;[.A39];&quot;'&quot;;&quot;, &quot;; &quot;'&quot;;[.B39];&quot;'&quot;;&quot;, &quot;;&quot;'&quot;;[.C39];&quot;'&quot;;&quot;, &quot;;&quot;'&quot;;[.D39];&quot;'&quot;)" table:style-name="ce1">
            <text:p>'CHP38', 'Yellow', 'Small', 'Pant'</text:p>
          </table:table-cell>
          <table:table-cell office:value-type="string" office:string-value="('CHP38', 'Yellow', 'Small', 'Pant')," table:formula="of:=CONCATENATE(&quot;(&quot;;[.E39];&quot;)&quot;;&quot;,&quot;)" table:style-name="ce1">
            <text:p>('CHP38', 'Yellow', 'Small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39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hirt</text:p>
          </table:table-cell>
          <table:table-cell office:value-type="string" office:string-value="'CHP39', 'Blue', 'Medium', 'Shirt'" table:formula="of:=CONCATENATE(&quot;'&quot;;[.A40];&quot;'&quot;;&quot;, &quot;; &quot;'&quot;;[.B40];&quot;'&quot;;&quot;, &quot;;&quot;'&quot;;[.C40];&quot;'&quot;;&quot;, &quot;;&quot;'&quot;;[.D40];&quot;'&quot;)" table:style-name="ce1">
            <text:p>'CHP39', 'Blue', 'Medium', 'Shirt'</text:p>
          </table:table-cell>
          <table:table-cell office:value-type="string" office:string-value="('CHP39', 'Blue', 'Medium', 'Shirt')," table:formula="of:=CONCATENATE(&quot;(&quot;;[.E40];&quot;)&quot;;&quot;,&quot;)" table:style-name="ce1">
            <text:p>('CHP39', 'Blue', 'Medium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40', 'Black', 'Large', 'T-Shirt'" table:formula="of:=CONCATENATE(&quot;'&quot;;[.A41];&quot;'&quot;;&quot;, &quot;; &quot;'&quot;;[.B41];&quot;'&quot;;&quot;, &quot;;&quot;'&quot;;[.C41];&quot;'&quot;;&quot;, &quot;;&quot;'&quot;;[.D41];&quot;'&quot;)" table:style-name="ce1">
            <text:p>'CHP40', 'Black', 'Large', 'T-Shirt'</text:p>
          </table:table-cell>
          <table:table-cell office:value-type="string" office:string-value="('CHP40', 'Black', 'Large', 'T-Shirt')," table:formula="of:=CONCATENATE(&quot;(&quot;;[.E41];&quot;)&quot;;&quot;,&quot;)" table:style-name="ce1">
            <text:p>('CHP40', 'Black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1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41', 'Black', 'Large', 'T-Shirt'" table:formula="of:=CONCATENATE(&quot;'&quot;;[.A42];&quot;'&quot;;&quot;, &quot;; &quot;'&quot;;[.B42];&quot;'&quot;;&quot;, &quot;;&quot;'&quot;;[.C42];&quot;'&quot;;&quot;, &quot;;&quot;'&quot;;[.D42];&quot;'&quot;)" table:style-name="ce1">
            <text:p>'CHP41', 'Black', 'Large', 'T-Shirt'</text:p>
          </table:table-cell>
          <table:table-cell office:value-type="string" office:string-value="('CHP41', 'Black', 'Large', 'T-Shirt')," table:formula="of:=CONCATENATE(&quot;(&quot;;[.E42];&quot;)&quot;;&quot;,&quot;)" table:style-name="ce1">
            <text:p>('CHP41', 'Black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Pant</text:p>
          </table:table-cell>
          <table:table-cell office:value-type="string" office:string-value="'CHP42', 'White', 'Large', 'Pant'" table:formula="of:=CONCATENATE(&quot;'&quot;;[.A43];&quot;'&quot;;&quot;, &quot;; &quot;'&quot;;[.B43];&quot;'&quot;;&quot;, &quot;;&quot;'&quot;;[.C43];&quot;'&quot;;&quot;, &quot;;&quot;'&quot;;[.D43];&quot;'&quot;)" table:style-name="ce1">
            <text:p>'CHP42', 'White', 'Large', 'Pant'</text:p>
          </table:table-cell>
          <table:table-cell office:value-type="string" office:string-value="('CHP42', 'White', 'Large', 'Pant')," table:formula="of:=CONCATENATE(&quot;(&quot;;[.E43];&quot;)&quot;;&quot;,&quot;)" table:style-name="ce1">
            <text:p>('CHP42', 'White', 'Large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3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T-Shirt</text:p>
          </table:table-cell>
          <table:table-cell office:value-type="string" office:string-value="'CHP43', 'Yellow', 'Small', 'T-Shirt'" table:formula="of:=CONCATENATE(&quot;'&quot;;[.A44];&quot;'&quot;;&quot;, &quot;; &quot;'&quot;;[.B44];&quot;'&quot;;&quot;, &quot;;&quot;'&quot;;[.C44];&quot;'&quot;;&quot;, &quot;;&quot;'&quot;;[.D44];&quot;'&quot;)" table:style-name="ce1">
            <text:p>'CHP43', 'Yellow', 'Small', 'T-Shirt'</text:p>
          </table:table-cell>
          <table:table-cell office:value-type="string" office:string-value="('CHP43', 'Yellow', 'Small', 'T-Shirt')," table:formula="of:=CONCATENATE(&quot;(&quot;;[.E44];&quot;)&quot;;&quot;,&quot;)" table:style-name="ce1">
            <text:p>('CHP43', 'Yellow', 'Small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4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T-Shirt</text:p>
          </table:table-cell>
          <table:table-cell office:value-type="string" office:string-value="'CHP44', 'Yellow', 'Medium', 'T-Shirt'" table:formula="of:=CONCATENATE(&quot;'&quot;;[.A45];&quot;'&quot;;&quot;, &quot;; &quot;'&quot;;[.B45];&quot;'&quot;;&quot;, &quot;;&quot;'&quot;;[.C45];&quot;'&quot;;&quot;, &quot;;&quot;'&quot;;[.D45];&quot;'&quot;)" table:style-name="ce1">
            <text:p>'CHP44', 'Yellow', 'Medium', 'T-Shirt'</text:p>
          </table:table-cell>
          <table:table-cell office:value-type="string" office:string-value="('CHP44', 'Yellow', 'Medium', 'T-Shirt')," table:formula="of:=CONCATENATE(&quot;(&quot;;[.E45];&quot;)&quot;;&quot;,&quot;)" table:style-name="ce1">
            <text:p>('CHP44', 'Yellow', 'Medium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5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Pant</text:p>
          </table:table-cell>
          <table:table-cell office:value-type="string" office:string-value="'CHP45', 'Blue', 'Large', 'Pant'" table:formula="of:=CONCATENATE(&quot;'&quot;;[.A46];&quot;'&quot;;&quot;, &quot;; &quot;'&quot;;[.B46];&quot;'&quot;;&quot;, &quot;;&quot;'&quot;;[.C46];&quot;'&quot;;&quot;, &quot;;&quot;'&quot;;[.D46];&quot;'&quot;)" table:style-name="ce1">
            <text:p>'CHP45', 'Blue', 'Large', 'Pant'</text:p>
          </table:table-cell>
          <table:table-cell office:value-type="string" office:string-value="('CHP45', 'Blue', 'Large', 'Pant')," table:formula="of:=CONCATENATE(&quot;(&quot;;[.E46];&quot;)&quot;;&quot;,&quot;)" table:style-name="ce1">
            <text:p>('CHP45', 'Blue', 'Large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6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Shirt</text:p>
          </table:table-cell>
          <table:table-cell office:value-type="string" office:string-value="'CHP46', 'Black', 'Large', 'Shirt'" table:formula="of:=CONCATENATE(&quot;'&quot;;[.A47];&quot;'&quot;;&quot;, &quot;; &quot;'&quot;;[.B47];&quot;'&quot;;&quot;, &quot;;&quot;'&quot;;[.C47];&quot;'&quot;;&quot;, &quot;;&quot;'&quot;;[.D47];&quot;'&quot;)" table:style-name="ce1">
            <text:p>'CHP46', 'Black', 'Large', 'Shirt'</text:p>
          </table:table-cell>
          <table:table-cell office:value-type="string" office:string-value="('CHP46', 'Black', 'Large', 'Shirt')," table:formula="of:=CONCATENATE(&quot;(&quot;;[.E47];&quot;)&quot;;&quot;,&quot;)" table:style-name="ce1">
            <text:p>('CHP46', 'Black', 'Large', '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7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T-Shirt</text:p>
          </table:table-cell>
          <table:table-cell office:value-type="string" office:string-value="'CHP47', 'Black', 'Large', 'T-Shirt'" table:formula="of:=CONCATENATE(&quot;'&quot;;[.A48];&quot;'&quot;;&quot;, &quot;; &quot;'&quot;;[.B48];&quot;'&quot;;&quot;, &quot;;&quot;'&quot;;[.C48];&quot;'&quot;;&quot;, &quot;;&quot;'&quot;;[.D48];&quot;'&quot;)" table:style-name="ce1">
            <text:p>'CHP47', 'Black', 'Large', 'T-Shirt'</text:p>
          </table:table-cell>
          <table:table-cell office:value-type="string" office:string-value="('CHP47', 'Black', 'Large', 'T-Shirt')," table:formula="of:=CONCATENATE(&quot;(&quot;;[.E48];&quot;)&quot;;&quot;,&quot;)" table:style-name="ce1">
            <text:p>('CHP47', 'Black', 'Large', 'T-Shir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Pant</text:p>
          </table:table-cell>
          <table:table-cell office:value-type="string" office:string-value="'CHP48', 'White', 'Medium', 'Pant'" table:formula="of:=CONCATENATE(&quot;'&quot;;[.A49];&quot;'&quot;;&quot;, &quot;; &quot;'&quot;;[.B49];&quot;'&quot;;&quot;, &quot;;&quot;'&quot;;[.C49];&quot;'&quot;;&quot;, &quot;;&quot;'&quot;;[.D49];&quot;'&quot;)" table:style-name="ce1">
            <text:p>'CHP48', 'White', 'Medium', 'Pant'</text:p>
          </table:table-cell>
          <table:table-cell office:value-type="string" office:string-value="('CHP48', 'White', 'Medium', 'Pant')," table:formula="of:=CONCATENATE(&quot;(&quot;;[.E49];&quot;)&quot;;&quot;,&quot;)" table:style-name="ce1">
            <text:p>('CHP48', 'White', 'Medium', 'Pant'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P49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Shirt</text:p>
          </table:table-cell>
          <table:table-cell office:value-type="string" office:string-value="'CHP49', 'Blue', 'Large', 'Shirt'" table:formula="of:=CONCATENATE(&quot;'&quot;;[.A50];&quot;'&quot;;&quot;, &quot;; &quot;'&quot;;[.B50];&quot;'&quot;;&quot;, &quot;;&quot;'&quot;;[.C50];&quot;'&quot;;&quot;, &quot;;&quot;'&quot;;[.D50];&quot;'&quot;)" table:style-name="ce1">
            <text:p>'CHP49', 'Blue', 'Large', 'Shirt'</text:p>
          </table:table-cell>
          <table:table-cell office:value-type="string" office:string-value="('CHP49', 'Blue', 'Large', 'Shirt')," table:formula="of:=CONCATENATE(&quot;(&quot;;[.E50];&quot;)&quot;;&quot;,&quot;)" table:style-name="ce1">
            <text:p>('CHP49', 'Blue', 'Large', 'Shirt'),</text:p>
          </table:table-cell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Sheet5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26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1">
            <text:p>storage_no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row_shelfnumber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2</text:p>
          </table:table-cell>
          <table:table-cell office:value-type="string" office:string-value="'19', '9', 'A2'" table:formula="of:=CONCATENATE(&quot;'&quot;;[.A2];&quot;'&quot;;&quot;, &quot;; &quot;'&quot;;[.B2];&quot;'&quot;;&quot;, &quot;;&quot;'&quot;;[.C2];&quot;'&quot;;)" table:style-name="ce1">
            <text:p>'19', '9', 'A2'</text:p>
          </table:table-cell>
          <table:table-cell office:value-type="string" office:string-value="('19', '9', 'A2')," table:formula="of:=CONCATENATE(&quot;(&quot;;[.D2];&quot;)&quot;;&quot;,&quot;)" table:style-name="ce1">
            <text:p>('19', '9', 'A2'),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3</text:p>
          </table:table-cell>
          <table:table-cell office:value-type="string" office:string-value="'27', '17', 'B3'" table:formula="of:=CONCATENATE(&quot;'&quot;;[.A3];&quot;'&quot;;&quot;, &quot;; &quot;'&quot;;[.B3];&quot;'&quot;;&quot;, &quot;;&quot;'&quot;;[.C3];&quot;'&quot;;)" table:style-name="ce1">
            <text:p>'27', '17', 'B3'</text:p>
          </table:table-cell>
          <table:table-cell office:value-type="string" office:string-value="('27', '17', 'B3')," table:formula="of:=CONCATENATE(&quot;(&quot;;[.D3];&quot;)&quot;;&quot;,&quot;)" table:style-name="ce1">
            <text:p>('27', '17', 'B3'),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1</text:p>
          </table:table-cell>
          <table:table-cell office:value-type="string" office:string-value="'31', '5', 'E1'" table:formula="of:=CONCATENATE(&quot;'&quot;;[.A4];&quot;'&quot;;&quot;, &quot;; &quot;'&quot;;[.B4];&quot;'&quot;;&quot;, &quot;;&quot;'&quot;;[.C4];&quot;'&quot;;)" table:style-name="ce1">
            <text:p>'31', '5', 'E1'</text:p>
          </table:table-cell>
          <table:table-cell office:value-type="string" office:string-value="('31', '5', 'E1')," table:formula="of:=CONCATENATE(&quot;(&quot;;[.D4];&quot;)&quot;;&quot;,&quot;)" table:style-name="ce1">
            <text:p>('31', '5', 'E1'),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3</text:p>
          </table:table-cell>
          <table:table-cell office:value-type="string" office:string-value="'7', '22', 'D3'" table:formula="of:=CONCATENATE(&quot;'&quot;;[.A5];&quot;'&quot;;&quot;, &quot;; &quot;'&quot;;[.B5];&quot;'&quot;;&quot;, &quot;;&quot;'&quot;;[.C5];&quot;'&quot;;)" table:style-name="ce1">
            <text:p>'7', '22', 'D3'</text:p>
          </table:table-cell>
          <table:table-cell office:value-type="string" office:string-value="('7', '22', 'D3')," table:formula="of:=CONCATENATE(&quot;(&quot;;[.D5];&quot;)&quot;;&quot;,&quot;)" table:style-name="ce1">
            <text:p>('7', '22', 'D3'),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2</text:p>
          </table:table-cell>
          <table:table-cell office:value-type="string" office:string-value="'39', '2', 'A2'" table:formula="of:=CONCATENATE(&quot;'&quot;;[.A6];&quot;'&quot;;&quot;, &quot;; &quot;'&quot;;[.B6];&quot;'&quot;;&quot;, &quot;;&quot;'&quot;;[.C6];&quot;'&quot;;)" table:style-name="ce1">
            <text:p>'39', '2', 'A2'</text:p>
          </table:table-cell>
          <table:table-cell office:value-type="string" office:string-value="('39', '2', 'A2')," table:formula="of:=CONCATENATE(&quot;(&quot;;[.D6];&quot;)&quot;;&quot;,&quot;)" table:style-name="ce1">
            <text:p>('39', '2', 'A2'),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B3</text:p>
          </table:table-cell>
          <table:table-cell office:value-type="string" office:string-value="'44', '18', 'B3'" table:formula="of:=CONCATENATE(&quot;'&quot;;[.A7];&quot;'&quot;;&quot;, &quot;; &quot;'&quot;;[.B7];&quot;'&quot;;&quot;, &quot;;&quot;'&quot;;[.C7];&quot;'&quot;;)" table:style-name="ce1">
            <text:p>'44', '18', 'B3'</text:p>
          </table:table-cell>
          <table:table-cell office:value-type="string" office:string-value="('44', '18', 'B3')," table:formula="of:=CONCATENATE(&quot;(&quot;;[.D7];&quot;)&quot;;&quot;,&quot;)" table:style-name="ce1">
            <text:p>('44', '18', 'B3'),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1</text:p>
          </table:table-cell>
          <table:table-cell office:value-type="string" office:string-value="'12', '15', 'E1'" table:formula="of:=CONCATENATE(&quot;'&quot;;[.A8];&quot;'&quot;;&quot;, &quot;; &quot;'&quot;;[.B8];&quot;'&quot;;&quot;, &quot;;&quot;'&quot;;[.C8];&quot;'&quot;;)" table:style-name="ce1">
            <text:p>'12', '15', 'E1'</text:p>
          </table:table-cell>
          <table:table-cell office:value-type="string" office:string-value="('12', '15', 'E1')," table:formula="of:=CONCATENATE(&quot;(&quot;;[.D8];&quot;)&quot;;&quot;,&quot;)" table:style-name="ce1">
            <text:p>('12', '15', 'E1'),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3</text:p>
          </table:table-cell>
          <table:table-cell office:value-type="string" office:string-value="'16', '10', 'D3'" table:formula="of:=CONCATENATE(&quot;'&quot;;[.A9];&quot;'&quot;;&quot;, &quot;; &quot;'&quot;;[.B9];&quot;'&quot;;&quot;, &quot;;&quot;'&quot;;[.C9];&quot;'&quot;;)" table:style-name="ce1">
            <text:p>'16', '10', 'D3'</text:p>
          </table:table-cell>
          <table:table-cell office:value-type="string" office:string-value="('16', '10', 'D3')," table:formula="of:=CONCATENATE(&quot;(&quot;;[.D9];&quot;)&quot;;&quot;,&quot;)" table:style-name="ce1">
            <text:p>('16', '10', 'D3'),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6</text:p>
          </table:table-cell>
          <table:table-cell office:value-type="string" office:string-value="'29', '8', 'B6'" table:formula="of:=CONCATENATE(&quot;'&quot;;[.A10];&quot;'&quot;;&quot;, &quot;; &quot;'&quot;;[.B10];&quot;'&quot;;&quot;, &quot;;&quot;'&quot;;[.C10];&quot;'&quot;;)" table:style-name="ce1">
            <text:p>'29', '8', 'B6'</text:p>
          </table:table-cell>
          <table:table-cell office:value-type="string" office:string-value="('29', '8', 'B6')," table:formula="of:=CONCATENATE(&quot;(&quot;;[.D10];&quot;)&quot;;&quot;,&quot;)" table:style-name="ce1">
            <text:p>('29', '8', 'B6'),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3</text:p>
          </table:table-cell>
          <table:table-cell office:value-type="string" office:string-value="'50', '12', 'B3'" table:formula="of:=CONCATENATE(&quot;'&quot;;[.A11];&quot;'&quot;;&quot;, &quot;; &quot;'&quot;;[.B11];&quot;'&quot;;&quot;, &quot;;&quot;'&quot;;[.C11];&quot;'&quot;;)" table:style-name="ce1">
            <text:p>'50', '12', 'B3'</text:p>
          </table:table-cell>
          <table:table-cell office:value-type="string" office:string-value="('50', '12', 'B3')," table:formula="of:=CONCATENATE(&quot;(&quot;;[.D11];&quot;)&quot;;&quot;,&quot;)" table:style-name="ce1">
            <text:p>('50', '12', 'B3'),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1</text:p>
          </table:table-cell>
          <table:table-cell office:value-type="string" office:string-value="'37', '20', 'E1'" table:formula="of:=CONCATENATE(&quot;'&quot;;[.A12];&quot;'&quot;;&quot;, &quot;; &quot;'&quot;;[.B12];&quot;'&quot;;&quot;, &quot;;&quot;'&quot;;[.C12];&quot;'&quot;;)" table:style-name="ce1">
            <text:p>'37', '20', 'E1'</text:p>
          </table:table-cell>
          <table:table-cell office:value-type="string" office:string-value="('37', '20', 'E1')," table:formula="of:=CONCATENATE(&quot;(&quot;;[.D12];&quot;)&quot;;&quot;,&quot;)" table:style-name="ce1">
            <text:p>('37', '20', 'E1'),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D3</text:p>
          </table:table-cell>
          <table:table-cell office:value-type="string" office:string-value="'8', '23', 'D3'" table:formula="of:=CONCATENATE(&quot;'&quot;;[.A13];&quot;'&quot;;&quot;, &quot;; &quot;'&quot;;[.B13];&quot;'&quot;;&quot;, &quot;;&quot;'&quot;;[.C13];&quot;'&quot;;)" table:style-name="ce1">
            <text:p>'8', '23', 'D3'</text:p>
          </table:table-cell>
          <table:table-cell office:value-type="string" office:string-value="('8', '23', 'D3')," table:formula="of:=CONCATENATE(&quot;(&quot;;[.D13];&quot;)&quot;;&quot;,&quot;)" table:style-name="ce1">
            <text:p>('8', '23', 'D3'),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2</text:p>
          </table:table-cell>
          <table:table-cell office:value-type="string" office:string-value="'20', '3', 'A2'" table:formula="of:=CONCATENATE(&quot;'&quot;;[.A14];&quot;'&quot;;&quot;, &quot;; &quot;'&quot;;[.B14];&quot;'&quot;;&quot;, &quot;;&quot;'&quot;;[.C14];&quot;'&quot;;)" table:style-name="ce1">
            <text:p>'20', '3', 'A2'</text:p>
          </table:table-cell>
          <table:table-cell office:value-type="string" office:string-value="('20', '3', 'A2')," table:formula="of:=CONCATENATE(&quot;(&quot;;[.D14];&quot;)&quot;;&quot;,&quot;)" table:style-name="ce1">
            <text:p>('20', '3', 'A2'),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3</text:p>
          </table:table-cell>
          <table:table-cell office:value-type="string" office:string-value="'28', '11', 'B3'" table:formula="of:=CONCATENATE(&quot;'&quot;;[.A15];&quot;'&quot;;&quot;, &quot;; &quot;'&quot;;[.B15];&quot;'&quot;;&quot;, &quot;;&quot;'&quot;;[.C15];&quot;'&quot;;)" table:style-name="ce1">
            <text:p>'28', '11', 'B3'</text:p>
          </table:table-cell>
          <table:table-cell office:value-type="string" office:string-value="('28', '11', 'B3')," table:formula="of:=CONCATENATE(&quot;(&quot;;[.D15];&quot;)&quot;;&quot;,&quot;)" table:style-name="ce1">
            <text:p>('28', '11', 'B3'),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1</text:p>
          </table:table-cell>
          <table:table-cell office:value-type="string" office:string-value="'45', '6', 'E1'" table:formula="of:=CONCATENATE(&quot;'&quot;;[.A16];&quot;'&quot;;&quot;, &quot;; &quot;'&quot;;[.B16];&quot;'&quot;;&quot;, &quot;;&quot;'&quot;;[.C16];&quot;'&quot;;)" table:style-name="ce1">
            <text:p>'45', '6', 'E1'</text:p>
          </table:table-cell>
          <table:table-cell office:value-type="string" office:string-value="('45', '6', 'E1')," table:formula="of:=CONCATENATE(&quot;(&quot;;[.D16];&quot;)&quot;;&quot;,&quot;)" table:style-name="ce1">
            <text:p>('45', '6', 'E1'),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3</text:p>
          </table:table-cell>
          <table:table-cell office:value-type="string" office:string-value="'21', '16', 'D3'" table:formula="of:=CONCATENATE(&quot;'&quot;;[.A17];&quot;'&quot;;&quot;, &quot;; &quot;'&quot;;[.B17];&quot;'&quot;;&quot;, &quot;;&quot;'&quot;;[.C17];&quot;'&quot;;)" table:style-name="ce1">
            <text:p>'21', '16', 'D3'</text:p>
          </table:table-cell>
          <table:table-cell office:value-type="string" office:string-value="('21', '16', 'D3')," table:formula="of:=CONCATENATE(&quot;(&quot;;[.D17];&quot;)&quot;;&quot;,&quot;)" table:style-name="ce1">
            <text:p>('21', '16', 'D3'),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3</text:p>
          </table:table-cell>
          <table:table-cell office:value-type="string" office:string-value="'42', '1', 'B3'" table:formula="of:=CONCATENATE(&quot;'&quot;;[.A18];&quot;'&quot;;&quot;, &quot;; &quot;'&quot;;[.B18];&quot;'&quot;;&quot;, &quot;;&quot;'&quot;;[.C18];&quot;'&quot;;)" table:style-name="ce1">
            <text:p>'42', '1', 'B3'</text:p>
          </table:table-cell>
          <table:table-cell office:value-type="string" office:string-value="('42', '1', 'B3')," table:formula="of:=CONCATENATE(&quot;(&quot;;[.D18];&quot;)&quot;;&quot;,&quot;)" table:style-name="ce1">
            <text:p>('42', '1', 'B3'),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1</text:p>
          </table:table-cell>
          <table:table-cell office:value-type="string" office:string-value="'35', '7', 'E1'" table:formula="of:=CONCATENATE(&quot;'&quot;;[.A19];&quot;'&quot;;&quot;, &quot;; &quot;'&quot;;[.B19];&quot;'&quot;;&quot;, &quot;;&quot;'&quot;;[.C19];&quot;'&quot;;)" table:style-name="ce1">
            <text:p>'35', '7', 'E1'</text:p>
          </table:table-cell>
          <table:table-cell office:value-type="string" office:string-value="('35', '7', 'E1')," table:formula="of:=CONCATENATE(&quot;(&quot;;[.D19];&quot;)&quot;;&quot;,&quot;)" table:style-name="ce1">
            <text:p>('35', '7', 'E1'),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D3</text:p>
          </table:table-cell>
          <table:table-cell office:value-type="string" office:string-value="'3', '21', 'D3'" table:formula="of:=CONCATENATE(&quot;'&quot;;[.A20];&quot;'&quot;;&quot;, &quot;; &quot;'&quot;;[.B20];&quot;'&quot;;&quot;, &quot;;&quot;'&quot;;[.C20];&quot;'&quot;;)" table:style-name="ce1">
            <text:p>'3', '21', 'D3'</text:p>
          </table:table-cell>
          <table:table-cell office:value-type="string" office:string-value="('3', '21', 'D3')," table:formula="of:=CONCATENATE(&quot;(&quot;;[.D20];&quot;)&quot;;&quot;,&quot;)" table:style-name="ce1">
            <text:p>('3', '21', 'D3'),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2</text:p>
          </table:table-cell>
          <table:table-cell office:value-type="string" office:string-value="'10', '13', 'A2'" table:formula="of:=CONCATENATE(&quot;'&quot;;[.A21];&quot;'&quot;;&quot;, &quot;; &quot;'&quot;;[.B21];&quot;'&quot;;&quot;, &quot;;&quot;'&quot;;[.C21];&quot;'&quot;;)" table:style-name="ce1">
            <text:p>'10', '13', 'A2'</text:p>
          </table:table-cell>
          <table:table-cell office:value-type="string" office:string-value="('10', '13', 'A2')," table:formula="of:=CONCATENATE(&quot;(&quot;;[.D21];&quot;)&quot;;&quot;,&quot;)" table:style-name="ce1">
            <text:p>('10', '13', 'A2'),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B3</text:p>
          </table:table-cell>
          <table:table-cell office:value-type="string" office:string-value="'11', '24', 'B3'" table:formula="of:=CONCATENATE(&quot;'&quot;;[.A22];&quot;'&quot;;&quot;, &quot;; &quot;'&quot;;[.B22];&quot;'&quot;;&quot;, &quot;;&quot;'&quot;;[.C22];&quot;'&quot;;)" table:style-name="ce1">
            <text:p>'11', '24', 'B3'</text:p>
          </table:table-cell>
          <table:table-cell office:value-type="string" office:string-value="('11', '24', 'B3')," table:formula="of:=CONCATENATE(&quot;(&quot;;[.D22];&quot;)&quot;;&quot;,&quot;)" table:style-name="ce1">
            <text:p>('11', '24', 'B3'),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1</text:p>
          </table:table-cell>
          <table:table-cell office:value-type="string" office:string-value="'15', '14', 'E1'" table:formula="of:=CONCATENATE(&quot;'&quot;;[.A23];&quot;'&quot;;&quot;, &quot;; &quot;'&quot;;[.B23];&quot;'&quot;;&quot;, &quot;;&quot;'&quot;;[.C23];&quot;'&quot;;)" table:style-name="ce1">
            <text:p>'15', '14', 'E1'</text:p>
          </table:table-cell>
          <table:table-cell office:value-type="string" office:string-value="('15', '14', 'E1')," table:formula="of:=CONCATENATE(&quot;(&quot;;[.D23];&quot;)&quot;;&quot;,&quot;)" table:style-name="ce1">
            <text:p>('15', '14', 'E1'),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D3</text:p>
          </table:table-cell>
          <table:table-cell office:value-type="string" office:string-value="'14', '19', 'D3'" table:formula="of:=CONCATENATE(&quot;'&quot;;[.A24];&quot;'&quot;;&quot;, &quot;; &quot;'&quot;;[.B24];&quot;'&quot;;&quot;, &quot;;&quot;'&quot;;[.C24];&quot;'&quot;;)" table:style-name="ce1">
            <text:p>'14', '19', 'D3'</text:p>
          </table:table-cell>
          <table:table-cell office:value-type="string" office:string-value="('14', '19', 'D3')," table:formula="of:=CONCATENATE(&quot;(&quot;;[.D24];&quot;)&quot;;&quot;,&quot;)" table:style-name="ce1">
            <text:p>('14', '19', 'D3'),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1</text:p>
          </table:table-cell>
          <table:table-cell office:value-type="string" office:string-value="'40', '4', 'E1'" table:formula="of:=CONCATENATE(&quot;'&quot;;[.A25];&quot;'&quot;;&quot;, &quot;; &quot;'&quot;;[.B25];&quot;'&quot;;&quot;, &quot;;&quot;'&quot;;[.C25];&quot;'&quot;;)" table:style-name="ce1">
            <text:p>'40', '4', 'E1'</text:p>
          </table:table-cell>
          <table:table-cell office:value-type="string" office:string-value="('40', '4', 'E1')," table:formula="of:=CONCATENATE(&quot;(&quot;;[.D25];&quot;)&quot;;&quot;,&quot;)" table:style-name="ce1">
            <text:p>('40', '4', 'E1'),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3</text:p>
          </table:table-cell>
          <table:table-cell office:value-type="string" office:string-value="'33', '10', 'D3'" table:formula="of:=CONCATENATE(&quot;'&quot;;[.A26];&quot;'&quot;;&quot;, &quot;; &quot;'&quot;;[.B26];&quot;'&quot;;&quot;, &quot;;&quot;'&quot;;[.C26];&quot;'&quot;;)" table:style-name="ce1">
            <text:p>'33', '10', 'D3'</text:p>
          </table:table-cell>
          <table:table-cell office:value-type="string" office:string-value="('33', '10', 'D3')," table:formula="of:=CONCATENATE(&quot;(&quot;;[.D26];&quot;)&quot;;&quot;,&quot;)" table:style-name="ce1">
            <text:p>('33', '10', 'D3'),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2</text:p>
          </table:table-cell>
          <table:table-cell office:value-type="string" office:string-value="'49', '16', 'A2'" table:formula="of:=CONCATENATE(&quot;'&quot;;[.A27];&quot;'&quot;;&quot;, &quot;; &quot;'&quot;;[.B27];&quot;'&quot;;&quot;, &quot;;&quot;'&quot;;[.C27];&quot;'&quot;;)" table:style-name="ce1">
            <text:p>'49', '16', 'A2'</text:p>
          </table:table-cell>
          <table:table-cell office:value-type="string" office:string-value="('49', '16', 'A2')," table:formula="of:=CONCATENATE(&quot;(&quot;;[.D27];&quot;)&quot;;&quot;,&quot;)" table:style-name="ce1">
            <text:p>('49', '16', 'A2'),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3</text:p>
          </table:table-cell>
          <table:table-cell office:value-type="string" office:string-value="'6', '1', 'B3'" table:formula="of:=CONCATENATE(&quot;'&quot;;[.A28];&quot;'&quot;;&quot;, &quot;; &quot;'&quot;;[.B28];&quot;'&quot;;&quot;, &quot;;&quot;'&quot;;[.C28];&quot;'&quot;;)" table:style-name="ce1">
            <text:p>'6', '1', 'B3'</text:p>
          </table:table-cell>
          <table:table-cell office:value-type="string" office:string-value="('6', '1', 'B3')," table:formula="of:=CONCATENATE(&quot;(&quot;;[.D28];&quot;)&quot;;&quot;,&quot;)" table:style-name="ce1">
            <text:p>('6', '1', 'B3'),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1</text:p>
          </table:table-cell>
          <table:table-cell office:value-type="string" office:string-value="'36', '11', 'E1'" table:formula="of:=CONCATENATE(&quot;'&quot;;[.A29];&quot;'&quot;;&quot;, &quot;; &quot;'&quot;;[.B29];&quot;'&quot;;&quot;, &quot;;&quot;'&quot;;[.C29];&quot;'&quot;;)" table:style-name="ce1">
            <text:p>'36', '11', 'E1'</text:p>
          </table:table-cell>
          <table:table-cell office:value-type="string" office:string-value="('36', '11', 'E1')," table:formula="of:=CONCATENATE(&quot;(&quot;;[.D29];&quot;)&quot;;&quot;,&quot;)" table:style-name="ce1">
            <text:p>('36', '11', 'E1'),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3</text:p>
          </table:table-cell>
          <table:table-cell office:value-type="string" office:string-value="'32', '22', 'D3'" table:formula="of:=CONCATENATE(&quot;'&quot;;[.A30];&quot;'&quot;;&quot;, &quot;; &quot;'&quot;;[.B30];&quot;'&quot;;&quot;, &quot;;&quot;'&quot;;[.C30];&quot;'&quot;;)" table:style-name="ce1">
            <text:p>'32', '22', 'D3'</text:p>
          </table:table-cell>
          <table:table-cell office:value-type="string" office:string-value="('32', '22', 'D3')," table:formula="of:=CONCATENATE(&quot;(&quot;;[.D30];&quot;)&quot;;&quot;,&quot;)" table:style-name="ce1">
            <text:p>('32', '22', 'D3'),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3</text:p>
          </table:table-cell>
          <table:table-cell office:value-type="string" office:string-value="'22', '8', 'B3'" table:formula="of:=CONCATENATE(&quot;'&quot;;[.A31];&quot;'&quot;;&quot;, &quot;; &quot;'&quot;;[.B31];&quot;'&quot;;&quot;, &quot;;&quot;'&quot;;[.C31];&quot;'&quot;;)" table:style-name="ce1">
            <text:p>'22', '8', 'B3'</text:p>
          </table:table-cell>
          <table:table-cell office:value-type="string" office:string-value="('22', '8', 'B3')," table:formula="of:=CONCATENATE(&quot;(&quot;;[.D31];&quot;)&quot;;&quot;,&quot;)" table:style-name="ce1">
            <text:p>('22', '8', 'B3'),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</text:p>
          </table:table-cell>
          <table:table-cell office:value-type="string" office:string-value="'46', '3', 'E1'" table:formula="of:=CONCATENATE(&quot;'&quot;;[.A32];&quot;'&quot;;&quot;, &quot;; &quot;'&quot;;[.B32];&quot;'&quot;;&quot;, &quot;;&quot;'&quot;;[.C32];&quot;'&quot;;)" table:style-name="ce1">
            <text:p>'46', '3', 'E1'</text:p>
          </table:table-cell>
          <table:table-cell office:value-type="string" office:string-value="('46', '3', 'E1')," table:formula="of:=CONCATENATE(&quot;(&quot;;[.D32];&quot;)&quot;;&quot;,&quot;)" table:style-name="ce1">
            <text:p>('46', '3', 'E1'),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1</text:p>
          </table:table-cell>
          <table:table-cell office:value-type="string" office:string-value="'23', '5', 'E1'" table:formula="of:=CONCATENATE(&quot;'&quot;;[.A33];&quot;'&quot;;&quot;, &quot;; &quot;'&quot;;[.B33];&quot;'&quot;;&quot;, &quot;;&quot;'&quot;;[.C33];&quot;'&quot;;)" table:style-name="ce1">
            <text:p>'23', '5', 'E1'</text:p>
          </table:table-cell>
          <table:table-cell office:value-type="string" office:string-value="('23', '5', 'E1')," table:formula="of:=CONCATENATE(&quot;(&quot;;[.D33];&quot;)&quot;;&quot;,&quot;)" table:style-name="ce1">
            <text:p>('23', '5', 'E1'),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3</text:p>
          </table:table-cell>
          <table:table-cell office:value-type="string" office:string-value="'25', '9', 'D3'" table:formula="of:=CONCATENATE(&quot;'&quot;;[.A34];&quot;'&quot;;&quot;, &quot;; &quot;'&quot;;[.B34];&quot;'&quot;;&quot;, &quot;;&quot;'&quot;;[.C34];&quot;'&quot;;)" table:style-name="ce1">
            <text:p>'25', '9', 'D3'</text:p>
          </table:table-cell>
          <table:table-cell office:value-type="string" office:string-value="('25', '9', 'D3')," table:formula="of:=CONCATENATE(&quot;(&quot;;[.D34];&quot;)&quot;;&quot;,&quot;)" table:style-name="ce1">
            <text:p>('25', '9', 'D3'),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1</text:p>
          </table:table-cell>
          <table:table-cell office:value-type="string" office:string-value="'43', '18', 'E1'" table:formula="of:=CONCATENATE(&quot;'&quot;;[.A35];&quot;'&quot;;&quot;, &quot;; &quot;'&quot;;[.B35];&quot;'&quot;;&quot;, &quot;;&quot;'&quot;;[.C35];&quot;'&quot;;)" table:style-name="ce1">
            <text:p>'43', '18', 'E1'</text:p>
          </table:table-cell>
          <table:table-cell office:value-type="string" office:string-value="('43', '18', 'E1')," table:formula="of:=CONCATENATE(&quot;(&quot;;[.D35];&quot;)&quot;;&quot;,&quot;)" table:style-name="ce1">
            <text:p>('43', '18', 'E1'),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3</text:p>
          </table:table-cell>
          <table:table-cell office:value-type="string" office:string-value="'24', '14', 'D3'" table:formula="of:=CONCATENATE(&quot;'&quot;;[.A36];&quot;'&quot;;&quot;, &quot;; &quot;'&quot;;[.B36];&quot;'&quot;;&quot;, &quot;;&quot;'&quot;;[.C36];&quot;'&quot;;)" table:style-name="ce1">
            <text:p>'24', '14', 'D3'</text:p>
          </table:table-cell>
          <table:table-cell office:value-type="string" office:string-value="('24', '14', 'D3')," table:formula="of:=CONCATENATE(&quot;(&quot;;[.D36];&quot;)&quot;;&quot;,&quot;)" table:style-name="ce1">
            <text:p>('24', '14', 'D3'),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</text:p>
          </table:table-cell>
          <table:table-cell office:value-type="string" office:string-value="'4', '2', 'E1'" table:formula="of:=CONCATENATE(&quot;'&quot;;[.A37];&quot;'&quot;;&quot;, &quot;; &quot;'&quot;;[.B37];&quot;'&quot;;&quot;, &quot;;&quot;'&quot;;[.C37];&quot;'&quot;;)" table:style-name="ce1">
            <text:p>'4', '2', 'E1'</text:p>
          </table:table-cell>
          <table:table-cell office:value-type="string" office:string-value="('4', '2', 'E1')," table:formula="of:=CONCATENATE(&quot;(&quot;;[.D37];&quot;)&quot;;&quot;,&quot;)" table:style-name="ce1">
            <text:p>('4', '2', 'E1'),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D3</text:p>
          </table:table-cell>
          <table:table-cell office:value-type="string" office:string-value="'2', '23', 'D3'" table:formula="of:=CONCATENATE(&quot;'&quot;;[.A38];&quot;'&quot;;&quot;, &quot;; &quot;'&quot;;[.B38];&quot;'&quot;;&quot;, &quot;;&quot;'&quot;;[.C38];&quot;'&quot;;)" table:style-name="ce1">
            <text:p>'2', '23', 'D3'</text:p>
          </table:table-cell>
          <table:table-cell office:value-type="string" office:string-value="('2', '23', 'D3')," table:formula="of:=CONCATENATE(&quot;(&quot;;[.D38];&quot;)&quot;;&quot;,&quot;)" table:style-name="ce1">
            <text:p>('2', '23', 'D3'),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1</text:p>
          </table:table-cell>
          <table:table-cell office:value-type="string" office:string-value="'30', '4', 'E1'" table:formula="of:=CONCATENATE(&quot;'&quot;;[.A39];&quot;'&quot;;&quot;, &quot;; &quot;'&quot;;[.B39];&quot;'&quot;;&quot;, &quot;;&quot;'&quot;;[.C39];&quot;'&quot;;)" table:style-name="ce1">
            <text:p>'30', '4', 'E1'</text:p>
          </table:table-cell>
          <table:table-cell office:value-type="string" office:string-value="('30', '4', 'E1')," table:formula="of:=CONCATENATE(&quot;(&quot;;[.D39];&quot;)&quot;;&quot;,&quot;)" table:style-name="ce1">
            <text:p>('30', '4', 'E1'),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3</text:p>
          </table:table-cell>
          <table:table-cell office:value-type="string" office:string-value="'48', '7', 'D3'" table:formula="of:=CONCATENATE(&quot;'&quot;;[.A40];&quot;'&quot;;&quot;, &quot;; &quot;'&quot;;[.B40];&quot;'&quot;;&quot;, &quot;;&quot;'&quot;;[.C40];&quot;'&quot;;)" table:style-name="ce1">
            <text:p>'48', '7', 'D3'</text:p>
          </table:table-cell>
          <table:table-cell office:value-type="string" office:string-value="('48', '7', 'D3')," table:formula="of:=CONCATENATE(&quot;(&quot;;[.D40];&quot;)&quot;;&quot;,&quot;)" table:style-name="ce1">
            <text:p>('48', '7', 'D3'),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2</text:p>
          </table:table-cell>
          <table:table-cell office:value-type="string" office:string-value="'13', '20', 'A2'" table:formula="of:=CONCATENATE(&quot;'&quot;;[.A41];&quot;'&quot;;&quot;, &quot;; &quot;'&quot;;[.B41];&quot;'&quot;;&quot;, &quot;;&quot;'&quot;;[.C41];&quot;'&quot;;)" table:style-name="ce1">
            <text:p>'13', '20', 'A2'</text:p>
          </table:table-cell>
          <table:table-cell office:value-type="string" office:string-value="('13', '20', 'A2')," table:formula="of:=CONCATENATE(&quot;(&quot;;[.D41];&quot;)&quot;;&quot;,&quot;)" table:style-name="ce1">
            <text:p>('13', '20', 'A2'),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3</text:p>
          </table:table-cell>
          <table:table-cell office:value-type="string" office:string-value="'1', '12', 'B3'" table:formula="of:=CONCATENATE(&quot;'&quot;;[.A42];&quot;'&quot;;&quot;, &quot;; &quot;'&quot;;[.B42];&quot;'&quot;;&quot;, &quot;;&quot;'&quot;;[.C42];&quot;'&quot;;)" table:style-name="ce1">
            <text:p>'1', '12', 'B3'</text:p>
          </table:table-cell>
          <table:table-cell office:value-type="string" office:string-value="('1', '12', 'B3')," table:formula="of:=CONCATENATE(&quot;(&quot;;[.D42];&quot;)&quot;;&quot;,&quot;)" table:style-name="ce1">
            <text:p>('1', '12', 'B3'),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1</text:p>
          </table:table-cell>
          <table:table-cell office:value-type="string" office:string-value="'18', '6', 'E1'" table:formula="of:=CONCATENATE(&quot;'&quot;;[.A43];&quot;'&quot;;&quot;, &quot;; &quot;'&quot;;[.B43];&quot;'&quot;;&quot;, &quot;;&quot;'&quot;;[.C43];&quot;'&quot;;)" table:style-name="ce1">
            <text:p>'18', '6', 'E1'</text:p>
          </table:table-cell>
          <table:table-cell office:value-type="string" office:string-value="('18', '6', 'E1')," table:formula="of:=CONCATENATE(&quot;(&quot;;[.D43];&quot;)&quot;;&quot;,&quot;)" table:style-name="ce1">
            <text:p>('18', '6', 'E1'),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3</text:p>
          </table:table-cell>
          <table:table-cell office:value-type="string" office:string-value="'38', '15', 'D3'" table:formula="of:=CONCATENATE(&quot;'&quot;;[.A44];&quot;'&quot;;&quot;, &quot;; &quot;'&quot;;[.B44];&quot;'&quot;;&quot;, &quot;;&quot;'&quot;;[.C44];&quot;'&quot;;)" table:style-name="ce1">
            <text:p>'38', '15', 'D3'</text:p>
          </table:table-cell>
          <table:table-cell office:value-type="string" office:string-value="('38', '15', 'D3')," table:formula="of:=CONCATENATE(&quot;(&quot;;[.D44];&quot;)&quot;;&quot;,&quot;)" table:style-name="ce1">
            <text:p>('38', '15', 'D3'),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3</text:p>
          </table:table-cell>
          <table:table-cell office:value-type="string" office:string-value="'5', '13', 'B3'" table:formula="of:=CONCATENATE(&quot;'&quot;;[.A45];&quot;'&quot;;&quot;, &quot;; &quot;'&quot;;[.B45];&quot;'&quot;;&quot;, &quot;;&quot;'&quot;;[.C45];&quot;'&quot;;)" table:style-name="ce1">
            <text:p>'5', '13', 'B3'</text:p>
          </table:table-cell>
          <table:table-cell office:value-type="string" office:string-value="('5', '13', 'B3')," table:formula="of:=CONCATENATE(&quot;(&quot;;[.D45];&quot;)&quot;;&quot;,&quot;)" table:style-name="ce1">
            <text:p>('5', '13', 'B3'),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1</text:p>
          </table:table-cell>
          <table:table-cell office:value-type="string" office:string-value="'47', '19', 'E1'" table:formula="of:=CONCATENATE(&quot;'&quot;;[.A46];&quot;'&quot;;&quot;, &quot;; &quot;'&quot;;[.B46];&quot;'&quot;;&quot;, &quot;;&quot;'&quot;;[.C46];&quot;'&quot;;)" table:style-name="ce1">
            <text:p>'47', '19', 'E1'</text:p>
          </table:table-cell>
          <table:table-cell office:value-type="string" office:string-value="('47', '19', 'E1')," table:formula="of:=CONCATENATE(&quot;(&quot;;[.D46];&quot;)&quot;;&quot;,&quot;)" table:style-name="ce1">
            <text:p>('47', '19', 'E1'),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1</text:p>
          </table:table-cell>
          <table:table-cell office:value-type="string" office:string-value="'26', '17', 'E1'" table:formula="of:=CONCATENATE(&quot;'&quot;;[.A47];&quot;'&quot;;&quot;, &quot;; &quot;'&quot;;[.B47];&quot;'&quot;;&quot;, &quot;;&quot;'&quot;;[.C47];&quot;'&quot;;)" table:style-name="ce1">
            <text:p>'26', '17', 'E1'</text:p>
          </table:table-cell>
          <table:table-cell office:value-type="string" office:string-value="('26', '17', 'E1')," table:formula="of:=CONCATENATE(&quot;(&quot;;[.D47];&quot;)&quot;;&quot;,&quot;)" table:style-name="ce1">
            <text:p>('26', '17', 'E1'),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D3</text:p>
          </table:table-cell>
          <table:table-cell office:value-type="string" office:string-value="'34', '21', 'D3'" table:formula="of:=CONCATENATE(&quot;'&quot;;[.A48];&quot;'&quot;;&quot;, &quot;; &quot;'&quot;;[.B48];&quot;'&quot;;&quot;, &quot;;&quot;'&quot;;[.C48];&quot;'&quot;;)" table:style-name="ce1">
            <text:p>'34', '21', 'D3'</text:p>
          </table:table-cell>
          <table:table-cell office:value-type="string" office:string-value="('34', '21', 'D3')," table:formula="of:=CONCATENATE(&quot;(&quot;;[.D48];&quot;)&quot;;&quot;,&quot;)" table:style-name="ce1">
            <text:p>('34', '21', 'D3'),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2</text:p>
          </table:table-cell>
          <table:table-cell office:value-type="string" office:string-value="'9', '24', 'A2'" table:formula="of:=CONCATENATE(&quot;'&quot;;[.A49];&quot;'&quot;;&quot;, &quot;; &quot;'&quot;;[.B49];&quot;'&quot;;&quot;, &quot;;&quot;'&quot;;[.C49];&quot;'&quot;;)" table:style-name="ce1">
            <text:p>'9', '24', 'A2'</text:p>
          </table:table-cell>
          <table:table-cell office:value-type="string" office:string-value="('9', '24', 'A2')," table:formula="of:=CONCATENATE(&quot;(&quot;;[.D49];&quot;)&quot;;&quot;,&quot;)" table:style-name="ce1">
            <text:p>('9', '24', 'A2'),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3</text:p>
          </table:table-cell>
          <table:table-cell office:value-type="string" office:string-value="'41', '6', 'B3'" table:formula="of:=CONCATENATE(&quot;'&quot;;[.A50];&quot;'&quot;;&quot;, &quot;; &quot;'&quot;;[.B50];&quot;'&quot;;&quot;, &quot;;&quot;'&quot;;[.C50];&quot;'&quot;;)" table:style-name="ce1">
            <text:p>'41', '6', 'B3'</text:p>
          </table:table-cell>
          <table:table-cell office:value-type="string" office:string-value="('41', '6', 'B3')," table:formula="of:=CONCATENATE(&quot;(&quot;;[.D50];&quot;)&quot;;&quot;,&quot;)" table:style-name="ce1">
            <text:p>('41', '6', 'B3'),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1</text:p>
          </table:table-cell>
          <table:table-cell office:value-type="string" office:string-value="'17', '16', 'E1'" table:formula="of:=CONCATENATE(&quot;'&quot;;[.A51];&quot;'&quot;;&quot;, &quot;; &quot;'&quot;;[.B51];&quot;'&quot;;&quot;, &quot;;&quot;'&quot;;[.C51];&quot;'&quot;;)" table:style-name="ce1">
            <text:p>'17', '16', 'E1'</text:p>
          </table:table-cell>
          <table:table-cell office:value-type="string" office:string-value="('17', '16', 'E1')," table:formula="of:=CONCATENATE(&quot;(&quot;;[.D51];&quot;)&quot;;&quot;,&quot;)" table:style-name="ce1">
            <text:p>('17', '16', 'E1'),</text:p>
          </table:table-cell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Metin Mirza Vatansever</meta:initial-creator>
    <dc:creator>Metin Mirza Vatansever</dc:creator>
    <meta:creation-date>2023-05-08T21:20:12Z</meta:creation-date>
    <dc:date>2023-05-08T23:58:09Z</dc:date>
  </office:meta>
</office:document-meta>
</file>